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Times New Roman1" svg:font-family="'Times New Roman'" style:font-family-generic="roman" style:font-pitch="variable" style:font-charset="x-symbol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35cm" svg:stroke-color="#ffffcc" draw:stroke-linejoin="miter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3" style:family="graphic" style:parent-style-name="standard">
      <style:graphic-properties draw:stroke="solid" svg:stroke-width="0.035cm" svg:stroke-color="#ffffcc" draw:stroke-linejoin="miter" draw:fill="none" draw:fill-color="#00cc99" draw:textarea-horizontal-align="justify" draw:textarea-vertical-align="top" draw:auto-grow-height="true" fo:padding-top="0.13cm" fo:padding-bottom="0.13cm" fo:padding-left="0.25cm" fo:padding-right="0.25cm" fo:wrap-option="wrap" draw:shadow="hidden" draw:shadow-color="#000000"/>
    </style:style>
    <style:style style:name="gr4" style:family="graphic" style:parent-style-name="standard">
      <style:graphic-properties draw:stroke="solid" svg:stroke-width="0.035cm" svg:stroke-color="#ffffcc" draw:marker-end="msArrowEnd_20_1" draw:marker-end-width="0.14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000000"/>
    </style:style>
    <style:style style:name="gr5" style:family="graphic" style:parent-style-name="standard">
      <style:graphic-properties draw:stroke="solid" svg:stroke-width="0.035cm" svg:stroke-color="#ffff00" draw:stroke-linejoin="miter" draw:fill="none" draw:fill-color="#00cc99" draw:textarea-horizontal-align="justify" draw:textarea-vertical-align="top" draw:auto-grow-height="true" fo:padding-top="0.13cm" fo:padding-bottom="0.13cm" fo:padding-left="0.25cm" fo:padding-right="0.25cm" fo:wrap-option="wrap" draw:shadow="hidden" draw:shadow-color="#000000"/>
    </style:style>
    <style:style style:name="gr6" style:family="graphic" style:parent-style-name="standard">
      <style:graphic-properties draw:stroke="solid" svg:stroke-width="0.035cm" svg:stroke-color="#ffff00" draw:marker-end="msArrowEnd_20_1" draw:marker-end-width="0.14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000000"/>
    </style:style>
    <style:style style:name="gr7" style:family="graphic" style:parent-style-name="standard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8" style:family="graphic" style:parent-style-name="standard">
      <style:graphic-properties draw:stroke="solid" svg:stroke-width="0.035cm" svg:stroke-color="#ffffcc" draw:marker-start="" draw:marker-start-width="0.14cm" draw:marker-start-center="false" draw:marker-end="msArrowEnd_20_1" draw:marker-end-width="0.14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000000"/>
    </style:style>
    <style:style style:name="gr9" style:family="graphic" style:parent-style-name="standard">
      <style:graphic-properties draw:stroke="none" draw:fill="none" draw:fill-color="#00cc99" draw:textarea-horizontal-align="left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10" style:family="graphic" style:parent-style-name="standard">
      <style:graphic-properties draw:stroke="solid" svg:stroke-width="0.035cm" svg:stroke-color="#ffffcc" draw:stroke-linejoin="miter" draw:fill="none" draw:fill-color="#00cc99" draw:textarea-horizontal-align="left" draw:textarea-vertical-align="top" draw:auto-grow-height="true" fo:padding-top="0.13cm" fo:padding-bottom="0.13cm" fo:padding-left="0.25cm" fo:padding-right="0.25cm" fo:wrap-option="wrap" draw:shadow="hidden" draw:shadow-color="#000000"/>
    </style:style>
    <style:style style:name="pr1" style:family="presentation" style:parent-style-name="Title1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000000"/>
    </style:style>
    <style:style style:name="pr2" style:family="presentation" style:parent-style-name="Title1-subtitle">
      <style:graphic-properties draw:stroke="none" draw:fill="none" draw:fill-color="#00cc99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wrap" draw:shadow="hidden" draw:shadow-color="#000000"/>
    </style:style>
    <style:style style:name="pr3" style:family="presentation" style:parent-style-name="Title1-notes">
      <style:graphic-properties draw:fill-color="#ffffff" fo:min-height="11.43cm"/>
    </style:style>
    <style:style style:name="pr4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2.956cm" fo:min-width="0cm" fo:padding-top="0.128cm" fo:padding-bottom="0.128cm" fo:padding-left="0.256cm" fo:padding-right="0.256cm" fo:wrap-option="wrap" draw:shadow="hidden"/>
    </style:style>
    <style:style style:name="pr5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1.232cm" fo:min-width="0cm" fo:padding-top="0.128cm" fo:padding-bottom="0.128cm" fo:padding-left="0.256cm" fo:padding-right="0.256cm" fo:wrap-option="wrap" draw:shadow="hidden"/>
    </style:style>
    <style:style style:name="pr6" style:family="presentation" style:parent-style-name="Default-notes">
      <style:graphic-properties draw:fill-color="#ffffff" fo:min-height="11.43cm"/>
    </style:style>
    <style:style style:name="pr7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1.438cm" fo:min-width="0cm" fo:padding-top="0.128cm" fo:padding-bottom="0.128cm" fo:padding-left="0.256cm" fo:padding-right="0.256cm" fo:wrap-option="wrap" draw:shadow="hidden"/>
    </style:style>
    <style:style style:name="pr8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3.935cm" fo:min-width="0cm" fo:padding-top="0.128cm" fo:padding-bottom="0.128cm" fo:padding-left="0.256cm" fo:padding-right="0.256cm" fo:wrap-option="wrap" draw:shadow="hidden"/>
    </style:style>
    <style:style style:name="pr9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1.65cm" fo:min-width="0cm" fo:padding-top="0.128cm" fo:padding-bottom="0.128cm" fo:padding-left="0.256cm" fo:padding-right="0.256cm" fo:wrap-option="wrap" draw:shadow="hidden"/>
    </style:style>
    <style:style style:name="pr10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1.861cm" fo:min-width="0cm" fo:padding-top="0.128cm" fo:padding-bottom="0.128cm" fo:padding-left="0.256cm" fo:padding-right="0.256cm" fo:wrap-option="wrap" draw:shadow="hidden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margin-top="0.282cm" fo:margin-bottom="0cm" fo:text-align="start" fo:text-indent="0cm"/>
    </style:style>
    <style:style style:name="P4" style:family="paragraph">
      <style:paragraph-properties fo:margin-left="0.952cm" fo:margin-right="0cm" fo:margin-top="0.282cm" fo:margin-bottom="0cm" fo:text-indent="-0.952cm"/>
    </style:style>
    <style:style style:name="P5" style:family="paragraph">
      <style:paragraph-properties fo:margin-left="0.952cm" fo:margin-right="0cm" fo:text-indent="0cm" style:writing-mode="lr-tb"/>
    </style:style>
    <style:style style:name="P6" style:family="paragraph">
      <style:paragraph-properties fo:margin-left="1.693cm" fo:margin-right="0cm" fo:margin-top="0.282cm" fo:margin-bottom="0cm" fo:line-height="90%" fo:text-indent="-1.693cm"/>
    </style:style>
    <style:style style:name="P7" style:family="paragraph">
      <style:paragraph-properties fo:margin-left="0cm" fo:margin-right="0cm" fo:margin-top="0.282cm" fo:margin-bottom="0cm" fo:line-height="90%" fo:text-indent="0cm"/>
    </style:style>
    <style:style style:name="P8" style:family="paragraph">
      <style:paragraph-properties fo:margin-left="2.751cm" fo:margin-right="0cm" fo:margin-top="0.246cm" fo:margin-bottom="0cm" fo:line-height="90%" fo:text-align="start" fo:text-indent="-1.481cm" style:text-autospace="ideograph-alpha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hyphenate="false"/>
    </style:style>
    <style:style style:name="P9" style:family="paragraph">
      <style:paragraph-properties fo:margin-left="0.952cm" fo:margin-right="0cm" fo:margin-top="0.246cm" fo:margin-bottom="0cm" fo:line-height="90%" fo:text-indent="-0.952cm"/>
    </style:style>
    <style:style style:name="P10" style:family="paragraph">
      <style:paragraph-properties fo:margin-left="0.952cm" fo:margin-right="0cm" fo:margin-top="0.246cm" fo:margin-bottom="0cm" fo:line-height="9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1" style:family="paragraph">
      <style:paragraph-properties fo:margin-left="3.175cm" fo:margin-right="0cm" fo:margin-top="0.246cm" fo:margin-bottom="0cm" fo:line-height="90%" fo:text-align="start" fo:text-indent="-0.635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hyphenate="false"/>
    </style:style>
    <style:style style:name="P12" style:family="paragraph">
      <style:paragraph-properties style:writing-mode="lr-tb"/>
    </style:style>
    <style:style style:name="P13" style:family="paragraph">
      <style:paragraph-properties fo:text-align="center" style:writing-mode="lr-tb"/>
      <style:text-properties fo:font-size="24pt"/>
    </style:style>
    <style:style style:name="P14" style:family="paragraph">
      <style:paragraph-properties fo:margin-left="0cm" fo:margin-right="0cm" fo:line-height="100%" fo:text-indent="0cm"/>
    </style:style>
    <style:style style:name="P15" style:family="paragraph">
      <style:paragraph-properties fo:margin-left="0cm" fo:margin-right="0cm" fo:text-align="end" fo:text-indent="0cm"/>
    </style:style>
    <style:style style:name="P16" style:family="paragraph">
      <style:paragraph-properties fo:margin-left="0.952cm" fo:margin-right="0cm" fo:margin-top="0.246cm" fo:margin-bottom="0cm" fo:text-indent="-0.952cm"/>
    </style:style>
    <style:style style:name="P17" style:family="paragraph">
      <style:paragraph-properties fo:margin-left="0.952cm" fo:margin-right="0cm" fo:margin-top="0.246cm" fo:margin-bottom="0cm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T1" style:family="text">
      <style:text-properties fo:color="#ffffcc" fo:language="en" fo:country="US"/>
    </style:style>
    <style:style style:name="T2" style:family="text">
      <style:text-properties fo:language="en" fo:country="US"/>
    </style:style>
    <style:style style:name="T3" style:family="text">
      <style:text-properties fo:color="#ffffcc" style:text-outline="false" style:text-line-through-style="none" style:text-line-through-type="none" style:text-position="0% 100%" style:font-name="Times New Roman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28pt" style:language-asian="zxx" style:country-asian="none" style:font-style-asian="normal" style:font-weight-asian="normal" style:font-name-complex="DejaVu Sans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28pt" fo:language="en" fo:country="US" style:font-size-asian="28pt" style:font-size-complex="28pt"/>
    </style:style>
    <style:style style:name="T6" style:family="text">
      <style:text-properties fo:color="#ffffcc"/>
    </style:style>
    <style:style style:name="T7" style:family="text">
      <style:text-properties fo:color="#ffffcc" style:font-name="Symbol"/>
    </style:style>
    <style:style style:name="T8" style:family="text">
      <style:text-properties fo:color="#ffff00"/>
    </style:style>
    <style:style style:name="T9" style:family="text">
      <style:text-properties fo:color="#ffff00" fo:language="en" fo:country="US"/>
    </style:style>
    <style:style style:name="T10" style:family="text">
      <style:text-properties fo:color="#ffffcc" fo:font-size="28pt" fo:language="en" fo:country="US" style:font-size-asian="28pt" style:font-size-complex="28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color="#ffffcc" style:text-position="30% 58%"/>
    </style:style>
    <text:list-style style:name="L1">
      <text:list-level-style-bullet text:level="1" text:bullet-char="•">
        <style:list-level-properties/>
        <style:text-properties style:font-name="Times New Roman" fo:color="#ffff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">
        <style:list-level-properties/>
        <style:text-properties fo:font-family="Wingdings" style:font-pitch="variable" style:font-charset="x-symbol" fo:color="#ffffcc" fo:font-size="75%"/>
      </text:list-level-style-bullet>
      <text:list-level-style-bullet text:level="2" text:bullet-char="">
        <style:list-level-properties text:space-before="1.27cm"/>
        <style:text-properties fo:font-family="Wingdings" style:font-pitch="variable" style:font-charset="x-symbol" fo:color="#ffffcc" fo:font-size="75%"/>
      </text:list-level-style-bullet>
      <text:list-level-style-bullet text:level="3" text:bullet-char="">
        <style:list-level-properties text:space-before="2.54cm"/>
        <style:text-properties fo:font-family="Wingdings" style:font-pitch="variable" style:font-charset="x-symbol" fo:color="#ffffcc" fo:font-size="75%"/>
      </text:list-level-style-bullet>
      <text:list-level-style-bullet text:level="4" text:bullet-char="">
        <style:list-level-properties text:space-before="3.81cm"/>
        <style:text-properties fo:font-family="Wingdings" style:font-pitch="variable" style:font-charset="x-symbol" fo:color="#ffffcc" fo:font-size="75%"/>
      </text:list-level-style-bullet>
      <text:list-level-style-bullet text:level="5" text:bullet-char="">
        <style:list-level-properties text:space-before="5.08cm"/>
        <style:text-properties fo:font-family="Wingdings" style:font-pitch="variable" style:font-charset="x-symbol" fo:color="#ffffcc" fo:font-size="75%"/>
      </text:list-level-style-bullet>
      <text:list-level-style-bullet text:level="6" text:bullet-char="">
        <style:list-level-properties text:space-before="5.08cm"/>
        <style:text-properties fo:font-family="Wingdings" style:font-pitch="variable" style:font-charset="x-symbol" fo:color="#ffffcc" fo:font-size="75%"/>
      </text:list-level-style-bullet>
      <text:list-level-style-bullet text:level="7" text:bullet-char="">
        <style:list-level-properties text:space-before="5.08cm"/>
        <style:text-properties fo:font-family="Wingdings" style:font-pitch="variable" style:font-charset="x-symbol" fo:color="#ffffcc" fo:font-size="75%"/>
      </text:list-level-style-bullet>
      <text:list-level-style-bullet text:level="8" text:bullet-char="">
        <style:list-level-properties text:space-before="5.08cm"/>
        <style:text-properties fo:font-family="Wingdings" style:font-pitch="variable" style:font-charset="x-symbol" fo:color="#ffffcc" fo:font-size="75%"/>
      </text:list-level-style-bullet>
      <text:list-level-style-bullet text:level="9" text:bullet-char="">
        <style:list-level-properties text:space-before="5.08cm"/>
        <style:text-properties fo:font-family="Wingdings" style:font-pitch="variable" style:font-charset="x-symbol" fo:color="#ffffcc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">
        <style:list-level-properties text:min-label-width="0.952cm"/>
        <style:text-properties fo:font-family="Wingdings" style:font-pitch="variable" style:font-charset="x-symbol" fo:color="#ffffcc" fo:font-size="75%"/>
      </text:list-level-style-bullet>
      <text:list-level-style-bullet text:level="2" text:bullet-char="">
        <style:list-level-properties text:space-before="1.27cm" text:min-label-width="0.793cm"/>
        <style:text-properties fo:font-family="Wingdings" style:font-pitch="variable" style:font-charset="x-symbol" fo:color="#ffffcc" fo:font-size="75%"/>
      </text:list-level-style-bullet>
      <text:list-level-style-bullet text:level="3" text:bullet-char="">
        <style:list-level-properties text:space-before="2.54cm" text:min-label-width="0.635cm"/>
        <style:text-properties fo:font-family="Wingdings" style:font-pitch="variable" style:font-charset="x-symbol" fo:color="#ffffcc" fo:font-size="75%"/>
      </text:list-level-style-bullet>
      <text:list-level-style-bullet text:level="4" text:bullet-char="">
        <style:list-level-properties text:space-before="3.81cm" text:min-label-width="0.635cm"/>
        <style:text-properties fo:font-family="Wingdings" style:font-pitch="variable" style:font-charset="x-symbol" fo:color="#ffffcc" fo:font-size="75%"/>
      </text:list-level-style-bullet>
      <text:list-level-style-bullet text:level="5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6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7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8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1.693cm"/>
        <style:text-properties fo:color="#ffffcc" fo:font-size="75%"/>
      </text:list-level-style-number>
      <text:list-level-style-bullet text:level="2" text:bullet-char="">
        <style:list-level-properties text:space-before="1.27cm" text:min-label-width="0.793cm"/>
        <style:text-properties fo:font-family="Wingdings" style:font-pitch="variable" style:font-charset="x-symbol" fo:color="#000000" fo:font-size="75%"/>
      </text:list-level-style-bullet>
      <text:list-level-style-bullet text:level="3" text:bullet-char="">
        <style:list-level-properties text:space-before="2.54cm" text:min-label-width="0.635cm"/>
        <style:text-properties fo:font-family="Wingdings" style:font-pitch="variable" style:font-charset="x-symbol" fo:color="#000000" fo:font-size="75%"/>
      </text:list-level-style-bullet>
      <text:list-level-style-bullet text:level="4" text:bullet-char="">
        <style:list-level-properties text:space-before="3.81cm" text:min-label-width="0.635cm"/>
        <style:text-properties fo:font-family="Wingdings" style:font-pitch="variable" style:font-charset="x-symbol" fo:color="#000000" fo:font-size="75%"/>
      </text:list-level-style-bullet>
      <text:list-level-style-bullet text:level="5" text:bullet-char="">
        <style:list-level-properties text:space-before="5.08cm" text:min-label-width="0.635cm"/>
        <style:text-properties fo:font-family="Wingdings" style:font-pitch="variable" style:font-charset="x-symbol" fo:color="#000000" fo:font-size="75%"/>
      </text:list-level-style-bullet>
      <text:list-level-style-bullet text:level="6" text:bullet-char="">
        <style:list-level-properties text:space-before="5.08cm" text:min-label-width="0.635cm"/>
        <style:text-properties fo:font-family="Wingdings" style:font-pitch="variable" style:font-charset="x-symbol" fo:color="#000000" fo:font-size="75%"/>
      </text:list-level-style-bullet>
      <text:list-level-style-bullet text:level="7" text:bullet-char="">
        <style:list-level-properties text:space-before="5.08cm" text:min-label-width="0.635cm"/>
        <style:text-properties fo:font-family="Wingdings" style:font-pitch="variable" style:font-charset="x-symbol" fo:color="#000000" fo:font-size="75%"/>
      </text:list-level-style-bullet>
      <text:list-level-style-bullet text:level="8" text:bullet-char="">
        <style:list-level-properties text:space-before="5.08cm" text:min-label-width="0.635cm"/>
        <style:text-properties fo:font-family="Wingdings" style:font-pitch="variable" style:font-charset="x-symbol" fo:color="#000000" fo:font-size="7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style:font-name="Times New Roman" fo:color="#ffffcc" fo:font-size="100%"/>
      </text:list-level-style-bullet>
      <text:list-level-style-bullet text:level="2" text:bullet-char="•">
        <style:list-level-properties text:space-before="1.27cm"/>
        <style:text-properties style:font-name="Times New Roman" fo:color="#ffffcc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cc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cc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cc" fo:font-size="100%"/>
      </text:list-level-style-bullet>
    </text:list-style>
  </office:automatic-styles>
  <office:body>
    <office:presentation>
      <draw:page draw:name="MergeSort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1.59cm" svg:height="3.176cm" svg:x="1.905cm" svg:y="6.349cm" presentation:class="title" presentation:user-transformed="true">
          <draw:text-box>
            <text:p text:style-name="P1"><text:span text:style-name="T1">MergeSort</text:span></text:p>
          </draw:text-box>
        </draw:frame>
        <draw:frame presentation:style-name="pr2" draw:text-style-name="P2" draw:layer="layout" svg:width="17.78cm" svg:height="4.869cm" svg:x="3.81cm" svg:y="10.795cm" presentation:class="subtitle" presentation:user-transformed="true">
          <draw:text-box>
            <text:p text:style-name="P3">CSC 172</text:p>
            <text:p text:style-name="P3"/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Sorting Lists with MergeSort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4.681cm" svg:height="3.212cm" svg:x="0.374cm" svg:y="2.468cm" presentation:class="title" presentation:user-transformed="true">
          <draw:text-box>
            <text:p text:style-name="P1"><text:span text:style-name="T2">Sorting Lists with MergeSort</text:span></text:p>
          </draw:text-box>
        </draw:frame>
        <draw:frame presentation:style-name="pr5" draw:text-style-name="P5" draw:layer="layout" svg:width="24.712cm" svg:height="11.488cm" svg:x="0.375cm" svg:y="5.877cm" presentation:class="outline" presentation:user-transformed="true">
          <draw:text-box>
            <text:p text:style-name="P4">Note: a list of length 1 is sorted</text:p>
            <text:p text:style-name="P4"/>
            <text:p text:style-name="P4">If two lists are sorted, how can you combine them into one sorted list?</text:p>
            <text:p text:style-name="P4"/>
            <text:p text:style-name="P4">How can you divide one list into two?</text:p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Recursive Mergesort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4.681cm" svg:height="3.212cm" svg:x="0.374cm" svg:y="2.468cm" presentation:class="title" presentation:user-transformed="true">
          <draw:text-box>
            <text:p text:style-name="P1"><text:span text:style-name="T2">Recursive Mergesort</text:span></text:p>
          </draw:text-box>
        </draw:frame>
        <draw:frame presentation:style-name="pr5" draw:text-style-name="P5" draw:layer="layout" svg:width="23.182cm" svg:height="11.488cm" svg:x="1.905cm" svg:y="5.877cm" presentation:class="outline" presentation:user-transformed="true">
          <draw:text-box>
            <text:p text:style-name="P6">Basis: A list of length 1 is sorted</text:p>
            <text:p text:style-name="P6">Induction: for lists of &gt;= 1 element</text:p>
            <text:list text:style-name="L4">
              <text:list-item>
                <text:p text:style-name="P7">Split the list into two equal (as possible) parts</text:p>
              </text:list-item>
              <text:list-item>
                <text:p text:style-name="P7">Recursively sort each part</text:p>
              </text:list-item>
              <text:list-item>
                <text:p text:style-name="P7">Merge the result of the two recursive sorts</text:p>
              </text:list-item>
            </text:list>
            <text:p text:style-name="P8"><text:span text:style-name="T3">One at a time, select the smaller element from the two fronts of each list</text:span></text:p>
            <text:p text:style-name="P6"><text:span text:style-name="T4">Physical demo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Node split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4.681cm" svg:height="1.976cm" svg:x="0.145cm" svg:y="0.493cm" presentation:class="title" presentation:user-transformed="true">
          <draw:text-box>
            <text:p text:style-name="P1">Node split</text:p>
          </draw:text-box>
        </draw:frame>
        <draw:frame presentation:style-name="pr8" draw:text-style-name="P5" draw:layer="layout" svg:width="23.182cm" svg:height="14.191cm" svg:x="1.905cm" svg:y="3.175cm" presentation:class="outline" presentation:user-transformed="true">
          <draw:text-box>
            <text:p text:style-name="P9"><text:span text:style-name="T5">public static Node split(Node head){</text:span></text:p>
            <text:p text:style-name="P10"><text:span text:style-name="T5"><text:tab/></text:span><text:span text:style-name="T5">Node secondNode;</text:span></text:p>
            <text:p text:style-name="P10"><text:span text:style-name="T5"><text:tab/></text:span><text:span text:style-name="T5">if (head == null) return null;</text:span></text:p>
            <text:p text:style-name="P10"><text:span text:style-name="T5"><text:tab/></text:span><text:span text:style-name="T5">else if (head.getNext() == null) return null;</text:span></text:p>
            <text:p text:style-name="P10"><text:span text:style-name="T5"><text:tab/></text:span><text:span text:style-name="T5">else {</text:span></text:p>
            <text:p text:style-name="P10"><text:span text:style-name="T5"><text:tab/></text:span><text:span text:style-name="T5"><text:tab/></text:span><text:span text:style-name="T5">secondNode = head.getNext();</text:span></text:p>
            <text:p text:style-name="P10"><text:span text:style-name="T5"><text:tab/></text:span><text:span text:style-name="T5"><text:tab/></text:span><text:span text:style-name="T5">head.setNext(secondNode.getNext());</text:span></text:p>
            <text:p text:style-name="P11"><text:span text:style-name="T3">secondNode.setNext(split(secondNode.getNext());</text:span></text:p>
            <text:p text:style-name="P10"><text:span text:style-name="T5"><text:tab/></text:span><text:span text:style-name="T5"><text:tab/></text:span><text:span text:style-name="T5">return secondNode;</text:span></text:p>
            <text:p text:style-name="P10"><text:span text:style-name="T5"><text:tab/></text:span><text:span text:style-name="T5">}</text:span></text:p>
            <text:p text:style-name="P9"><text:span text:style-name="T5">}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A linked List" draw:style-name="dp1" draw:master-page-name="Default" presentation:presentation-page-layout-name="AL3T19">
        <office:forms form:automatic-focus="false" form:apply-design-mode="false"/>
        <draw:frame presentation:style-name="pr9" draw:text-style-name="P2" draw:layer="layout" svg:width="24.681cm" svg:height="1.976cm" svg:x="0.145cm" svg:y="0.811cm" presentation:class="title" presentation:user-transformed="true">
          <draw:text-box>
            <text:p text:style-name="P1">A linked List</text:p>
          </draw:text-box>
        </draw:frame>
        <draw:custom-shape draw:style-name="gr2" draw:text-style-name="P12" draw:layer="layout" svg:width="0.925cm" svg:height="1.277cm" svg:x="2.35cm" svg:y="9.525cm">
          <text:p text:style-name="P1"><text:span text:style-name="T6">6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0.846cm" svg:height="1.277cm" svg:x="3.387cm" svg:y="9.525cm">
          <text:p text:style-name="P1"><text:span text:style-name="T6"><text:s/></text:span></text:p>
          <draw:enhanced-geometry svg:viewBox="0 0 21600 21600" draw:type="mso-spt202" draw:enhanced-path="M 0 0 L 21600 0 21600 21600 0 21600 0 0 Z N"/>
        </draw:custom-shape>
        <draw:line draw:style-name="gr4" draw:text-style-name="P13" draw:layer="layout" svg:x1="3.81cm" svg:y1="10.194cm" svg:x2="5.503cm" svg:y2="10.159cm">
          <text:p/>
        </draw:line>
        <draw:custom-shape draw:style-name="gr2" draw:text-style-name="P12" draw:layer="layout" svg:width="0.925cm" svg:height="1.277cm" svg:x="5.525cm" svg:y="9.525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0.846cm" svg:height="1.277cm" svg:x="6.562cm" svg:y="9.525cm">
          <text:p text:style-name="P1"><text:span text:style-name="T6"><text:s/></text:span></text:p>
          <draw:enhanced-geometry svg:viewBox="0 0 21600 21600" draw:type="mso-spt202" draw:enhanced-path="M 0 0 L 21600 0 21600 21600 0 21600 0 0 Z N"/>
        </draw:custom-shape>
        <draw:line draw:style-name="gr4" draw:text-style-name="P13" draw:layer="layout" svg:x1="6.985cm" svg:y1="10.195cm" svg:x2="8.255cm" svg:y2="10.195cm">
          <text:p/>
        </draw:line>
        <draw:custom-shape draw:style-name="gr2" draw:text-style-name="P12" draw:layer="layout" svg:width="0.925cm" svg:height="1.277cm" svg:x="8.7cm" svg:y="9.525cm">
          <text:p text:style-name="P1"><text:span text:style-name="T6">3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0.846cm" svg:height="1.277cm" svg:x="9.737cm" svg:y="9.525cm">
          <text:p text:style-name="P1"><text:span text:style-name="T6"><text:s/></text:span></text:p>
          <draw:enhanced-geometry svg:viewBox="0 0 21600 21600" draw:type="mso-spt202" draw:enhanced-path="M 0 0 L 21600 0 21600 21600 0 21600 0 0 Z N"/>
        </draw:custom-shape>
        <draw:line draw:style-name="gr4" draw:text-style-name="P13" draw:layer="layout" svg:x1="10.16cm" svg:y1="10.195cm" svg:x2="11.43cm" svg:y2="10.195cm">
          <text:p/>
        </draw:line>
        <draw:custom-shape draw:style-name="gr2" draw:text-style-name="P12" draw:layer="layout" svg:width="0.925cm" svg:height="1.277cm" svg:x="11.664cm" svg:y="9.525cm">
          <text:p text:style-name="P1"><text:span text:style-name="T6">2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0.847cm" svg:height="1.277cm" svg:x="12.7cm" svg:y="9.525cm">
          <text:p text:style-name="P1"><text:span text:style-name="T6"><text:s/></text:span></text:p>
          <draw:enhanced-geometry svg:viewBox="0 0 21600 21600" draw:type="mso-spt202" draw:enhanced-path="M 0 0 L 21600 0 21600 21600 0 21600 0 0 Z N"/>
        </draw:custom-shape>
        <draw:line draw:style-name="gr4" draw:text-style-name="P13" draw:layer="layout" svg:x1="13.123cm" svg:y1="10.195cm" svg:x2="14.393cm" svg:y2="10.195cm">
          <text:p/>
        </draw:line>
        <draw:custom-shape draw:style-name="gr2" draw:text-style-name="P12" draw:layer="layout" svg:width="0.925cm" svg:height="1.277cm" svg:x="14.415cm" svg:y="9.525cm">
          <text:p text:style-name="P1"><text:span text:style-name="T6">5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0.846cm" svg:height="1.277cm" svg:x="15.452cm" svg:y="9.525cm">
          <text:p text:style-name="P1"><text:span text:style-name="T6"><text:s/></text:span></text:p>
          <draw:enhanced-geometry svg:viewBox="0 0 21600 21600" draw:type="mso-spt202" draw:enhanced-path="M 0 0 L 21600 0 21600 21600 0 21600 0 0 Z N"/>
        </draw:custom-shape>
        <draw:line draw:style-name="gr4" draw:text-style-name="P13" draw:layer="layout" svg:x1="15.875cm" svg:y1="10.195cm" svg:x2="17.145cm" svg:y2="10.195cm">
          <text:p/>
        </draw:line>
        <draw:custom-shape draw:style-name="gr2" draw:text-style-name="P12" draw:layer="layout" svg:width="0.925cm" svg:height="1.277cm" svg:x="17.167cm" svg:y="9.525cm">
          <text:p text:style-name="P1"><text:span text:style-name="T6">9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1.059cm" svg:height="1.277cm" svg:x="18.203cm" svg:y="9.525cm">
          <text:p text:style-name="P14"><text:span text:style-name="T7">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A linked List in Split" draw:style-name="dp1" draw:master-page-name="Default" presentation:presentation-page-layout-name="AL3T19">
        <office:forms form:automatic-focus="false" form:apply-design-mode="false"/>
        <draw:frame presentation:style-name="pr9" draw:text-style-name="P2" draw:layer="layout" svg:width="24.681cm" svg:height="1.976cm" svg:x="0.145cm" svg:y="0.811cm" presentation:class="title" presentation:user-transformed="true">
          <draw:text-box>
            <text:p text:style-name="P1">A linked List in Split</text:p>
          </draw:text-box>
        </draw:frame>
        <draw:custom-shape draw:style-name="gr2" draw:text-style-name="P12" draw:layer="layout" svg:width="0.925cm" svg:height="1.277cm" svg:x="2.35cm" svg:y="9.525cm">
          <text:p text:style-name="P1"><text:span text:style-name="T6">6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0.846cm" svg:height="1.277cm" svg:x="3.387cm" svg:y="9.525cm">
          <text:p text:style-name="P1"><text:span text:style-name="T6"><text:s/></text:span></text:p>
          <draw:enhanced-geometry svg:viewBox="0 0 21600 21600" draw:type="mso-spt202" draw:enhanced-path="M 0 0 L 21600 0 21600 21600 0 21600 0 0 Z N"/>
        </draw:custom-shape>
        <draw:line draw:style-name="gr4" draw:text-style-name="P13" draw:layer="layout" svg:x1="3.81cm" svg:y1="10.194cm" svg:x2="5.503cm" svg:y2="10.159cm">
          <text:p/>
        </draw:line>
        <draw:custom-shape draw:style-name="gr2" draw:text-style-name="P12" draw:layer="layout" svg:width="0.925cm" svg:height="1.277cm" svg:x="5.525cm" svg:y="9.525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0.846cm" svg:height="1.277cm" svg:x="6.562cm" svg:y="9.525cm">
          <text:p text:style-name="P1"><text:span text:style-name="T6"><text:s/></text:span></text:p>
          <draw:enhanced-geometry svg:viewBox="0 0 21600 21600" draw:type="mso-spt202" draw:enhanced-path="M 0 0 L 21600 0 21600 21600 0 21600 0 0 Z N"/>
        </draw:custom-shape>
        <draw:line draw:style-name="gr4" draw:text-style-name="P13" draw:layer="layout" svg:x1="6.985cm" svg:y1="10.195cm" svg:x2="8.255cm" svg:y2="10.195cm">
          <text:p/>
        </draw:line>
        <draw:custom-shape draw:style-name="gr2" draw:text-style-name="P12" draw:layer="layout" svg:width="0.925cm" svg:height="1.277cm" svg:x="8.7cm" svg:y="9.525cm">
          <text:p text:style-name="P1"><text:span text:style-name="T6">3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0.846cm" svg:height="1.277cm" svg:x="9.737cm" svg:y="9.525cm">
          <text:p text:style-name="P1"><text:span text:style-name="T6"><text:s/></text:span></text:p>
          <draw:enhanced-geometry svg:viewBox="0 0 21600 21600" draw:type="mso-spt202" draw:enhanced-path="M 0 0 L 21600 0 21600 21600 0 21600 0 0 Z N"/>
        </draw:custom-shape>
        <draw:line draw:style-name="gr4" draw:text-style-name="P13" draw:layer="layout" svg:x1="10.16cm" svg:y1="10.195cm" svg:x2="11.43cm" svg:y2="10.195cm">
          <text:p/>
        </draw:line>
        <draw:custom-shape draw:style-name="gr2" draw:text-style-name="P12" draw:layer="layout" svg:width="0.925cm" svg:height="1.277cm" svg:x="11.664cm" svg:y="9.525cm">
          <text:p text:style-name="P1"><text:span text:style-name="T6">2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0.847cm" svg:height="1.277cm" svg:x="12.7cm" svg:y="9.525cm">
          <text:p text:style-name="P1"><text:span text:style-name="T6"><text:s/></text:span></text:p>
          <draw:enhanced-geometry svg:viewBox="0 0 21600 21600" draw:type="mso-spt202" draw:enhanced-path="M 0 0 L 21600 0 21600 21600 0 21600 0 0 Z N"/>
        </draw:custom-shape>
        <draw:line draw:style-name="gr4" draw:text-style-name="P13" draw:layer="layout" svg:x1="13.123cm" svg:y1="10.195cm" svg:x2="14.393cm" svg:y2="10.195cm">
          <text:p/>
        </draw:line>
        <draw:custom-shape draw:style-name="gr2" draw:text-style-name="P12" draw:layer="layout" svg:width="0.925cm" svg:height="1.277cm" svg:x="14.415cm" svg:y="9.525cm">
          <text:p text:style-name="P1"><text:span text:style-name="T6">5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0.846cm" svg:height="1.277cm" svg:x="15.452cm" svg:y="9.525cm">
          <text:p text:style-name="P1"><text:span text:style-name="T6"><text:s/></text:span></text:p>
          <draw:enhanced-geometry svg:viewBox="0 0 21600 21600" draw:type="mso-spt202" draw:enhanced-path="M 0 0 L 21600 0 21600 21600 0 21600 0 0 Z N"/>
        </draw:custom-shape>
        <draw:line draw:style-name="gr4" draw:text-style-name="P13" draw:layer="layout" svg:x1="15.875cm" svg:y1="10.195cm" svg:x2="17.145cm" svg:y2="10.195cm">
          <text:p/>
        </draw:line>
        <draw:custom-shape draw:style-name="gr2" draw:text-style-name="P12" draw:layer="layout" svg:width="0.925cm" svg:height="1.277cm" svg:x="17.167cm" svg:y="9.525cm">
          <text:p text:style-name="P1"><text:span text:style-name="T6">9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1.059cm" svg:height="1.277cm" svg:x="18.203cm" svg:y="9.525cm">
          <text:p text:style-name="P14"><text:span text:style-name="T7"></text:span></text:p>
          <draw:enhanced-geometry svg:viewBox="0 0 21600 21600" draw:type="mso-spt202" draw:enhanced-path="M 0 0 L 21600 0 21600 21600 0 21600 0 0 Z N"/>
        </draw:custom-shape>
        <draw:custom-shape draw:style-name="gr5" draw:text-style-name="P12" draw:layer="layout" svg:width="6.985cm" svg:height="5.341cm" svg:x="1.27cm" svg:y="6.138cm">
          <text:p text:style-name="P1"><text:span text:style-name="T8">Split </text:span></text:p>
          <text:p text:style-name="P1"><text:span text:style-name="T8">head <text:s/></text:span></text:p>
          <text:p text:style-name="P1"><text:span text:style-name="T6"/></text:p>
          <text:p text:style-name="P1"><text:span text:style-name="T6"/></text:p>
          <text:p text:style-name="P1"><text:span text:style-name="T6"/></text:p>
          <draw:enhanced-geometry svg:viewBox="0 0 21600 21600" draw:type="mso-spt202" draw:enhanced-path="M 0 0 L 21600 0 21600 21600 0 21600 0 0 Z N"/>
        </draw:custom-shape>
        <draw:line draw:style-name="gr6" draw:text-style-name="P13" draw:layer="layout" svg:x1="2.752cm" svg:y1="8.467cm" svg:x2="2.752cm" svg:y2="9.525cm">
          <text:p/>
        </draw:lin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frame presentation:style-name="pr9" draw:text-style-name="P2" draw:layer="layout" svg:width="24.681cm" svg:height="1.976cm" svg:x="0.145cm" svg:y="0.811cm" presentation:class="title" presentation:user-transformed="true">
          <draw:text-box>
            <text:p text:style-name="P1">A linked List in Split</text:p>
          </draw:text-box>
        </draw:frame>
        <draw:custom-shape draw:style-name="gr2" draw:text-style-name="P12" draw:layer="layout" svg:width="0.925cm" svg:height="1.277cm" svg:x="2.35cm" svg:y="9.525cm">
          <text:p text:style-name="P1"><text:span text:style-name="T6">6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0.846cm" svg:height="1.277cm" svg:x="3.387cm" svg:y="9.525cm">
          <text:p text:style-name="P1"><text:span text:style-name="T6"><text:s/></text:span></text:p>
          <draw:enhanced-geometry svg:viewBox="0 0 21600 21600" draw:type="mso-spt202" draw:enhanced-path="M 0 0 L 21600 0 21600 21600 0 21600 0 0 Z N"/>
        </draw:custom-shape>
        <draw:line draw:style-name="gr4" draw:text-style-name="P13" draw:layer="layout" svg:x1="3.81cm" svg:y1="10.194cm" svg:x2="5.503cm" svg:y2="10.159cm">
          <text:p/>
        </draw:line>
        <draw:custom-shape draw:style-name="gr2" draw:text-style-name="P12" draw:layer="layout" svg:width="0.925cm" svg:height="1.277cm" svg:x="5.525cm" svg:y="9.525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0.846cm" svg:height="1.277cm" svg:x="6.562cm" svg:y="9.525cm">
          <text:p text:style-name="P1"><text:span text:style-name="T6"><text:s/></text:span></text:p>
          <draw:enhanced-geometry svg:viewBox="0 0 21600 21600" draw:type="mso-spt202" draw:enhanced-path="M 0 0 L 21600 0 21600 21600 0 21600 0 0 Z N"/>
        </draw:custom-shape>
        <draw:line draw:style-name="gr4" draw:text-style-name="P13" draw:layer="layout" svg:x1="6.985cm" svg:y1="10.195cm" svg:x2="8.255cm" svg:y2="10.195cm">
          <text:p/>
        </draw:line>
        <draw:custom-shape draw:style-name="gr2" draw:text-style-name="P12" draw:layer="layout" svg:width="0.925cm" svg:height="1.277cm" svg:x="8.7cm" svg:y="9.525cm">
          <text:p text:style-name="P1"><text:span text:style-name="T6">3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0.846cm" svg:height="1.277cm" svg:x="9.737cm" svg:y="9.525cm">
          <text:p text:style-name="P1"><text:span text:style-name="T6"><text:s/></text:span></text:p>
          <draw:enhanced-geometry svg:viewBox="0 0 21600 21600" draw:type="mso-spt202" draw:enhanced-path="M 0 0 L 21600 0 21600 21600 0 21600 0 0 Z N"/>
        </draw:custom-shape>
        <draw:line draw:style-name="gr4" draw:text-style-name="P13" draw:layer="layout" svg:x1="10.16cm" svg:y1="10.195cm" svg:x2="11.43cm" svg:y2="10.195cm">
          <text:p/>
        </draw:line>
        <draw:custom-shape draw:style-name="gr2" draw:text-style-name="P12" draw:layer="layout" svg:width="0.925cm" svg:height="1.277cm" svg:x="11.664cm" svg:y="9.525cm">
          <text:p text:style-name="P1"><text:span text:style-name="T6">2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0.847cm" svg:height="1.277cm" svg:x="12.7cm" svg:y="9.525cm">
          <text:p text:style-name="P1"><text:span text:style-name="T6"><text:s/></text:span></text:p>
          <draw:enhanced-geometry svg:viewBox="0 0 21600 21600" draw:type="mso-spt202" draw:enhanced-path="M 0 0 L 21600 0 21600 21600 0 21600 0 0 Z N"/>
        </draw:custom-shape>
        <draw:line draw:style-name="gr4" draw:text-style-name="P13" draw:layer="layout" svg:x1="13.123cm" svg:y1="10.195cm" svg:x2="14.393cm" svg:y2="10.195cm">
          <text:p/>
        </draw:line>
        <draw:custom-shape draw:style-name="gr2" draw:text-style-name="P12" draw:layer="layout" svg:width="0.925cm" svg:height="1.277cm" svg:x="14.415cm" svg:y="9.525cm">
          <text:p text:style-name="P1"><text:span text:style-name="T6">5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0.846cm" svg:height="1.277cm" svg:x="15.452cm" svg:y="9.525cm">
          <text:p text:style-name="P1"><text:span text:style-name="T6"><text:s/></text:span></text:p>
          <draw:enhanced-geometry svg:viewBox="0 0 21600 21600" draw:type="mso-spt202" draw:enhanced-path="M 0 0 L 21600 0 21600 21600 0 21600 0 0 Z N"/>
        </draw:custom-shape>
        <draw:line draw:style-name="gr4" draw:text-style-name="P13" draw:layer="layout" svg:x1="15.875cm" svg:y1="10.195cm" svg:x2="17.145cm" svg:y2="10.195cm">
          <text:p/>
        </draw:line>
        <draw:custom-shape draw:style-name="gr2" draw:text-style-name="P12" draw:layer="layout" svg:width="0.925cm" svg:height="1.277cm" svg:x="17.167cm" svg:y="9.525cm">
          <text:p text:style-name="P1"><text:span text:style-name="T6">9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1.059cm" svg:height="1.277cm" svg:x="18.203cm" svg:y="9.525cm">
          <text:p text:style-name="P14"><text:span text:style-name="T7"></text:span></text:p>
          <draw:enhanced-geometry svg:viewBox="0 0 21600 21600" draw:type="mso-spt202" draw:enhanced-path="M 0 0 L 21600 0 21600 21600 0 21600 0 0 Z N"/>
        </draw:custom-shape>
        <draw:custom-shape draw:style-name="gr5" draw:text-style-name="P12" draw:layer="layout" svg:width="6.985cm" svg:height="5.341cm" svg:x="1.27cm" svg:y="6.138cm">
          <text:p text:style-name="P1"><text:span text:style-name="T9">Split 0</text:span></text:p>
          <text:p text:style-name="P1"><text:span text:style-name="T9">head <text:s/>secondNode</text:span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mso-spt202" draw:enhanced-path="M 0 0 L 21600 0 21600 21600 0 21600 0 0 Z N"/>
        </draw:custom-shape>
        <draw:line draw:style-name="gr6" draw:text-style-name="P13" draw:layer="layout" svg:x1="2.752cm" svg:y1="8.467cm" svg:x2="2.752cm" svg:y2="9.525cm">
          <text:p/>
        </draw:line>
        <draw:line draw:style-name="gr6" draw:text-style-name="P13" draw:layer="layout" svg:x1="5.927cm" svg:y1="8.467cm" svg:x2="5.927cm" svg:y2="9.525cm">
          <text:p/>
        </draw:line>
        <draw:custom-shape draw:style-name="gr7" draw:text-style-name="P12" draw:layer="layout" svg:width="12.597cm" svg:height="1.446cm" svg:x="11.812cm" svg:y="4.842cm">
          <text:p text:style-name="P1"><text:span text:style-name="T10">secondNode = head.getNext();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draw:custom-shape draw:style-name="gr5" draw:text-style-name="P12" draw:layer="layout" svg:width="6.985cm" svg:height="5.341cm" svg:x="1.27cm" svg:y="6.138cm">
          <text:p text:style-name="P1"><text:span text:style-name="T9">Split 0</text:span></text:p>
          <text:p text:style-name="P1"><text:span text:style-name="T9">head <text:s/>secondNode</text:span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mso-spt202" draw:enhanced-path="M 0 0 L 21600 0 21600 21600 0 21600 0 0 Z N"/>
        </draw:custom-shape>
        <draw:frame presentation:style-name="pr9" draw:text-style-name="P2" draw:layer="layout" svg:width="24.681cm" svg:height="1.976cm" svg:x="0.145cm" svg:y="0.811cm" presentation:class="title" presentation:user-transformed="true">
          <draw:text-box>
            <text:p text:style-name="P1">A linked List in Split</text:p>
          </draw:text-box>
        </draw:frame>
        <draw:custom-shape draw:style-name="gr2" draw:text-style-name="P12" draw:layer="layout" svg:width="0.925cm" svg:height="1.277cm" svg:x="2.35cm" svg:y="9.525cm">
          <text:p text:style-name="P1"><text:span text:style-name="T6">6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0.846cm" svg:height="1.277cm" svg:x="3.387cm" svg:y="9.525cm">
          <text:p text:style-name="P1"><text:span text:style-name="T6"><text:s/></text:span></text:p>
          <draw:enhanced-geometry svg:viewBox="0 0 21600 21600" draw:type="mso-spt202" draw:enhanced-path="M 0 0 L 21600 0 21600 21600 0 21600 0 0 Z N"/>
        </draw:custom-shape>
        <draw:custom-shape draw:style-name="gr8" draw:text-style-name="P12" draw:layer="layout" svg:width="4.895cm" svg:height="2.937cm" svg:x="3.81cm" svg:y="10.195cm">
          <text:p/>
          <draw:enhanced-geometry svg:viewBox="0 0 1110 666" draw:type="non-primitive" draw:enhanced-path="M 0 0 L 225 666 653 666 1110 34 N"/>
        </draw:custom-shape>
        <draw:custom-shape draw:style-name="gr2" draw:text-style-name="P12" draw:layer="layout" svg:width="0.925cm" svg:height="1.277cm" svg:x="5.525cm" svg:y="9.525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0.846cm" svg:height="1.277cm" svg:x="6.562cm" svg:y="9.525cm">
          <text:p text:style-name="P1"><text:span text:style-name="T6"><text:s/></text:span></text:p>
          <draw:enhanced-geometry svg:viewBox="0 0 21600 21600" draw:type="mso-spt202" draw:enhanced-path="M 0 0 L 21600 0 21600 21600 0 21600 0 0 Z N"/>
        </draw:custom-shape>
        <draw:line draw:style-name="gr4" draw:text-style-name="P13" draw:layer="layout" svg:x1="6.985cm" svg:y1="10.195cm" svg:x2="8.255cm" svg:y2="10.195cm">
          <text:p/>
        </draw:line>
        <draw:custom-shape draw:style-name="gr2" draw:text-style-name="P12" draw:layer="layout" svg:width="0.925cm" svg:height="1.277cm" svg:x="8.7cm" svg:y="9.525cm">
          <text:p text:style-name="P1"><text:span text:style-name="T6">3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0.846cm" svg:height="1.277cm" svg:x="9.737cm" svg:y="9.525cm">
          <text:p text:style-name="P1"><text:span text:style-name="T6"><text:s/></text:span></text:p>
          <draw:enhanced-geometry svg:viewBox="0 0 21600 21600" draw:type="mso-spt202" draw:enhanced-path="M 0 0 L 21600 0 21600 21600 0 21600 0 0 Z N"/>
        </draw:custom-shape>
        <draw:line draw:style-name="gr4" draw:text-style-name="P13" draw:layer="layout" svg:x1="10.16cm" svg:y1="10.195cm" svg:x2="11.43cm" svg:y2="10.195cm">
          <text:p/>
        </draw:line>
        <draw:custom-shape draw:style-name="gr2" draw:text-style-name="P12" draw:layer="layout" svg:width="0.925cm" svg:height="1.277cm" svg:x="11.664cm" svg:y="9.525cm">
          <text:p text:style-name="P1"><text:span text:style-name="T6">2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0.847cm" svg:height="1.277cm" svg:x="12.7cm" svg:y="9.525cm">
          <text:p text:style-name="P1"><text:span text:style-name="T6"><text:s/></text:span></text:p>
          <draw:enhanced-geometry svg:viewBox="0 0 21600 21600" draw:type="mso-spt202" draw:enhanced-path="M 0 0 L 21600 0 21600 21600 0 21600 0 0 Z N"/>
        </draw:custom-shape>
        <draw:line draw:style-name="gr4" draw:text-style-name="P13" draw:layer="layout" svg:x1="13.123cm" svg:y1="10.195cm" svg:x2="14.393cm" svg:y2="10.195cm">
          <text:p/>
        </draw:line>
        <draw:custom-shape draw:style-name="gr2" draw:text-style-name="P12" draw:layer="layout" svg:width="0.925cm" svg:height="1.277cm" svg:x="14.415cm" svg:y="9.525cm">
          <text:p text:style-name="P1"><text:span text:style-name="T6">5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0.846cm" svg:height="1.277cm" svg:x="15.452cm" svg:y="9.525cm">
          <text:p text:style-name="P1"><text:span text:style-name="T6"><text:s/></text:span></text:p>
          <draw:enhanced-geometry svg:viewBox="0 0 21600 21600" draw:type="mso-spt202" draw:enhanced-path="M 0 0 L 21600 0 21600 21600 0 21600 0 0 Z N"/>
        </draw:custom-shape>
        <draw:line draw:style-name="gr4" draw:text-style-name="P13" draw:layer="layout" svg:x1="15.875cm" svg:y1="10.195cm" svg:x2="17.145cm" svg:y2="10.195cm">
          <text:p/>
        </draw:line>
        <draw:custom-shape draw:style-name="gr2" draw:text-style-name="P12" draw:layer="layout" svg:width="0.925cm" svg:height="1.277cm" svg:x="17.167cm" svg:y="9.525cm">
          <text:p text:style-name="P1"><text:span text:style-name="T6">9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1.059cm" svg:height="1.277cm" svg:x="18.203cm" svg:y="9.525cm">
          <text:p text:style-name="P14"><text:span text:style-name="T7"></text:span></text:p>
          <draw:enhanced-geometry svg:viewBox="0 0 21600 21600" draw:type="mso-spt202" draw:enhanced-path="M 0 0 L 21600 0 21600 21600 0 21600 0 0 Z N"/>
        </draw:custom-shape>
        <draw:line draw:style-name="gr6" draw:text-style-name="P13" draw:layer="layout" svg:x1="2.752cm" svg:y1="8.467cm" svg:x2="2.752cm" svg:y2="9.525cm">
          <text:p/>
        </draw:line>
        <draw:line draw:style-name="gr6" draw:text-style-name="P13" draw:layer="layout" svg:x1="5.927cm" svg:y1="8.467cm" svg:x2="5.927cm" svg:y2="9.525cm">
          <text:p/>
        </draw:line>
        <draw:custom-shape draw:style-name="gr7" draw:text-style-name="P12" draw:layer="layout" svg:width="15.717cm" svg:height="1.446cm" svg:x="7.833cm" svg:y="4.022cm">
          <text:p text:style-name="P1"><text:span text:style-name="T10">head.setNext(secondNode.getNext()); 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First recursive call in Split" draw:style-name="dp1" draw:master-page-name="Default" presentation:presentation-page-layout-name="AL3T19">
        <draw:custom-shape draw:style-name="gr5" draw:text-style-name="P12" draw:layer="layout" svg:width="6.985cm" svg:height="5.341cm" svg:x="1.27cm" svg:y="6.138cm">
          <text:p text:style-name="P1"><text:span text:style-name="T9">Split 0</text:span></text:p>
          <text:p text:style-name="P1"><text:span text:style-name="T9">head <text:s/>secondNode</text:span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mso-spt202" draw:enhanced-path="M 0 0 L 21600 0 21600 21600 0 21600 0 0 Z N"/>
        </draw:custom-shape>
        <draw:frame presentation:style-name="pr9" draw:text-style-name="P2" draw:layer="layout" svg:width="24.681cm" svg:height="1.976cm" svg:x="0.145cm" svg:y="0.811cm" presentation:class="title" presentation:user-transformed="true">
          <draw:text-box>
            <text:p text:style-name="P1">First recursive call in Split</text:p>
          </draw:text-box>
        </draw:frame>
        <draw:custom-shape draw:style-name="gr2" draw:text-style-name="P12" draw:layer="layout" svg:width="0.925cm" svg:height="1.277cm" svg:x="2.35cm" svg:y="9.525cm">
          <text:p text:style-name="P1"><text:span text:style-name="T6">6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0.846cm" svg:height="1.277cm" svg:x="3.387cm" svg:y="9.525cm">
          <text:p text:style-name="P1"><text:span text:style-name="T6"><text:s/></text:span></text:p>
          <draw:enhanced-geometry svg:viewBox="0 0 21600 21600" draw:type="mso-spt202" draw:enhanced-path="M 0 0 L 21600 0 21600 21600 0 21600 0 0 Z N"/>
        </draw:custom-shape>
        <draw:custom-shape draw:style-name="gr8" draw:text-style-name="P12" draw:layer="layout" svg:width="4.895cm" svg:height="2.937cm" svg:x="3.81cm" svg:y="10.195cm">
          <text:p/>
          <draw:enhanced-geometry svg:viewBox="0 0 1110 666" draw:type="non-primitive" draw:enhanced-path="M 0 0 L 225 666 653 666 1110 34 N"/>
        </draw:custom-shape>
        <draw:custom-shape draw:style-name="gr2" draw:text-style-name="P12" draw:layer="layout" svg:width="0.925cm" svg:height="1.277cm" svg:x="5.525cm" svg:y="9.525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0.846cm" svg:height="1.277cm" svg:x="6.562cm" svg:y="9.525cm">
          <text:p text:style-name="P1"><text:span text:style-name="T6"><text:s/></text:span></text:p>
          <draw:enhanced-geometry svg:viewBox="0 0 21600 21600" draw:type="mso-spt202" draw:enhanced-path="M 0 0 L 21600 0 21600 21600 0 21600 0 0 Z N"/>
        </draw:custom-shape>
        <draw:line draw:style-name="gr4" draw:text-style-name="P13" draw:layer="layout" svg:x1="6.985cm" svg:y1="10.195cm" svg:x2="8.255cm" svg:y2="10.195cm">
          <text:p/>
        </draw:line>
        <draw:custom-shape draw:style-name="gr2" draw:text-style-name="P12" draw:layer="layout" svg:width="0.925cm" svg:height="1.277cm" svg:x="8.7cm" svg:y="9.525cm">
          <text:p text:style-name="P1"><text:span text:style-name="T6">3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0.846cm" svg:height="1.277cm" svg:x="9.737cm" svg:y="9.525cm">
          <text:p text:style-name="P1"><text:span text:style-name="T6"><text:s/></text:span></text:p>
          <draw:enhanced-geometry svg:viewBox="0 0 21600 21600" draw:type="mso-spt202" draw:enhanced-path="M 0 0 L 21600 0 21600 21600 0 21600 0 0 Z N"/>
        </draw:custom-shape>
        <draw:line draw:style-name="gr4" draw:text-style-name="P13" draw:layer="layout" svg:x1="10.16cm" svg:y1="10.195cm" svg:x2="11.43cm" svg:y2="10.195cm">
          <text:p/>
        </draw:line>
        <draw:custom-shape draw:style-name="gr2" draw:text-style-name="P12" draw:layer="layout" svg:width="0.925cm" svg:height="1.277cm" svg:x="11.664cm" svg:y="9.525cm">
          <text:p text:style-name="P1"><text:span text:style-name="T6">2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0.847cm" svg:height="1.277cm" svg:x="12.7cm" svg:y="9.525cm">
          <text:p text:style-name="P1"><text:span text:style-name="T6"><text:s/></text:span></text:p>
          <draw:enhanced-geometry svg:viewBox="0 0 21600 21600" draw:type="mso-spt202" draw:enhanced-path="M 0 0 L 21600 0 21600 21600 0 21600 0 0 Z N"/>
        </draw:custom-shape>
        <draw:line draw:style-name="gr4" draw:text-style-name="P13" draw:layer="layout" svg:x1="13.123cm" svg:y1="10.195cm" svg:x2="14.393cm" svg:y2="10.195cm">
          <text:p/>
        </draw:line>
        <draw:custom-shape draw:style-name="gr2" draw:text-style-name="P12" draw:layer="layout" svg:width="0.925cm" svg:height="1.277cm" svg:x="14.415cm" svg:y="9.525cm">
          <text:p text:style-name="P1"><text:span text:style-name="T6">5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0.846cm" svg:height="1.277cm" svg:x="15.452cm" svg:y="9.525cm">
          <text:p text:style-name="P1"><text:span text:style-name="T6"><text:s/></text:span></text:p>
          <draw:enhanced-geometry svg:viewBox="0 0 21600 21600" draw:type="mso-spt202" draw:enhanced-path="M 0 0 L 21600 0 21600 21600 0 21600 0 0 Z N"/>
        </draw:custom-shape>
        <draw:line draw:style-name="gr4" draw:text-style-name="P13" draw:layer="layout" svg:x1="15.875cm" svg:y1="10.195cm" svg:x2="17.145cm" svg:y2="10.195cm">
          <text:p/>
        </draw:line>
        <draw:custom-shape draw:style-name="gr2" draw:text-style-name="P12" draw:layer="layout" svg:width="0.925cm" svg:height="1.277cm" svg:x="17.167cm" svg:y="9.525cm">
          <text:p text:style-name="P1"><text:span text:style-name="T6">9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1.059cm" svg:height="1.277cm" svg:x="18.203cm" svg:y="9.525cm">
          <text:p text:style-name="P14"><text:span text:style-name="T7"></text:span></text:p>
          <draw:enhanced-geometry svg:viewBox="0 0 21600 21600" draw:type="mso-spt202" draw:enhanced-path="M 0 0 L 21600 0 21600 21600 0 21600 0 0 Z N"/>
        </draw:custom-shape>
        <draw:line draw:style-name="gr6" draw:text-style-name="P13" draw:layer="layout" svg:x1="2.752cm" svg:y1="8.467cm" svg:x2="2.752cm" svg:y2="9.525cm">
          <text:p/>
        </draw:line>
        <draw:line draw:style-name="gr6" draw:text-style-name="P13" draw:layer="layout" svg:x1="5.927cm" svg:y1="8.467cm" svg:x2="5.927cm" svg:y2="9.525cm">
          <text:p/>
        </draw:line>
        <draw:custom-shape draw:style-name="gr9" draw:text-style-name="P12" draw:layer="layout" svg:width="0.512cm" svg:height="1.442cm" svg:x="3.175cm" svg:y="3.598cm">
          <text:p/>
          <draw:enhanced-geometry svg:viewBox="0 0 21600 21600" draw:type="mso-spt202" draw:enhanced-path="M 0 0 L 21600 0 21600 21600 0 21600 0 0 Z N"/>
        </draw:custom-shape>
        <draw:custom-shape draw:style-name="gr7" draw:text-style-name="P12" draw:layer="layout" svg:width="20.771cm" svg:height="1.446cm" svg:x="3.172cm" svg:y="3.598cm">
          <text:p text:style-name="P1"><text:span text:style-name="T10">secondNode.setNext(split(secondNode.getNext()); 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New Split" draw:style-name="dp1" draw:master-page-name="Default" presentation:presentation-page-layout-name="AL3T19">
        <draw:custom-shape draw:style-name="gr5" draw:text-style-name="P12" draw:layer="layout" svg:width="6.985cm" svg:height="5.341cm" svg:x="8.043cm" svg:y="6.138cm">
          <text:p text:style-name="P1"><text:span text:style-name="T9">Split 1</text:span></text:p>
          <text:p text:style-name="P1"><text:span text:style-name="T9">head <text:s/>secondNode</text:span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mso-spt202" draw:enhanced-path="M 0 0 L 21600 0 21600 21600 0 21600 0 0 Z N"/>
        </draw:custom-shape>
        <draw:frame presentation:style-name="pr9" draw:text-style-name="P2" draw:layer="layout" svg:width="24.681cm" svg:height="1.976cm" svg:x="0.145cm" svg:y="0.811cm" presentation:class="title" presentation:user-transformed="true">
          <draw:text-box>
            <text:p text:style-name="P1">New Split</text:p>
          </draw:text-box>
        </draw:frame>
        <draw:custom-shape draw:style-name="gr2" draw:text-style-name="P12" draw:layer="layout" svg:width="0.925cm" svg:height="1.277cm" svg:x="2.35cm" svg:y="9.525cm">
          <text:p text:style-name="P1"><text:span text:style-name="T6">6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0.846cm" svg:height="1.277cm" svg:x="3.387cm" svg:y="9.525cm">
          <text:p text:style-name="P1"><text:span text:style-name="T6"><text:s/></text:span></text:p>
          <draw:enhanced-geometry svg:viewBox="0 0 21600 21600" draw:type="mso-spt202" draw:enhanced-path="M 0 0 L 21600 0 21600 21600 0 21600 0 0 Z N"/>
        </draw:custom-shape>
        <draw:custom-shape draw:style-name="gr8" draw:text-style-name="P12" draw:layer="layout" svg:width="4.895cm" svg:height="2.937cm" svg:x="3.81cm" svg:y="10.195cm">
          <text:p/>
          <draw:enhanced-geometry svg:viewBox="0 0 1110 666" draw:type="non-primitive" draw:enhanced-path="M 0 0 L 225 666 653 666 1110 34 N"/>
        </draw:custom-shape>
        <draw:custom-shape draw:style-name="gr2" draw:text-style-name="P12" draw:layer="layout" svg:width="0.925cm" svg:height="1.277cm" svg:x="5.525cm" svg:y="9.525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0.846cm" svg:height="1.277cm" svg:x="6.562cm" svg:y="9.525cm">
          <text:p text:style-name="P1"><text:span text:style-name="T6"><text:s/></text:span></text:p>
          <draw:enhanced-geometry svg:viewBox="0 0 21600 21600" draw:type="mso-spt202" draw:enhanced-path="M 0 0 L 21600 0 21600 21600 0 21600 0 0 Z N"/>
        </draw:custom-shape>
        <draw:line draw:style-name="gr4" draw:text-style-name="P13" draw:layer="layout" svg:x1="6.985cm" svg:y1="10.195cm" svg:x2="8.255cm" svg:y2="10.195cm">
          <text:p/>
        </draw:line>
        <draw:custom-shape draw:style-name="gr2" draw:text-style-name="P12" draw:layer="layout" svg:width="0.925cm" svg:height="1.277cm" svg:x="8.7cm" svg:y="9.525cm">
          <text:p text:style-name="P1"><text:span text:style-name="T6">3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0.846cm" svg:height="1.277cm" svg:x="9.737cm" svg:y="9.525cm">
          <text:p text:style-name="P1"><text:span text:style-name="T6"><text:s/>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11.664cm" svg:y="9.525cm">
          <text:p text:style-name="P1"><text:span text:style-name="T6">2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0.847cm" svg:height="1.277cm" svg:x="12.7cm" svg:y="9.525cm">
          <text:p text:style-name="P1"><text:span text:style-name="T6"><text:s/></text:span></text:p>
          <draw:enhanced-geometry svg:viewBox="0 0 21600 21600" draw:type="mso-spt202" draw:enhanced-path="M 0 0 L 21600 0 21600 21600 0 21600 0 0 Z N"/>
        </draw:custom-shape>
        <draw:line draw:style-name="gr4" draw:text-style-name="P13" draw:layer="layout" svg:x1="13.123cm" svg:y1="10.195cm" svg:x2="14.393cm" svg:y2="10.195cm">
          <text:p/>
        </draw:line>
        <draw:custom-shape draw:style-name="gr2" draw:text-style-name="P12" draw:layer="layout" svg:width="0.925cm" svg:height="1.277cm" svg:x="14.415cm" svg:y="9.525cm">
          <text:p text:style-name="P1"><text:span text:style-name="T6">5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0.846cm" svg:height="1.277cm" svg:x="15.452cm" svg:y="9.525cm">
          <text:p text:style-name="P1"><text:span text:style-name="T6"><text:s/></text:span></text:p>
          <draw:enhanced-geometry svg:viewBox="0 0 21600 21600" draw:type="mso-spt202" draw:enhanced-path="M 0 0 L 21600 0 21600 21600 0 21600 0 0 Z N"/>
        </draw:custom-shape>
        <draw:line draw:style-name="gr4" draw:text-style-name="P13" draw:layer="layout" svg:x1="15.875cm" svg:y1="10.195cm" svg:x2="17.145cm" svg:y2="10.195cm">
          <text:p/>
        </draw:line>
        <draw:custom-shape draw:style-name="gr2" draw:text-style-name="P12" draw:layer="layout" svg:width="0.925cm" svg:height="1.277cm" svg:x="17.167cm" svg:y="9.525cm">
          <text:p text:style-name="P1"><text:span text:style-name="T6">9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1.059cm" svg:height="1.277cm" svg:x="18.203cm" svg:y="9.525cm">
          <text:p text:style-name="P14"><text:span text:style-name="T7"></text:span></text:p>
          <draw:enhanced-geometry svg:viewBox="0 0 21600 21600" draw:type="mso-spt202" draw:enhanced-path="M 0 0 L 21600 0 21600 21600 0 21600 0 0 Z N"/>
        </draw:custom-shape>
        <draw:line draw:style-name="gr6" draw:text-style-name="P13" draw:layer="layout" svg:x1="9.313cm" svg:y1="8.467cm" svg:x2="9.313cm" svg:y2="9.525cm">
          <text:p/>
        </draw:line>
        <draw:line draw:style-name="gr6" draw:text-style-name="P13" draw:layer="layout" svg:x1="12.488cm" svg:y1="8.467cm" svg:x2="12.488cm" svg:y2="9.525cm">
          <text:p/>
        </draw:line>
        <draw:line draw:style-name="gr4" draw:text-style-name="P13" draw:layer="layout" svg:x1="10.372cm" svg:y1="10.16cm" svg:x2="11.642cm" svg:y2="10.16cm">
          <text:p/>
        </draw:line>
        <draw:custom-shape draw:style-name="gr7" draw:text-style-name="P12" draw:layer="layout" svg:width="18.929cm" svg:height="1.446cm" svg:x="3.193cm" svg:y="3.598cm">
          <text:p text:style-name="P1"><text:span text:style-name="T10"><text:s text:c="27"/></text:span><text:span text:style-name="T10">split(secondNode.getNext()); 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10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draw:custom-shape draw:style-name="gr5" draw:text-style-name="P12" draw:layer="layout" svg:width="6.985cm" svg:height="5.341cm" svg:x="8.043cm" svg:y="6.138cm">
          <text:p text:style-name="P1"><text:span text:style-name="T9">Split 1</text:span></text:p>
          <text:p text:style-name="P1"><text:span text:style-name="T9">head <text:s/>secondNode</text:span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mso-spt202" draw:enhanced-path="M 0 0 L 21600 0 21600 21600 0 21600 0 0 Z N"/>
        </draw:custom-shape>
        <draw:frame presentation:style-name="pr9" draw:text-style-name="P2" draw:layer="layout" svg:width="24.681cm" svg:height="1.976cm" svg:x="0.145cm" svg:y="0.811cm" presentation:class="title" presentation:user-transformed="true">
          <draw:text-box>
            <text:p text:style-name="P1">New Split</text:p>
          </draw:text-box>
        </draw:frame>
        <draw:custom-shape draw:style-name="gr2" draw:text-style-name="P12" draw:layer="layout" svg:width="0.925cm" svg:height="1.277cm" svg:x="2.35cm" svg:y="9.525cm">
          <text:p text:style-name="P1"><text:span text:style-name="T6">6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0.846cm" svg:height="1.277cm" svg:x="3.387cm" svg:y="9.525cm">
          <text:p text:style-name="P1"><text:span text:style-name="T6"><text:s/></text:span></text:p>
          <draw:enhanced-geometry svg:viewBox="0 0 21600 21600" draw:type="mso-spt202" draw:enhanced-path="M 0 0 L 21600 0 21600 21600 0 21600 0 0 Z N"/>
        </draw:custom-shape>
        <draw:custom-shape draw:style-name="gr8" draw:text-style-name="P12" draw:layer="layout" svg:width="4.895cm" svg:height="2.937cm" svg:x="3.81cm" svg:y="10.195cm">
          <text:p/>
          <draw:enhanced-geometry svg:viewBox="0 0 1110 666" draw:type="non-primitive" draw:enhanced-path="M 0 0 L 225 666 653 666 1110 34 N"/>
        </draw:custom-shape>
        <draw:custom-shape draw:style-name="gr2" draw:text-style-name="P12" draw:layer="layout" svg:width="0.925cm" svg:height="1.277cm" svg:x="5.525cm" svg:y="9.525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0.846cm" svg:height="1.277cm" svg:x="6.562cm" svg:y="9.525cm">
          <text:p text:style-name="P1"><text:span text:style-name="T6"><text:s/></text:span></text:p>
          <draw:enhanced-geometry svg:viewBox="0 0 21600 21600" draw:type="mso-spt202" draw:enhanced-path="M 0 0 L 21600 0 21600 21600 0 21600 0 0 Z N"/>
        </draw:custom-shape>
        <draw:line draw:style-name="gr4" draw:text-style-name="P13" draw:layer="layout" svg:x1="6.985cm" svg:y1="10.195cm" svg:x2="8.255cm" svg:y2="10.195cm">
          <text:p/>
        </draw:line>
        <draw:custom-shape draw:style-name="gr2" draw:text-style-name="P12" draw:layer="layout" svg:width="0.925cm" svg:height="1.277cm" svg:x="8.7cm" svg:y="9.525cm">
          <text:p text:style-name="P1"><text:span text:style-name="T6">3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0.846cm" svg:height="1.277cm" svg:x="9.737cm" svg:y="9.525cm">
          <text:p text:style-name="P1"><text:span text:style-name="T6"><text:s/>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11.664cm" svg:y="9.525cm">
          <text:p text:style-name="P1"><text:span text:style-name="T6">2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0.847cm" svg:height="1.277cm" svg:x="12.7cm" svg:y="9.525cm">
          <text:p text:style-name="P1"><text:span text:style-name="T6"><text:s/></text:span></text:p>
          <draw:enhanced-geometry svg:viewBox="0 0 21600 21600" draw:type="mso-spt202" draw:enhanced-path="M 0 0 L 21600 0 21600 21600 0 21600 0 0 Z N"/>
        </draw:custom-shape>
        <draw:line draw:style-name="gr4" draw:text-style-name="P13" draw:layer="layout" svg:x1="13.123cm" svg:y1="10.195cm" svg:x2="14.393cm" svg:y2="10.195cm">
          <text:p/>
        </draw:line>
        <draw:custom-shape draw:style-name="gr2" draw:text-style-name="P12" draw:layer="layout" svg:width="0.925cm" svg:height="1.277cm" svg:x="14.415cm" svg:y="9.525cm">
          <text:p text:style-name="P1"><text:span text:style-name="T6">5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0.846cm" svg:height="1.277cm" svg:x="15.452cm" svg:y="9.525cm">
          <text:p text:style-name="P1"><text:span text:style-name="T6"><text:s/></text:span></text:p>
          <draw:enhanced-geometry svg:viewBox="0 0 21600 21600" draw:type="mso-spt202" draw:enhanced-path="M 0 0 L 21600 0 21600 21600 0 21600 0 0 Z N"/>
        </draw:custom-shape>
        <draw:line draw:style-name="gr4" draw:text-style-name="P13" draw:layer="layout" svg:x1="15.875cm" svg:y1="10.195cm" svg:x2="17.145cm" svg:y2="10.195cm">
          <text:p/>
        </draw:line>
        <draw:custom-shape draw:style-name="gr2" draw:text-style-name="P12" draw:layer="layout" svg:width="0.925cm" svg:height="1.277cm" svg:x="17.167cm" svg:y="9.525cm">
          <text:p text:style-name="P1"><text:span text:style-name="T6">9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1.059cm" svg:height="1.277cm" svg:x="18.203cm" svg:y="9.525cm">
          <text:p text:style-name="P14"><text:span text:style-name="T7"></text:span></text:p>
          <draw:enhanced-geometry svg:viewBox="0 0 21600 21600" draw:type="mso-spt202" draw:enhanced-path="M 0 0 L 21600 0 21600 21600 0 21600 0 0 Z N"/>
        </draw:custom-shape>
        <draw:line draw:style-name="gr6" draw:text-style-name="P13" draw:layer="layout" svg:x1="9.313cm" svg:y1="8.467cm" svg:x2="9.313cm" svg:y2="9.525cm">
          <text:p/>
        </draw:line>
        <draw:line draw:style-name="gr6" draw:text-style-name="P13" draw:layer="layout" svg:x1="12.488cm" svg:y1="8.467cm" svg:x2="12.488cm" svg:y2="9.525cm">
          <text:p/>
        </draw:line>
        <draw:custom-shape draw:style-name="gr7" draw:text-style-name="P12" draw:layer="layout" svg:width="15.717cm" svg:height="1.446cm" svg:x="7.833cm" svg:y="4.022cm">
          <text:p text:style-name="P1"><text:span text:style-name="T10">head.setNext(secondNode.getNext()); </text:span></text:p>
          <draw:enhanced-geometry svg:viewBox="0 0 21600 21600" draw:type="mso-spt202" draw:enhanced-path="M 0 0 L 21600 0 21600 21600 0 21600 0 0 Z N"/>
        </draw:custom-shape>
        <draw:custom-shape draw:style-name="gr8" draw:text-style-name="P12" draw:layer="layout" svg:width="4.895cm" svg:height="2.937cm" svg:x="10.041cm" svg:y="10.372cm">
          <text:p/>
          <draw:enhanced-geometry svg:viewBox="0 0 1110 666" draw:type="non-primitive" draw:enhanced-path="M 0 0 L 225 666 653 666 1110 34 N"/>
        </draw:custom-shape>
        <presentation:notes draw:style-name="dp2">
          <draw:page-thumbnail draw:style-name="gr1" draw:layer="layout" svg:width="7.142cm" svg:height="9.524cm" svg:x="5.953cm" svg:y="1.93cm" draw:page-number="11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Second recursive Split" draw:style-name="dp1" draw:master-page-name="Default" presentation:presentation-page-layout-name="AL3T19">
        <draw:custom-shape draw:style-name="gr5" draw:text-style-name="P12" draw:layer="layout" svg:width="6.985cm" svg:height="5.341cm" svg:x="8.043cm" svg:y="6.138cm">
          <text:p text:style-name="P1"><text:span text:style-name="T9">Split 1</text:span></text:p>
          <text:p text:style-name="P1"><text:span text:style-name="T9">head <text:s/>secondNode</text:span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mso-spt202" draw:enhanced-path="M 0 0 L 21600 0 21600 21600 0 21600 0 0 Z N"/>
        </draw:custom-shape>
        <draw:frame presentation:style-name="pr9" draw:text-style-name="P2" draw:layer="layout" svg:width="24.681cm" svg:height="1.976cm" svg:x="0.145cm" svg:y="0.811cm" presentation:class="title" presentation:user-transformed="true">
          <draw:text-box>
            <text:p text:style-name="P1">Second recursive Split</text:p>
          </draw:text-box>
        </draw:frame>
        <draw:custom-shape draw:style-name="gr2" draw:text-style-name="P12" draw:layer="layout" svg:width="0.925cm" svg:height="1.277cm" svg:x="2.35cm" svg:y="9.525cm">
          <text:p text:style-name="P1"><text:span text:style-name="T6">6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0.846cm" svg:height="1.277cm" svg:x="3.387cm" svg:y="9.525cm">
          <text:p text:style-name="P1"><text:span text:style-name="T6"><text:s/></text:span></text:p>
          <draw:enhanced-geometry svg:viewBox="0 0 21600 21600" draw:type="mso-spt202" draw:enhanced-path="M 0 0 L 21600 0 21600 21600 0 21600 0 0 Z N"/>
        </draw:custom-shape>
        <draw:custom-shape draw:style-name="gr8" draw:text-style-name="P12" draw:layer="layout" svg:width="4.895cm" svg:height="2.937cm" svg:x="3.81cm" svg:y="10.195cm">
          <text:p/>
          <draw:enhanced-geometry svg:viewBox="0 0 1110 666" draw:type="non-primitive" draw:enhanced-path="M 0 0 L 225 666 653 666 1110 34 N"/>
        </draw:custom-shape>
        <draw:custom-shape draw:style-name="gr2" draw:text-style-name="P12" draw:layer="layout" svg:width="0.925cm" svg:height="1.277cm" svg:x="5.525cm" svg:y="9.525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0.846cm" svg:height="1.277cm" svg:x="6.562cm" svg:y="9.525cm">
          <text:p text:style-name="P1"><text:span text:style-name="T6"><text:s/></text:span></text:p>
          <draw:enhanced-geometry svg:viewBox="0 0 21600 21600" draw:type="mso-spt202" draw:enhanced-path="M 0 0 L 21600 0 21600 21600 0 21600 0 0 Z N"/>
        </draw:custom-shape>
        <draw:line draw:style-name="gr4" draw:text-style-name="P13" draw:layer="layout" svg:x1="6.985cm" svg:y1="10.195cm" svg:x2="8.255cm" svg:y2="10.195cm">
          <text:p/>
        </draw:line>
        <draw:custom-shape draw:style-name="gr2" draw:text-style-name="P12" draw:layer="layout" svg:width="0.925cm" svg:height="1.277cm" svg:x="8.7cm" svg:y="9.525cm">
          <text:p text:style-name="P1"><text:span text:style-name="T6">3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0.846cm" svg:height="1.277cm" svg:x="9.737cm" svg:y="9.525cm">
          <text:p text:style-name="P1"><text:span text:style-name="T6"><text:s/>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11.664cm" svg:y="9.525cm">
          <text:p text:style-name="P1"><text:span text:style-name="T6">2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0.847cm" svg:height="1.277cm" svg:x="12.7cm" svg:y="9.525cm">
          <text:p text:style-name="P1"><text:span text:style-name="T6"><text:s/></text:span></text:p>
          <draw:enhanced-geometry svg:viewBox="0 0 21600 21600" draw:type="mso-spt202" draw:enhanced-path="M 0 0 L 21600 0 21600 21600 0 21600 0 0 Z N"/>
        </draw:custom-shape>
        <draw:line draw:style-name="gr4" draw:text-style-name="P13" draw:layer="layout" svg:x1="13.123cm" svg:y1="10.195cm" svg:x2="14.393cm" svg:y2="10.195cm">
          <text:p/>
        </draw:line>
        <draw:custom-shape draw:style-name="gr2" draw:text-style-name="P12" draw:layer="layout" svg:width="0.925cm" svg:height="1.277cm" svg:x="14.415cm" svg:y="9.525cm">
          <text:p text:style-name="P1"><text:span text:style-name="T6">5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0.846cm" svg:height="1.277cm" svg:x="15.452cm" svg:y="9.525cm">
          <text:p text:style-name="P1"><text:span text:style-name="T6"><text:s/></text:span></text:p>
          <draw:enhanced-geometry svg:viewBox="0 0 21600 21600" draw:type="mso-spt202" draw:enhanced-path="M 0 0 L 21600 0 21600 21600 0 21600 0 0 Z N"/>
        </draw:custom-shape>
        <draw:line draw:style-name="gr4" draw:text-style-name="P13" draw:layer="layout" svg:x1="15.875cm" svg:y1="10.195cm" svg:x2="17.145cm" svg:y2="10.195cm">
          <text:p/>
        </draw:line>
        <draw:custom-shape draw:style-name="gr2" draw:text-style-name="P12" draw:layer="layout" svg:width="0.925cm" svg:height="1.277cm" svg:x="17.167cm" svg:y="9.525cm">
          <text:p text:style-name="P1"><text:span text:style-name="T6">9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1.059cm" svg:height="1.277cm" svg:x="18.203cm" svg:y="9.525cm">
          <text:p text:style-name="P14"><text:span text:style-name="T7"></text:span></text:p>
          <draw:enhanced-geometry svg:viewBox="0 0 21600 21600" draw:type="mso-spt202" draw:enhanced-path="M 0 0 L 21600 0 21600 21600 0 21600 0 0 Z N"/>
        </draw:custom-shape>
        <draw:line draw:style-name="gr6" draw:text-style-name="P13" draw:layer="layout" svg:x1="9.313cm" svg:y1="8.467cm" svg:x2="9.313cm" svg:y2="9.525cm">
          <text:p/>
        </draw:line>
        <draw:line draw:style-name="gr6" draw:text-style-name="P13" draw:layer="layout" svg:x1="12.488cm" svg:y1="8.467cm" svg:x2="12.488cm" svg:y2="9.525cm">
          <text:p/>
        </draw:line>
        <draw:custom-shape draw:style-name="gr8" draw:text-style-name="P12" draw:layer="layout" svg:width="4.895cm" svg:height="2.937cm" svg:x="10.041cm" svg:y="10.372cm">
          <text:p/>
          <draw:enhanced-geometry svg:viewBox="0 0 1110 666" draw:type="non-primitive" draw:enhanced-path="M 0 0 L 225 666 653 666 1110 34 N"/>
        </draw:custom-shape>
        <draw:custom-shape draw:style-name="gr7" draw:text-style-name="P12" draw:layer="layout" svg:width="20.771cm" svg:height="1.446cm" svg:x="3.172cm" svg:y="3.598cm">
          <text:p text:style-name="P1"><text:span text:style-name="T10">secondNode.setNext(split(secondNode.getNext()); 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12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draw:custom-shape draw:style-name="gr5" draw:text-style-name="P12" draw:layer="layout" svg:width="6.985cm" svg:height="5.341cm" svg:x="13.758cm" svg:y="6.138cm">
          <text:p text:style-name="P1"><text:span text:style-name="T9">Split 2</text:span></text:p>
          <text:p text:style-name="P1"><text:span text:style-name="T9">head <text:s/>secondNode</text:span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mso-spt202" draw:enhanced-path="M 0 0 L 21600 0 21600 21600 0 21600 0 0 Z N"/>
        </draw:custom-shape>
        <draw:frame presentation:style-name="pr9" draw:text-style-name="P2" draw:layer="layout" svg:width="24.681cm" svg:height="1.976cm" svg:x="0.145cm" svg:y="0.811cm" presentation:class="title" presentation:user-transformed="true">
          <draw:text-box>
            <text:p text:style-name="P1">Second recursive Split</text:p>
          </draw:text-box>
        </draw:frame>
        <draw:custom-shape draw:style-name="gr2" draw:text-style-name="P12" draw:layer="layout" svg:width="0.925cm" svg:height="1.277cm" svg:x="2.35cm" svg:y="9.525cm">
          <text:p text:style-name="P1"><text:span text:style-name="T6">6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0.846cm" svg:height="1.277cm" svg:x="3.387cm" svg:y="9.525cm">
          <text:p text:style-name="P1"><text:span text:style-name="T6"><text:s/></text:span></text:p>
          <draw:enhanced-geometry svg:viewBox="0 0 21600 21600" draw:type="mso-spt202" draw:enhanced-path="M 0 0 L 21600 0 21600 21600 0 21600 0 0 Z N"/>
        </draw:custom-shape>
        <draw:custom-shape draw:style-name="gr8" draw:text-style-name="P12" draw:layer="layout" svg:width="4.895cm" svg:height="2.937cm" svg:x="3.81cm" svg:y="10.195cm">
          <text:p/>
          <draw:enhanced-geometry svg:viewBox="0 0 1110 666" draw:type="non-primitive" draw:enhanced-path="M 0 0 L 225 666 653 666 1110 34 N"/>
        </draw:custom-shape>
        <draw:custom-shape draw:style-name="gr2" draw:text-style-name="P12" draw:layer="layout" svg:width="0.925cm" svg:height="1.277cm" svg:x="5.525cm" svg:y="9.525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0.846cm" svg:height="1.277cm" svg:x="6.562cm" svg:y="9.525cm">
          <text:p text:style-name="P1"><text:span text:style-name="T6"><text:s/></text:span></text:p>
          <draw:enhanced-geometry svg:viewBox="0 0 21600 21600" draw:type="mso-spt202" draw:enhanced-path="M 0 0 L 21600 0 21600 21600 0 21600 0 0 Z N"/>
        </draw:custom-shape>
        <draw:line draw:style-name="gr4" draw:text-style-name="P13" draw:layer="layout" svg:x1="6.985cm" svg:y1="10.195cm" svg:x2="8.255cm" svg:y2="10.195cm">
          <text:p/>
        </draw:line>
        <draw:custom-shape draw:style-name="gr2" draw:text-style-name="P12" draw:layer="layout" svg:width="0.925cm" svg:height="1.277cm" svg:x="8.7cm" svg:y="9.525cm">
          <text:p text:style-name="P1"><text:span text:style-name="T6">3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0.846cm" svg:height="1.277cm" svg:x="9.737cm" svg:y="9.525cm">
          <text:p text:style-name="P1"><text:span text:style-name="T6"><text:s/>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11.664cm" svg:y="9.525cm">
          <text:p text:style-name="P1"><text:span text:style-name="T6">2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0.847cm" svg:height="1.277cm" svg:x="12.7cm" svg:y="9.525cm">
          <text:p text:style-name="P1"><text:span text:style-name="T6"><text:s/></text:span></text:p>
          <draw:enhanced-geometry svg:viewBox="0 0 21600 21600" draw:type="mso-spt202" draw:enhanced-path="M 0 0 L 21600 0 21600 21600 0 21600 0 0 Z N"/>
        </draw:custom-shape>
        <draw:line draw:style-name="gr4" draw:text-style-name="P13" draw:layer="layout" svg:x1="13.123cm" svg:y1="10.195cm" svg:x2="14.393cm" svg:y2="10.195cm">
          <text:p/>
        </draw:line>
        <draw:custom-shape draw:style-name="gr2" draw:text-style-name="P12" draw:layer="layout" svg:width="0.925cm" svg:height="1.277cm" svg:x="14.415cm" svg:y="9.525cm">
          <text:p text:style-name="P1"><text:span text:style-name="T6">5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0.846cm" svg:height="1.277cm" svg:x="15.452cm" svg:y="9.525cm">
          <text:p text:style-name="P1"><text:span text:style-name="T6"><text:s/></text:span></text:p>
          <draw:enhanced-geometry svg:viewBox="0 0 21600 21600" draw:type="mso-spt202" draw:enhanced-path="M 0 0 L 21600 0 21600 21600 0 21600 0 0 Z N"/>
        </draw:custom-shape>
        <draw:line draw:style-name="gr4" draw:text-style-name="P13" draw:layer="layout" svg:x1="15.875cm" svg:y1="10.195cm" svg:x2="17.145cm" svg:y2="10.195cm">
          <text:p/>
        </draw:line>
        <draw:custom-shape draw:style-name="gr2" draw:text-style-name="P12" draw:layer="layout" svg:width="0.925cm" svg:height="1.277cm" svg:x="17.167cm" svg:y="9.525cm">
          <text:p text:style-name="P1"><text:span text:style-name="T6">9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1.059cm" svg:height="1.277cm" svg:x="18.203cm" svg:y="9.525cm">
          <text:p text:style-name="P14"><text:span text:style-name="T7"></text:span></text:p>
          <draw:enhanced-geometry svg:viewBox="0 0 21600 21600" draw:type="mso-spt202" draw:enhanced-path="M 0 0 L 21600 0 21600 21600 0 21600 0 0 Z N"/>
        </draw:custom-shape>
        <draw:line draw:style-name="gr6" draw:text-style-name="P13" draw:layer="layout" svg:x1="14.817cm" svg:y1="8.467cm" svg:x2="14.817cm" svg:y2="9.525cm">
          <text:p/>
        </draw:line>
        <draw:line draw:style-name="gr6" draw:text-style-name="P13" draw:layer="layout" svg:x1="17.992cm" svg:y1="8.467cm" svg:x2="17.992cm" svg:y2="9.525cm">
          <text:p/>
        </draw:line>
        <draw:custom-shape draw:style-name="gr8" draw:text-style-name="P12" draw:layer="layout" svg:width="4.895cm" svg:height="2.937cm" svg:x="10.041cm" svg:y="10.372cm">
          <text:p/>
          <draw:enhanced-geometry svg:viewBox="0 0 1110 666" draw:type="non-primitive" draw:enhanced-path="M 0 0 L 225 666 653 666 1110 34 N"/>
        </draw:custom-shape>
        <draw:custom-shape draw:style-name="gr7" draw:text-style-name="P12" draw:layer="layout" svg:width="20.771cm" svg:height="1.446cm" svg:x="3.172cm" svg:y="3.598cm">
          <text:p text:style-name="P1"><text:span text:style-name="T10">secondNode.setNext(split(secondNode.getNext()); 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13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draw:custom-shape draw:style-name="gr5" draw:text-style-name="P12" draw:layer="layout" svg:width="6.985cm" svg:height="5.341cm" svg:x="13.758cm" svg:y="6.138cm">
          <text:p text:style-name="P1"><text:span text:style-name="T9">Split 2</text:span></text:p>
          <text:p text:style-name="P1"><text:span text:style-name="T9">head <text:s/>secondNode</text:span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mso-spt202" draw:enhanced-path="M 0 0 L 21600 0 21600 21600 0 21600 0 0 Z N"/>
        </draw:custom-shape>
        <draw:frame presentation:style-name="pr9" draw:text-style-name="P2" draw:layer="layout" svg:width="24.681cm" svg:height="1.976cm" svg:x="0.145cm" svg:y="0.811cm" presentation:class="title" presentation:user-transformed="true">
          <draw:text-box>
            <text:p text:style-name="P1">Second recursive Split</text:p>
          </draw:text-box>
        </draw:frame>
        <draw:custom-shape draw:style-name="gr2" draw:text-style-name="P12" draw:layer="layout" svg:width="0.925cm" svg:height="1.277cm" svg:x="2.35cm" svg:y="9.525cm">
          <text:p text:style-name="P1"><text:span text:style-name="T6">6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0.846cm" svg:height="1.277cm" svg:x="3.387cm" svg:y="9.525cm">
          <text:p text:style-name="P1"><text:span text:style-name="T6"><text:s/></text:span></text:p>
          <draw:enhanced-geometry svg:viewBox="0 0 21600 21600" draw:type="mso-spt202" draw:enhanced-path="M 0 0 L 21600 0 21600 21600 0 21600 0 0 Z N"/>
        </draw:custom-shape>
        <draw:custom-shape draw:style-name="gr8" draw:text-style-name="P12" draw:layer="layout" svg:width="4.895cm" svg:height="2.937cm" svg:x="3.81cm" svg:y="10.195cm">
          <text:p/>
          <draw:enhanced-geometry svg:viewBox="0 0 1110 666" draw:type="non-primitive" draw:enhanced-path="M 0 0 L 225 666 653 666 1110 34 N"/>
        </draw:custom-shape>
        <draw:custom-shape draw:style-name="gr2" draw:text-style-name="P12" draw:layer="layout" svg:width="0.925cm" svg:height="1.277cm" svg:x="5.525cm" svg:y="9.525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0.846cm" svg:height="1.277cm" svg:x="6.562cm" svg:y="9.525cm">
          <text:p text:style-name="P1"><text:span text:style-name="T6"><text:s/></text:span></text:p>
          <draw:enhanced-geometry svg:viewBox="0 0 21600 21600" draw:type="mso-spt202" draw:enhanced-path="M 0 0 L 21600 0 21600 21600 0 21600 0 0 Z N"/>
        </draw:custom-shape>
        <draw:line draw:style-name="gr4" draw:text-style-name="P13" draw:layer="layout" svg:x1="6.985cm" svg:y1="10.195cm" svg:x2="8.255cm" svg:y2="10.195cm">
          <text:p/>
        </draw:line>
        <draw:custom-shape draw:style-name="gr2" draw:text-style-name="P12" draw:layer="layout" svg:width="0.925cm" svg:height="1.277cm" svg:x="8.7cm" svg:y="9.525cm">
          <text:p text:style-name="P1"><text:span text:style-name="T6">3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0.846cm" svg:height="1.277cm" svg:x="9.737cm" svg:y="9.525cm">
          <text:p text:style-name="P1"><text:span text:style-name="T6"><text:s/>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11.664cm" svg:y="9.525cm">
          <text:p text:style-name="P1"><text:span text:style-name="T6">2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0.847cm" svg:height="1.277cm" svg:x="12.7cm" svg:y="9.525cm">
          <text:p text:style-name="P1"><text:span text:style-name="T6"><text:s/></text:span></text:p>
          <draw:enhanced-geometry svg:viewBox="0 0 21600 21600" draw:type="mso-spt202" draw:enhanced-path="M 0 0 L 21600 0 21600 21600 0 21600 0 0 Z N"/>
        </draw:custom-shape>
        <draw:line draw:style-name="gr4" draw:text-style-name="P13" draw:layer="layout" svg:x1="13.123cm" svg:y1="10.195cm" svg:x2="14.393cm" svg:y2="10.195cm">
          <text:p/>
        </draw:line>
        <draw:custom-shape draw:style-name="gr2" draw:text-style-name="P12" draw:layer="layout" svg:width="0.925cm" svg:height="1.277cm" svg:x="14.415cm" svg:y="9.525cm">
          <text:p text:style-name="P1"><text:span text:style-name="T6">5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1.058cm" svg:height="1.277cm" svg:x="15.452cm" svg:y="9.525cm">
          <text:p text:style-name="P14"><text:span text:style-name="T7">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17.167cm" svg:y="9.525cm">
          <text:p text:style-name="P1"><text:span text:style-name="T6">9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1.059cm" svg:height="1.277cm" svg:x="18.203cm" svg:y="9.525cm">
          <text:p text:style-name="P14"><text:span text:style-name="T7"></text:span></text:p>
          <draw:enhanced-geometry svg:viewBox="0 0 21600 21600" draw:type="mso-spt202" draw:enhanced-path="M 0 0 L 21600 0 21600 21600 0 21600 0 0 Z N"/>
        </draw:custom-shape>
        <draw:line draw:style-name="gr6" draw:text-style-name="P13" draw:layer="layout" svg:x1="14.817cm" svg:y1="8.467cm" svg:x2="14.817cm" svg:y2="9.525cm">
          <text:p/>
        </draw:line>
        <draw:line draw:style-name="gr6" draw:text-style-name="P13" draw:layer="layout" svg:x1="17.992cm" svg:y1="8.467cm" svg:x2="17.992cm" svg:y2="9.525cm">
          <text:p/>
        </draw:line>
        <draw:custom-shape draw:style-name="gr8" draw:text-style-name="P12" draw:layer="layout" svg:width="4.895cm" svg:height="2.937cm" svg:x="10.041cm" svg:y="10.372cm">
          <text:p/>
          <draw:enhanced-geometry svg:viewBox="0 0 1110 666" draw:type="non-primitive" draw:enhanced-path="M 0 0 L 225 666 653 666 1110 34 N"/>
        </draw:custom-shape>
        <draw:custom-shape draw:style-name="gr7" draw:text-style-name="P12" draw:layer="layout" svg:width="15.717cm" svg:height="1.446cm" svg:x="7.833cm" svg:y="4.022cm">
          <text:p text:style-name="P1"><text:span text:style-name="T10">head.setNext(secondNode.getNext()); </text:span></text:p>
          <draw:enhanced-geometry svg:viewBox="0 0 21600 21600" draw:type="mso-spt202" draw:enhanced-path="M 0 0 L 21600 0 21600 21600 0 21600 0 0 Z N"/>
        </draw:custom-shape>
        <draw:custom-shape draw:style-name="gr7" draw:text-style-name="P12" xml:id="id1" draw:id="id1" draw:layer="layout" svg:width="21.453cm" svg:height="1.446cm" svg:x="2.115cm" svg:y="14.393cm">
          <text:p text:style-name="P1"><text:span text:style-name="T10">secondNode.setNext(split(secondNode.getNext()); ? </text:span></text:p>
          <draw:enhanced-geometry svg:viewBox="0 0 21600 21600" draw:type="mso-spt202" draw:enhanced-path="M 0 0 L 21600 0 21600 21600 0 21600 0 0 Z N"/>
        </draw:custom-shape>
        <draw:custom-shape draw:style-name="gr7" draw:text-style-name="P12" xml:id="id2" draw:id="id2" draw:layer="layout" svg:width="7.542cm" svg:height="1.277cm" svg:x="4.228cm" svg:y="16.298cm">
          <text:p text:style-name="P1"><text:span text:style-name="T6">What gets returned? </text:span></text:p>
          <draw:enhanced-geometry svg:viewBox="0 0 21600 21600" draw:type="mso-spt202" draw:enhanced-path="M 0 0 L 21600 0 21600 21600 0 21600 0 0 Z N"/>
        </draw:custom-shape>
        <draw:custom-shape draw:style-name="gr7" draw:text-style-name="P12" xml:id="id3" draw:id="id3" draw:layer="layout" svg:width="7.165cm" svg:height="1.277cm" svg:x="13.713cm" svg:y="16.201cm">
          <text:p text:style-name="P1"><text:span text:style-name="T1">return secondNode;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0-width/2;x" smil:keyTimes="0;1" smil:additive="base"/>
                  <anim:animate smil:dur="0.5s" smil:fill="hold" smil:targetElement="id1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0-width/2;x" smil:keyTimes="0;1" smil:additive="base"/>
                  <anim:animate smil:dur="0.5s" smil:fill="hold" smil:targetElement="id2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0-width/2;x" smil:keyTimes="0;1" smil:additive="base"/>
                  <anim:animate smil:dur="0.5s" smil:fill="hold" smil:targetElement="id3" smil:attributeName="y" smil:values="y;y" smil:keyTimes="0;1" smil:additive="base"/>
                </anim:par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14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Backing up" draw:style-name="dp1" draw:master-page-name="Default" presentation:presentation-page-layout-name="AL3T19">
        <draw:custom-shape draw:style-name="gr5" draw:text-style-name="P12" draw:layer="layout" svg:width="6.985cm" svg:height="5.341cm" svg:x="8.043cm" svg:y="6.138cm">
          <text:p text:style-name="P1"><text:span text:style-name="T9">Split 1</text:span></text:p>
          <text:p text:style-name="P1"><text:span text:style-name="T9">head <text:s/>secondNode</text:span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mso-spt202" draw:enhanced-path="M 0 0 L 21600 0 21600 21600 0 21600 0 0 Z N"/>
        </draw:custom-shape>
        <draw:frame presentation:style-name="pr9" draw:text-style-name="P2" draw:layer="layout" svg:width="24.681cm" svg:height="1.976cm" svg:x="0.145cm" svg:y="0.811cm" presentation:class="title" presentation:user-transformed="true">
          <draw:text-box>
            <text:p text:style-name="P1">Backing up</text:p>
          </draw:text-box>
        </draw:frame>
        <draw:custom-shape draw:style-name="gr2" draw:text-style-name="P12" draw:layer="layout" svg:width="0.925cm" svg:height="1.277cm" svg:x="2.35cm" svg:y="9.525cm">
          <text:p text:style-name="P1"><text:span text:style-name="T6">6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0.846cm" svg:height="1.277cm" svg:x="3.387cm" svg:y="9.525cm">
          <text:p text:style-name="P1"><text:span text:style-name="T6"><text:s/></text:span></text:p>
          <draw:enhanced-geometry svg:viewBox="0 0 21600 21600" draw:type="mso-spt202" draw:enhanced-path="M 0 0 L 21600 0 21600 21600 0 21600 0 0 Z N"/>
        </draw:custom-shape>
        <draw:custom-shape draw:style-name="gr8" draw:text-style-name="P12" draw:layer="layout" svg:width="4.895cm" svg:height="2.937cm" svg:x="3.81cm" svg:y="10.195cm">
          <text:p/>
          <draw:enhanced-geometry svg:viewBox="0 0 1110 666" draw:type="non-primitive" draw:enhanced-path="M 0 0 L 225 666 653 666 1110 34 N"/>
        </draw:custom-shape>
        <draw:custom-shape draw:style-name="gr2" draw:text-style-name="P12" draw:layer="layout" svg:width="0.925cm" svg:height="1.277cm" svg:x="5.525cm" svg:y="9.525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0.846cm" svg:height="1.277cm" svg:x="6.562cm" svg:y="9.525cm">
          <text:p text:style-name="P1"><text:span text:style-name="T6"><text:s/></text:span></text:p>
          <draw:enhanced-geometry svg:viewBox="0 0 21600 21600" draw:type="mso-spt202" draw:enhanced-path="M 0 0 L 21600 0 21600 21600 0 21600 0 0 Z N"/>
        </draw:custom-shape>
        <draw:line draw:style-name="gr4" draw:text-style-name="P13" draw:layer="layout" svg:x1="6.985cm" svg:y1="10.195cm" svg:x2="8.255cm" svg:y2="10.195cm">
          <text:p/>
        </draw:line>
        <draw:custom-shape draw:style-name="gr2" draw:text-style-name="P12" draw:layer="layout" svg:width="0.925cm" svg:height="1.277cm" svg:x="8.7cm" svg:y="9.525cm">
          <text:p text:style-name="P1"><text:span text:style-name="T6">3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0.846cm" svg:height="1.277cm" svg:x="9.737cm" svg:y="9.525cm">
          <text:p text:style-name="P1"><text:span text:style-name="T6"><text:s/>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11.664cm" svg:y="9.525cm">
          <text:p text:style-name="P1"><text:span text:style-name="T6">2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0.847cm" svg:height="1.277cm" svg:x="12.7cm" svg:y="9.525cm">
          <text:p text:style-name="P1"><text:span text:style-name="T6"><text:s/></text:span></text:p>
          <draw:enhanced-geometry svg:viewBox="0 0 21600 21600" draw:type="mso-spt202" draw:enhanced-path="M 0 0 L 21600 0 21600 21600 0 21600 0 0 Z N"/>
        </draw:custom-shape>
        <draw:line draw:style-name="gr4" draw:text-style-name="P13" draw:layer="layout" svg:x1="13.123cm" svg:y1="10.195cm" svg:x2="14.393cm" svg:y2="10.195cm">
          <text:p/>
        </draw:line>
        <draw:custom-shape draw:style-name="gr2" draw:text-style-name="P12" draw:layer="layout" svg:width="0.925cm" svg:height="1.277cm" svg:x="14.415cm" svg:y="9.525cm">
          <text:p text:style-name="P1"><text:span text:style-name="T6">5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1.058cm" svg:height="1.277cm" svg:x="15.452cm" svg:y="9.525cm">
          <text:p text:style-name="P14"><text:span text:style-name="T7">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17.167cm" svg:y="9.525cm">
          <text:p text:style-name="P1"><text:span text:style-name="T6">9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1.059cm" svg:height="1.277cm" svg:x="18.203cm" svg:y="9.525cm">
          <text:p text:style-name="P14"><text:span text:style-name="T7"></text:span></text:p>
          <draw:enhanced-geometry svg:viewBox="0 0 21600 21600" draw:type="mso-spt202" draw:enhanced-path="M 0 0 L 21600 0 21600 21600 0 21600 0 0 Z N"/>
        </draw:custom-shape>
        <draw:line draw:style-name="gr6" draw:text-style-name="P13" draw:layer="layout" svg:x1="9.313cm" svg:y1="8.467cm" svg:x2="9.313cm" svg:y2="9.525cm">
          <text:p/>
        </draw:line>
        <draw:line draw:style-name="gr6" draw:text-style-name="P13" draw:layer="layout" svg:x1="12.488cm" svg:y1="8.467cm" svg:x2="12.488cm" svg:y2="9.525cm">
          <text:p/>
        </draw:line>
        <draw:custom-shape draw:style-name="gr8" draw:text-style-name="P12" draw:layer="layout" svg:width="4.895cm" svg:height="2.937cm" svg:x="10.041cm" svg:y="10.372cm">
          <text:p/>
          <draw:enhanced-geometry svg:viewBox="0 0 1110 666" draw:type="non-primitive" draw:enhanced-path="M 0 0 L 225 666 653 666 1110 34 N"/>
        </draw:custom-shape>
        <draw:custom-shape draw:style-name="gr7" draw:text-style-name="P12" draw:layer="layout" svg:width="20.771cm" svg:height="1.446cm" svg:x="3.172cm" svg:y="3.598cm">
          <text:p text:style-name="P1"><text:span text:style-name="T10">secondNode.setNext(split(secondNode.getNext()); 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15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>
        <draw:custom-shape draw:style-name="gr5" draw:text-style-name="P12" draw:layer="layout" svg:width="6.985cm" svg:height="5.341cm" svg:x="8.043cm" svg:y="6.138cm">
          <text:p text:style-name="P1"><text:span text:style-name="T9">Split 1</text:span></text:p>
          <text:p text:style-name="P1"><text:span text:style-name="T9">head <text:s/>secondNode</text:span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mso-spt202" draw:enhanced-path="M 0 0 L 21600 0 21600 21600 0 21600 0 0 Z N"/>
        </draw:custom-shape>
        <draw:frame presentation:style-name="pr9" draw:text-style-name="P2" draw:layer="layout" svg:width="24.681cm" svg:height="1.976cm" svg:x="0.145cm" svg:y="0.811cm" presentation:class="title" presentation:user-transformed="true">
          <draw:text-box>
            <text:p text:style-name="P1">Backing up</text:p>
          </draw:text-box>
        </draw:frame>
        <draw:custom-shape draw:style-name="gr2" draw:text-style-name="P12" draw:layer="layout" svg:width="0.925cm" svg:height="1.277cm" svg:x="2.35cm" svg:y="9.525cm">
          <text:p text:style-name="P1"><text:span text:style-name="T6">6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0.846cm" svg:height="1.277cm" svg:x="3.387cm" svg:y="9.525cm">
          <text:p text:style-name="P1"><text:span text:style-name="T6"><text:s/></text:span></text:p>
          <draw:enhanced-geometry svg:viewBox="0 0 21600 21600" draw:type="mso-spt202" draw:enhanced-path="M 0 0 L 21600 0 21600 21600 0 21600 0 0 Z N"/>
        </draw:custom-shape>
        <draw:custom-shape draw:style-name="gr8" draw:text-style-name="P12" draw:layer="layout" svg:width="4.895cm" svg:height="2.937cm" svg:x="3.81cm" svg:y="10.195cm">
          <text:p/>
          <draw:enhanced-geometry svg:viewBox="0 0 1110 666" draw:type="non-primitive" draw:enhanced-path="M 0 0 L 225 666 653 666 1110 34 N"/>
        </draw:custom-shape>
        <draw:custom-shape draw:style-name="gr2" draw:text-style-name="P12" draw:layer="layout" svg:width="0.925cm" svg:height="1.277cm" svg:x="5.525cm" svg:y="9.525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0.846cm" svg:height="1.277cm" svg:x="6.562cm" svg:y="9.525cm">
          <text:p text:style-name="P1"><text:span text:style-name="T6"><text:s/></text:span></text:p>
          <draw:enhanced-geometry svg:viewBox="0 0 21600 21600" draw:type="mso-spt202" draw:enhanced-path="M 0 0 L 21600 0 21600 21600 0 21600 0 0 Z N"/>
        </draw:custom-shape>
        <draw:line draw:style-name="gr4" draw:text-style-name="P13" draw:layer="layout" svg:x1="6.985cm" svg:y1="10.195cm" svg:x2="8.255cm" svg:y2="10.195cm">
          <text:p/>
        </draw:line>
        <draw:custom-shape draw:style-name="gr2" draw:text-style-name="P12" draw:layer="layout" svg:width="0.925cm" svg:height="1.277cm" svg:x="8.7cm" svg:y="9.525cm">
          <text:p text:style-name="P1"><text:span text:style-name="T6">3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0.846cm" svg:height="1.277cm" svg:x="9.737cm" svg:y="9.525cm">
          <text:p text:style-name="P1"><text:span text:style-name="T6"><text:s/>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11.664cm" svg:y="9.525cm">
          <text:p text:style-name="P1"><text:span text:style-name="T6">2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0.847cm" svg:height="1.277cm" svg:x="12.7cm" svg:y="9.525cm">
          <text:p text:style-name="P1"><text:span text:style-name="T6"><text:s/></text:span></text:p>
          <draw:enhanced-geometry svg:viewBox="0 0 21600 21600" draw:type="mso-spt202" draw:enhanced-path="M 0 0 L 21600 0 21600 21600 0 21600 0 0 Z N"/>
        </draw:custom-shape>
        <draw:custom-shape draw:style-name="gr8" draw:text-style-name="P12" draw:layer="layout" svg:width="4.657cm" svg:height="1.675cm" svg:x="13.123cm" svg:y="8.52cm">
          <text:p/>
          <draw:enhanced-geometry svg:viewBox="0 0 1056 380" draw:type="non-primitive" draw:enhanced-path="M 0 380 L 318 7 824 0 1056 228 N"/>
        </draw:custom-shape>
        <draw:custom-shape draw:style-name="gr2" draw:text-style-name="P12" draw:layer="layout" svg:width="0.925cm" svg:height="1.277cm" svg:x="14.415cm" svg:y="9.525cm">
          <text:p text:style-name="P1"><text:span text:style-name="T6">5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0.846cm" svg:height="1.277cm" svg:x="15.452cm" svg:y="9.525cm">
          <text:p text:style-name="P14"><text:span text:style-name="T7">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17.167cm" svg:y="9.525cm">
          <text:p text:style-name="P1"><text:span text:style-name="T6">9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1.059cm" svg:height="1.277cm" svg:x="18.203cm" svg:y="9.525cm">
          <text:p text:style-name="P14"><text:span text:style-name="T7"></text:span></text:p>
          <draw:enhanced-geometry svg:viewBox="0 0 21600 21600" draw:type="mso-spt202" draw:enhanced-path="M 0 0 L 21600 0 21600 21600 0 21600 0 0 Z N"/>
        </draw:custom-shape>
        <draw:line draw:style-name="gr6" draw:text-style-name="P13" draw:layer="layout" svg:x1="9.313cm" svg:y1="8.467cm" svg:x2="9.313cm" svg:y2="9.525cm">
          <text:p/>
        </draw:line>
        <draw:line draw:style-name="gr6" draw:text-style-name="P13" draw:layer="layout" svg:x1="12.488cm" svg:y1="8.467cm" svg:x2="12.488cm" svg:y2="9.525cm">
          <text:p/>
        </draw:line>
        <draw:custom-shape draw:style-name="gr8" draw:text-style-name="P12" draw:layer="layout" svg:width="4.895cm" svg:height="2.937cm" svg:x="10.041cm" svg:y="10.372cm">
          <text:p/>
          <draw:enhanced-geometry svg:viewBox="0 0 1110 666" draw:type="non-primitive" draw:enhanced-path="M 0 0 L 225 666 653 666 1110 34 N"/>
        </draw:custom-shape>
        <draw:custom-shape draw:style-name="gr7" draw:text-style-name="P12" draw:layer="layout" svg:width="20.771cm" svg:height="1.446cm" svg:x="3.172cm" svg:y="3.598cm">
          <text:p text:style-name="P1"><text:span text:style-name="T10">secondNode.setNext(split(secondNode.getNext()); </text:span></text:p>
          <draw:enhanced-geometry svg:viewBox="0 0 21600 21600" draw:type="mso-spt202" draw:enhanced-path="M 0 0 L 21600 0 21600 21600 0 21600 0 0 Z N"/>
        </draw:custom-shape>
        <draw:custom-shape draw:style-name="gr7" draw:text-style-name="P12" xml:id="id4" draw:id="id4" draw:layer="layout" svg:width="7.542cm" svg:height="1.277cm" svg:x="4.228cm" svg:y="16.298cm">
          <text:p text:style-name="P1"><text:span text:style-name="T6">What gets returned? </text:span></text:p>
          <draw:enhanced-geometry svg:viewBox="0 0 21600 21600" draw:type="mso-spt202" draw:enhanced-path="M 0 0 L 21600 0 21600 21600 0 21600 0 0 Z N"/>
        </draw:custom-shape>
        <draw:custom-shape draw:style-name="gr7" draw:text-style-name="P12" xml:id="id5" draw:id="id5" draw:layer="layout" svg:width="7.165cm" svg:height="1.277cm" svg:x="13.713cm" svg:y="16.201cm">
          <text:p text:style-name="P1"><text:span text:style-name="T1">return secondNode;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0-width/2;x" smil:keyTimes="0;1" smil:additive="base"/>
                  <anim:animate smil:dur="0.5s" smil:fill="hold" smil:targetElement="id4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0-width/2;x" smil:keyTimes="0;1" smil:additive="base"/>
                  <anim:animate smil:dur="0.5s" smil:fill="hold" smil:targetElement="id5" smil:attributeName="y" smil:values="y;y" smil:keyTimes="0;1" smil:additive="base"/>
                </anim:par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16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draw:custom-shape draw:style-name="gr5" draw:text-style-name="P12" draw:layer="layout" svg:width="6.985cm" svg:height="5.341cm" svg:x="1.058cm" svg:y="6.35cm">
          <text:p text:style-name="P1"><text:span text:style-name="T9">Split 1</text:span></text:p>
          <text:p text:style-name="P1"><text:span text:style-name="T9">head <text:s/>secondNode</text:span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mso-spt202" draw:enhanced-path="M 0 0 L 21600 0 21600 21600 0 21600 0 0 Z N"/>
        </draw:custom-shape>
        <draw:frame presentation:style-name="pr9" draw:text-style-name="P2" draw:layer="layout" svg:width="24.681cm" svg:height="1.976cm" svg:x="0.145cm" svg:y="0.811cm" presentation:class="title" presentation:user-transformed="true">
          <draw:text-box>
            <text:p text:style-name="P1">Backing up</text:p>
          </draw:text-box>
        </draw:frame>
        <draw:custom-shape draw:style-name="gr2" draw:text-style-name="P12" draw:layer="layout" svg:width="0.925cm" svg:height="1.277cm" svg:x="2.35cm" svg:y="9.525cm">
          <text:p text:style-name="P1"><text:span text:style-name="T6">6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0.846cm" svg:height="1.277cm" svg:x="3.387cm" svg:y="9.525cm">
          <text:p text:style-name="P1"><text:span text:style-name="T6"><text:s/></text:span></text:p>
          <draw:enhanced-geometry svg:viewBox="0 0 21600 21600" draw:type="mso-spt202" draw:enhanced-path="M 0 0 L 21600 0 21600 21600 0 21600 0 0 Z N"/>
        </draw:custom-shape>
        <draw:custom-shape draw:style-name="gr8" draw:text-style-name="P12" draw:layer="layout" svg:width="4.895cm" svg:height="2.937cm" svg:x="3.81cm" svg:y="10.195cm">
          <text:p/>
          <draw:enhanced-geometry svg:viewBox="0 0 1110 666" draw:type="non-primitive" draw:enhanced-path="M 0 0 L 225 666 653 666 1110 34 N"/>
        </draw:custom-shape>
        <draw:custom-shape draw:style-name="gr2" draw:text-style-name="P12" draw:layer="layout" svg:width="0.925cm" svg:height="1.277cm" svg:x="5.525cm" svg:y="9.525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0.846cm" svg:height="1.277cm" svg:x="6.562cm" svg:y="9.525cm">
          <text:p text:style-name="P1"><text:span text:style-name="T6"><text:s/></text:span></text:p>
          <draw:enhanced-geometry svg:viewBox="0 0 21600 21600" draw:type="mso-spt202" draw:enhanced-path="M 0 0 L 21600 0 21600 21600 0 21600 0 0 Z N"/>
        </draw:custom-shape>
        <draw:line draw:style-name="gr4" draw:text-style-name="P13" draw:layer="layout" svg:x1="6.985cm" svg:y1="10.195cm" svg:x2="8.255cm" svg:y2="10.195cm">
          <text:p/>
        </draw:line>
        <draw:custom-shape draw:style-name="gr2" draw:text-style-name="P12" draw:layer="layout" svg:width="0.925cm" svg:height="1.277cm" svg:x="8.7cm" svg:y="9.525cm">
          <text:p text:style-name="P1"><text:span text:style-name="T6">3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0.846cm" svg:height="1.277cm" svg:x="9.737cm" svg:y="9.525cm">
          <text:p text:style-name="P1"><text:span text:style-name="T6"><text:s/>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11.664cm" svg:y="9.525cm">
          <text:p text:style-name="P1"><text:span text:style-name="T6">2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0.847cm" svg:height="1.277cm" svg:x="12.7cm" svg:y="9.525cm">
          <text:p text:style-name="P1"><text:span text:style-name="T6"><text:s/></text:span></text:p>
          <draw:enhanced-geometry svg:viewBox="0 0 21600 21600" draw:type="mso-spt202" draw:enhanced-path="M 0 0 L 21600 0 21600 21600 0 21600 0 0 Z N"/>
        </draw:custom-shape>
        <draw:custom-shape draw:style-name="gr8" draw:text-style-name="P12" draw:layer="layout" svg:width="4.657cm" svg:height="1.675cm" svg:x="13.123cm" svg:y="8.52cm">
          <text:p/>
          <draw:enhanced-geometry svg:viewBox="0 0 1056 380" draw:type="non-primitive" draw:enhanced-path="M 0 380 L 318 7 824 0 1056 228 N"/>
        </draw:custom-shape>
        <draw:custom-shape draw:style-name="gr2" draw:text-style-name="P12" draw:layer="layout" svg:width="0.925cm" svg:height="1.277cm" svg:x="14.415cm" svg:y="9.525cm">
          <text:p text:style-name="P1"><text:span text:style-name="T6">5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0.846cm" svg:height="1.277cm" svg:x="15.452cm" svg:y="9.525cm">
          <text:p text:style-name="P14"><text:span text:style-name="T7">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17.167cm" svg:y="9.525cm">
          <text:p text:style-name="P1"><text:span text:style-name="T6">9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1.059cm" svg:height="1.277cm" svg:x="18.203cm" svg:y="9.525cm">
          <text:p text:style-name="P14"><text:span text:style-name="T7"></text:span></text:p>
          <draw:enhanced-geometry svg:viewBox="0 0 21600 21600" draw:type="mso-spt202" draw:enhanced-path="M 0 0 L 21600 0 21600 21600 0 21600 0 0 Z N"/>
        </draw:custom-shape>
        <draw:line draw:style-name="gr6" draw:text-style-name="P13" draw:layer="layout" svg:x1="2.54cm" svg:y1="8.467cm" svg:x2="2.54cm" svg:y2="9.525cm">
          <text:p/>
        </draw:line>
        <draw:line draw:style-name="gr6" draw:text-style-name="P13" draw:layer="layout" svg:x1="5.715cm" svg:y1="8.467cm" svg:x2="5.715cm" svg:y2="9.525cm">
          <text:p/>
        </draw:line>
        <draw:custom-shape draw:style-name="gr8" draw:text-style-name="P12" draw:layer="layout" svg:width="4.895cm" svg:height="2.937cm" svg:x="10.041cm" svg:y="10.372cm">
          <text:p/>
          <draw:enhanced-geometry svg:viewBox="0 0 1110 666" draw:type="non-primitive" draw:enhanced-path="M 0 0 L 225 666 653 666 1110 34 N"/>
        </draw:custom-shape>
        <draw:custom-shape draw:style-name="gr7" draw:text-style-name="P12" draw:layer="layout" svg:width="20.771cm" svg:height="1.446cm" svg:x="3.172cm" svg:y="3.598cm">
          <text:p text:style-name="P1"><text:span text:style-name="T10">secondNode.setNext(split(secondNode.getNext()); </text:span></text:p>
          <draw:enhanced-geometry svg:viewBox="0 0 21600 21600" draw:type="mso-spt202" draw:enhanced-path="M 0 0 L 21600 0 21600 21600 0 21600 0 0 Z N"/>
        </draw:custom-shape>
        <draw:custom-shape draw:style-name="gr7" draw:text-style-name="P12" xml:id="id6" draw:id="id6" draw:layer="layout" svg:width="7.542cm" svg:height="1.277cm" svg:x="4.228cm" svg:y="16.298cm">
          <text:p text:style-name="P1"><text:span text:style-name="T6">What gets returned? </text:span></text:p>
          <draw:enhanced-geometry svg:viewBox="0 0 21600 21600" draw:type="mso-spt202" draw:enhanced-path="M 0 0 L 21600 0 21600 21600 0 21600 0 0 Z N"/>
        </draw:custom-shape>
        <draw:custom-shape draw:style-name="gr7" draw:text-style-name="P12" xml:id="id7" draw:id="id7" draw:layer="layout" svg:width="7.165cm" svg:height="1.277cm" svg:x="13.713cm" svg:y="16.201cm">
          <text:p text:style-name="P1"><text:span text:style-name="T1">return secondNode;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0-width/2;x" smil:keyTimes="0;1" smil:additive="base"/>
                  <anim:animate smil:dur="0.5s" smil:fill="hold" smil:targetElement="id6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0-width/2;x" smil:keyTimes="0;1" smil:additive="base"/>
                  <anim:animate smil:dur="0.5s" smil:fill="hold" smil:targetElement="id7" smil:attributeName="y" smil:values="y;y" smil:keyTimes="0;1" smil:additive="base"/>
                </anim:par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17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draw:custom-shape draw:style-name="gr5" draw:text-style-name="P12" draw:layer="layout" svg:width="6.985cm" svg:height="5.341cm" svg:x="1.058cm" svg:y="6.35cm">
          <text:p text:style-name="P1"><text:span text:style-name="T9">Split 1</text:span></text:p>
          <text:p text:style-name="P1"><text:span text:style-name="T9">head <text:s/>secondNode</text:span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mso-spt202" draw:enhanced-path="M 0 0 L 21600 0 21600 21600 0 21600 0 0 Z N"/>
        </draw:custom-shape>
        <draw:frame presentation:style-name="pr9" draw:text-style-name="P2" draw:layer="layout" svg:width="24.681cm" svg:height="1.976cm" svg:x="0.145cm" svg:y="0.811cm" presentation:class="title" presentation:user-transformed="true">
          <draw:text-box>
            <text:p text:style-name="P1">Backing up</text:p>
          </draw:text-box>
        </draw:frame>
        <draw:custom-shape draw:style-name="gr2" draw:text-style-name="P12" draw:layer="layout" svg:width="0.925cm" svg:height="1.277cm" svg:x="2.35cm" svg:y="9.525cm">
          <text:p text:style-name="P1"><text:span text:style-name="T6">6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0.846cm" svg:height="1.277cm" svg:x="3.387cm" svg:y="9.525cm">
          <text:p text:style-name="P1"><text:span text:style-name="T6"><text:s/></text:span></text:p>
          <draw:enhanced-geometry svg:viewBox="0 0 21600 21600" draw:type="mso-spt202" draw:enhanced-path="M 0 0 L 21600 0 21600 21600 0 21600 0 0 Z N"/>
        </draw:custom-shape>
        <draw:custom-shape draw:style-name="gr8" draw:text-style-name="P12" draw:layer="layout" svg:width="4.895cm" svg:height="2.937cm" svg:x="3.81cm" svg:y="10.195cm">
          <text:p/>
          <draw:enhanced-geometry svg:viewBox="0 0 1110 666" draw:type="non-primitive" draw:enhanced-path="M 0 0 L 225 666 653 666 1110 34 N"/>
        </draw:custom-shape>
        <draw:custom-shape draw:style-name="gr2" draw:text-style-name="P12" draw:layer="layout" svg:width="0.925cm" svg:height="1.277cm" svg:x="5.525cm" svg:y="9.525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0.846cm" svg:height="1.277cm" svg:x="6.562cm" svg:y="9.525cm">
          <text:p text:style-name="P1"><text:span text:style-name="T6"><text:s/>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8.7cm" svg:y="9.525cm">
          <text:p text:style-name="P1"><text:span text:style-name="T6">3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0.846cm" svg:height="1.277cm" svg:x="9.737cm" svg:y="9.525cm">
          <text:p text:style-name="P1"><text:span text:style-name="T6"><text:s/>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11.664cm" svg:y="9.525cm">
          <text:p text:style-name="P1"><text:span text:style-name="T6">2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0.847cm" svg:height="1.277cm" svg:x="12.7cm" svg:y="9.525cm">
          <text:p text:style-name="P1"><text:span text:style-name="T6"><text:s/></text:span></text:p>
          <draw:enhanced-geometry svg:viewBox="0 0 21600 21600" draw:type="mso-spt202" draw:enhanced-path="M 0 0 L 21600 0 21600 21600 0 21600 0 0 Z N"/>
        </draw:custom-shape>
        <draw:custom-shape draw:style-name="gr8" draw:text-style-name="P12" draw:layer="layout" svg:width="4.657cm" svg:height="1.675cm" svg:x="13.123cm" svg:y="8.52cm">
          <text:p/>
          <draw:enhanced-geometry svg:viewBox="0 0 1056 380" draw:type="non-primitive" draw:enhanced-path="M 0 380 L 318 7 824 0 1056 228 N"/>
        </draw:custom-shape>
        <draw:custom-shape draw:style-name="gr2" draw:text-style-name="P12" draw:layer="layout" svg:width="0.925cm" svg:height="1.277cm" svg:x="14.415cm" svg:y="9.525cm">
          <text:p text:style-name="P1"><text:span text:style-name="T6">5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0.846cm" svg:height="1.277cm" svg:x="15.452cm" svg:y="9.525cm">
          <text:p text:style-name="P14"><text:span text:style-name="T7">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17.167cm" svg:y="9.525cm">
          <text:p text:style-name="P1"><text:span text:style-name="T6">9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1.059cm" svg:height="1.277cm" svg:x="18.203cm" svg:y="9.525cm">
          <text:p text:style-name="P14"><text:span text:style-name="T7"></text:span></text:p>
          <draw:enhanced-geometry svg:viewBox="0 0 21600 21600" draw:type="mso-spt202" draw:enhanced-path="M 0 0 L 21600 0 21600 21600 0 21600 0 0 Z N"/>
        </draw:custom-shape>
        <draw:line draw:style-name="gr6" draw:text-style-name="P13" draw:layer="layout" svg:x1="2.54cm" svg:y1="8.467cm" svg:x2="2.54cm" svg:y2="9.525cm">
          <text:p/>
        </draw:line>
        <draw:line draw:style-name="gr6" draw:text-style-name="P13" draw:layer="layout" svg:x1="5.715cm" svg:y1="8.467cm" svg:x2="5.715cm" svg:y2="9.525cm">
          <text:p/>
        </draw:line>
        <draw:custom-shape draw:style-name="gr8" draw:text-style-name="P12" draw:layer="layout" svg:width="4.895cm" svg:height="2.937cm" svg:x="10.041cm" svg:y="10.372cm">
          <text:p/>
          <draw:enhanced-geometry svg:viewBox="0 0 1110 666" draw:type="non-primitive" draw:enhanced-path="M 0 0 L 225 666 653 666 1110 34 N"/>
        </draw:custom-shape>
        <draw:custom-shape draw:style-name="gr7" draw:text-style-name="P12" draw:layer="layout" svg:width="20.771cm" svg:height="1.446cm" svg:x="3.172cm" svg:y="3.598cm">
          <text:p text:style-name="P1"><text:span text:style-name="T10">secondNode.setNext(split(secondNode.getNext()); </text:span></text:p>
          <draw:enhanced-geometry svg:viewBox="0 0 21600 21600" draw:type="mso-spt202" draw:enhanced-path="M 0 0 L 21600 0 21600 21600 0 21600 0 0 Z N"/>
        </draw:custom-shape>
        <draw:custom-shape draw:style-name="gr7" draw:text-style-name="P12" xml:id="id8" draw:id="id8" draw:layer="layout" svg:width="7.542cm" svg:height="1.277cm" svg:x="4.228cm" svg:y="16.298cm">
          <text:p text:style-name="P1"><text:span text:style-name="T6">What gets returned? </text:span></text:p>
          <draw:enhanced-geometry svg:viewBox="0 0 21600 21600" draw:type="mso-spt202" draw:enhanced-path="M 0 0 L 21600 0 21600 21600 0 21600 0 0 Z N"/>
        </draw:custom-shape>
        <draw:custom-shape draw:style-name="gr7" draw:text-style-name="P12" xml:id="id9" draw:id="id9" draw:layer="layout" svg:width="7.165cm" svg:height="1.277cm" svg:x="13.713cm" svg:y="16.201cm">
          <text:p text:style-name="P1"><text:span text:style-name="T1">return secondNode;</text:span></text:p>
          <draw:enhanced-geometry svg:viewBox="0 0 21600 21600" draw:type="mso-spt202" draw:enhanced-path="M 0 0 L 21600 0 21600 21600 0 21600 0 0 Z N"/>
        </draw:custom-shape>
        <draw:custom-shape draw:style-name="gr8" draw:text-style-name="P12" draw:layer="layout" svg:width="4.657cm" svg:height="1.675cm" svg:x="6.985cm" svg:y="8.467cm">
          <text:p/>
          <draw:enhanced-geometry svg:viewBox="0 0 1056 380" draw:type="non-primitive" draw:enhanced-path="M 0 380 L 318 7 824 0 1056 228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0-width/2;x" smil:keyTimes="0;1" smil:additive="base"/>
                  <anim:animate smil:dur="0.5s" smil:fill="hold" smil:targetElement="id8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0-width/2;x" smil:keyTimes="0;1" smil:additive="base"/>
                  <anim:animate smil:dur="0.5s" smil:fill="hold" smil:targetElement="id9" smil:attributeName="y" smil:values="y;y" smil:keyTimes="0;1" smil:additive="base"/>
                </anim:par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18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Node Merge" draw:style-name="dp1" draw:master-page-name="Default" presentation:presentation-page-layout-name="AL2T1">
        <draw:frame presentation:style-name="pr7" draw:text-style-name="P2" draw:layer="layout" svg:width="24.681cm" svg:height="1.976cm" svg:x="0.145cm" svg:y="0.493cm" presentation:class="title" presentation:user-transformed="true">
          <draw:text-box>
            <text:p text:style-name="P1">Node Merge</text:p>
          </draw:text-box>
        </draw:frame>
        <draw:frame presentation:style-name="pr8" draw:text-style-name="P5" draw:layer="layout" svg:width="24.712cm" svg:height="14.191cm" svg:x="0.375cm" svg:y="3.175cm" presentation:class="outline" presentation:user-transformed="true">
          <draw:text-box>
            <text:p text:style-name="P9"><text:span text:style-name="T11">public static Node merge(Node list1, Node list2){</text:span></text:p>
            <text:p text:style-name="P10"><text:span text:style-name="T11"><text:tab/></text:span><text:span text:style-name="T11">if (list1 == null) return list2;</text:span></text:p>
            <text:p text:style-name="P10"><text:span text:style-name="T11"><text:tab/></text:span><text:span text:style-name="T11">else if (list2 == null) return list1;</text:span></text:p>
            <text:p text:style-name="P10"><text:span text:style-name="T11"><text:tab/></text:span><text:span text:style-name="T11">else if (list1.getData.compareTo(list2.getData()) &lt; 0) {</text:span></text:p>
            <text:p text:style-name="P10"><text:span text:style-name="T11"><text:tab/></text:span><text:span text:style-name="T11"><text:tab/></text:span><text:span text:style-name="T11">list1.setNext(merge(list1.getNext(),list2);</text:span></text:p>
            <text:p text:style-name="P10"><text:span text:style-name="T11"><text:tab/></text:span><text:span text:style-name="T11"><text:tab/></text:span><text:span text:style-name="T11">return list1;</text:span></text:p>
            <text:p text:style-name="P10"><text:span text:style-name="T11"><text:tab/></text:span><text:span text:style-name="T11">} else {</text:span></text:p>
            <text:p text:style-name="P10"><text:span text:style-name="T11"><text:tab/></text:span><text:span text:style-name="T11"><text:tab/></text:span><text:span text:style-name="T11">list2.setNext(merge(list1,list2.getNext());</text:span></text:p>
            <text:p text:style-name="P10"><text:span text:style-name="T11"><text:tab/></text:span><text:span text:style-name="T11"><text:tab/></text:span><text:span text:style-name="T11">return list2;</text:span></text:p>
            <text:p text:style-name="P10"><text:span text:style-name="T11"><text:tab/></text:span><text:span text:style-name="T11">}</text:span></text:p>
            <text:p text:style-name="P9"><text:span text:style-name="T11">}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9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Two linked Lists" draw:style-name="dp1" draw:master-page-name="Default" presentation:presentation-page-layout-name="AL3T19">
        <draw:frame presentation:style-name="pr9" draw:text-style-name="P2" draw:layer="layout" svg:width="24.681cm" svg:height="1.976cm" svg:x="0.145cm" svg:y="0.811cm" presentation:class="title" presentation:user-transformed="true">
          <draw:text-box>
            <text:p text:style-name="P1">Two linked Lists</text:p>
          </draw:text-box>
        </draw:frame>
        <draw:custom-shape draw:style-name="gr2" draw:text-style-name="P12" draw:layer="layout" svg:width="0.925cm" svg:height="1.277cm" svg:x="6.16cm" svg:y="7.197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0.846cm" svg:height="1.277cm" svg:x="7.197cm" svg:y="7.197cm">
          <text:p text:style-name="P1"><text:span text:style-name="T6"><text:s/></text:span></text:p>
          <draw:enhanced-geometry svg:viewBox="0 0 21600 21600" draw:type="mso-spt202" draw:enhanced-path="M 0 0 L 21600 0 21600 21600 0 21600 0 0 Z N"/>
        </draw:custom-shape>
        <draw:line draw:style-name="gr4" draw:text-style-name="P13" draw:layer="layout" svg:x1="7.62cm" svg:y1="7.866cm" svg:x2="9.313cm" svg:y2="7.831cm">
          <text:p/>
        </draw:line>
        <draw:custom-shape draw:style-name="gr2" draw:text-style-name="P12" draw:layer="layout" svg:width="0.925cm" svg:height="1.277cm" svg:x="9.335cm" svg:y="7.197cm">
          <text:p text:style-name="P1"><text:span text:style-name="T6">3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0.846cm" svg:height="1.277cm" svg:x="10.372cm" svg:y="7.197cm">
          <text:p text:style-name="P1"><text:span text:style-name="T6"><text:s/></text:span></text:p>
          <draw:enhanced-geometry svg:viewBox="0 0 21600 21600" draw:type="mso-spt202" draw:enhanced-path="M 0 0 L 21600 0 21600 21600 0 21600 0 0 Z N"/>
        </draw:custom-shape>
        <draw:line draw:style-name="gr4" draw:text-style-name="P13" draw:layer="layout" svg:x1="10.795cm" svg:y1="7.867cm" svg:x2="12.065cm" svg:y2="7.867cm">
          <text:p/>
        </draw:line>
        <draw:custom-shape draw:style-name="gr2" draw:text-style-name="P12" draw:layer="layout" svg:width="0.925cm" svg:height="1.277cm" svg:x="12.51cm" svg:y="7.197cm">
          <text:p text:style-name="P1"><text:span text:style-name="T6">7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6.16cm" svg:y="11.43cm">
          <text:p text:style-name="P1"><text:span text:style-name="T6">2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0.846cm" svg:height="1.277cm" svg:x="7.197cm" svg:y="11.43cm">
          <text:p text:style-name="P1"><text:span text:style-name="T6"><text:s/></text:span></text:p>
          <draw:enhanced-geometry svg:viewBox="0 0 21600 21600" draw:type="mso-spt202" draw:enhanced-path="M 0 0 L 21600 0 21600 21600 0 21600 0 0 Z N"/>
        </draw:custom-shape>
        <draw:line draw:style-name="gr4" draw:text-style-name="P13" draw:layer="layout" svg:x1="7.62cm" svg:y1="12.099cm" svg:x2="9.313cm" svg:y2="12.064cm">
          <text:p/>
        </draw:line>
        <draw:custom-shape draw:style-name="gr2" draw:text-style-name="P12" draw:layer="layout" svg:width="0.925cm" svg:height="1.277cm" svg:x="9.335cm" svg:y="11.43cm">
          <text:p text:style-name="P1"><text:span text:style-name="T6">8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0.846cm" svg:height="1.277cm" svg:x="10.372cm" svg:y="11.43cm">
          <text:p text:style-name="P1"><text:span text:style-name="T6"><text:s/></text:span></text:p>
          <draw:enhanced-geometry svg:viewBox="0 0 21600 21600" draw:type="mso-spt202" draw:enhanced-path="M 0 0 L 21600 0 21600 21600 0 21600 0 0 Z N"/>
        </draw:custom-shape>
        <draw:line draw:style-name="gr4" draw:text-style-name="P13" draw:layer="layout" svg:x1="10.795cm" svg:y1="12.099cm" svg:x2="12.488cm" svg:y2="12.064cm">
          <text:p/>
        </draw:line>
        <draw:custom-shape draw:style-name="gr2" draw:text-style-name="P12" draw:layer="layout" svg:width="0.925cm" svg:height="1.277cm" svg:x="12.51cm" svg:y="11.43cm">
          <text:p text:style-name="P1"><text:span text:style-name="T6">9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1.058cm" svg:height="1.277cm" svg:x="13.547cm" svg:y="11.43cm">
          <text:p text:style-name="P14"><text:span text:style-name="T7">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1.058cm" svg:height="1.277cm" svg:x="13.547cm" svg:y="7.197cm">
          <text:p text:style-name="P14"><text:span text:style-name="T7">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20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Two linked Lists in merge" draw:style-name="dp1" draw:master-page-name="Default" presentation:presentation-page-layout-name="AL3T19">
        <draw:frame presentation:style-name="pr9" draw:text-style-name="P2" draw:layer="layout" svg:width="24.681cm" svg:height="1.976cm" svg:x="0.145cm" svg:y="0.811cm" presentation:class="title" presentation:user-transformed="true">
          <draw:text-box>
            <text:p text:style-name="P1">Two linked Lists in merge</text:p>
          </draw:text-box>
        </draw:frame>
        <draw:custom-shape draw:style-name="gr2" draw:text-style-name="P12" draw:layer="layout" svg:width="0.925cm" svg:height="1.277cm" svg:x="6.16cm" svg:y="5.292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0.846cm" svg:height="1.277cm" svg:x="7.197cm" svg:y="5.292cm">
          <text:p text:style-name="P1"><text:span text:style-name="T6"><text:s/></text:span></text:p>
          <draw:enhanced-geometry svg:viewBox="0 0 21600 21600" draw:type="mso-spt202" draw:enhanced-path="M 0 0 L 21600 0 21600 21600 0 21600 0 0 Z N"/>
        </draw:custom-shape>
        <draw:line draw:style-name="gr4" draw:text-style-name="P13" draw:layer="layout" svg:x1="7.62cm" svg:y1="5.961cm" svg:x2="9.313cm" svg:y2="5.926cm">
          <text:p/>
        </draw:line>
        <draw:custom-shape draw:style-name="gr2" draw:text-style-name="P12" draw:layer="layout" svg:width="0.925cm" svg:height="1.277cm" svg:x="9.335cm" svg:y="5.292cm">
          <text:p text:style-name="P1"><text:span text:style-name="T6">3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0.846cm" svg:height="1.277cm" svg:x="10.372cm" svg:y="5.292cm">
          <text:p text:style-name="P1"><text:span text:style-name="T6"><text:s/></text:span></text:p>
          <draw:enhanced-geometry svg:viewBox="0 0 21600 21600" draw:type="mso-spt202" draw:enhanced-path="M 0 0 L 21600 0 21600 21600 0 21600 0 0 Z N"/>
        </draw:custom-shape>
        <draw:line draw:style-name="gr4" draw:text-style-name="P13" draw:layer="layout" svg:x1="10.795cm" svg:y1="5.962cm" svg:x2="12.065cm" svg:y2="5.962cm">
          <text:p/>
        </draw:line>
        <draw:custom-shape draw:style-name="gr2" draw:text-style-name="P12" draw:layer="layout" svg:width="0.925cm" svg:height="1.277cm" svg:x="12.51cm" svg:y="5.292cm">
          <text:p text:style-name="P1"><text:span text:style-name="T6">7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6.372cm" svg:y="14.817cm">
          <text:p text:style-name="P1"><text:span text:style-name="T6">2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0.847cm" svg:height="1.277cm" svg:x="7.408cm" svg:y="14.817cm">
          <text:p text:style-name="P1"><text:span text:style-name="T6"><text:s/></text:span></text:p>
          <draw:enhanced-geometry svg:viewBox="0 0 21600 21600" draw:type="mso-spt202" draw:enhanced-path="M 0 0 L 21600 0 21600 21600 0 21600 0 0 Z N"/>
        </draw:custom-shape>
        <draw:line draw:style-name="gr4" draw:text-style-name="P13" draw:layer="layout" svg:x1="7.832cm" svg:y1="15.486cm" svg:x2="9.525cm" svg:y2="15.451cm">
          <text:p/>
        </draw:line>
        <draw:custom-shape draw:style-name="gr2" draw:text-style-name="P12" draw:layer="layout" svg:width="0.925cm" svg:height="1.277cm" svg:x="9.547cm" svg:y="14.817cm">
          <text:p text:style-name="P1"><text:span text:style-name="T6">8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0.847cm" svg:height="1.277cm" svg:x="10.583cm" svg:y="14.817cm">
          <text:p text:style-name="P1"><text:span text:style-name="T6"><text:s/></text:span></text:p>
          <draw:enhanced-geometry svg:viewBox="0 0 21600 21600" draw:type="mso-spt202" draw:enhanced-path="M 0 0 L 21600 0 21600 21600 0 21600 0 0 Z N"/>
        </draw:custom-shape>
        <draw:line draw:style-name="gr4" draw:text-style-name="P13" draw:layer="layout" svg:x1="11.007cm" svg:y1="15.486cm" svg:x2="12.7cm" svg:y2="15.451cm">
          <text:p/>
        </draw:line>
        <draw:custom-shape draw:style-name="gr2" draw:text-style-name="P12" draw:layer="layout" svg:width="0.925cm" svg:height="1.277cm" svg:x="12.722cm" svg:y="14.817cm">
          <text:p text:style-name="P1"><text:span text:style-name="T6">9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1.059cm" svg:height="1.277cm" svg:x="13.758cm" svg:y="14.817cm">
          <text:p text:style-name="P14"><text:span text:style-name="T7">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1.058cm" svg:height="1.277cm" svg:x="13.547cm" svg:y="5.292cm">
          <text:p text:style-name="P14"><text:span text:style-name="T7"></text:span></text:p>
          <draw:enhanced-geometry svg:viewBox="0 0 21600 21600" draw:type="mso-spt202" draw:enhanced-path="M 0 0 L 21600 0 21600 21600 0 21600 0 0 Z N"/>
        </draw:custom-shape>
        <draw:custom-shape draw:style-name="gr5" draw:text-style-name="P12" draw:layer="layout" svg:width="4.868cm" svg:height="3.309cm" svg:x="0.847cm" svg:y="9.102cm">
          <text:p text:style-name="P15"><text:span text:style-name="T8">list1</text:span></text:p>
          <text:p text:style-name="P1"><text:span text:style-name="T8">merge 0 <text:s/></text:span></text:p>
          <text:p text:style-name="P15"><text:span text:style-name="T8">list2</text:span></text:p>
          <draw:enhanced-geometry svg:viewBox="0 0 21600 21600" draw:type="mso-spt202" draw:enhanced-path="M 0 0 L 21600 0 21600 21600 0 21600 0 0 Z N"/>
        </draw:custom-shape>
        <draw:line draw:style-name="gr6" draw:text-style-name="P13" draw:layer="layout" svg:x1="5.08cm" svg:y1="9.525cm" svg:x2="6.35cm" svg:y2="6.773cm">
          <text:p/>
        </draw:line>
        <draw:line draw:style-name="gr6" draw:text-style-name="P13" draw:layer="layout" svg:x1="5.503cm" svg:y1="12.277cm" svg:x2="6.773cm" svg:y2="14.605cm">
          <text:p/>
        </draw:line>
        <presentation:notes draw:style-name="dp2">
          <draw:page-thumbnail draw:style-name="gr1" draw:layer="layout" svg:width="7.142cm" svg:height="9.524cm" svg:x="5.953cm" svg:y="1.93cm" draw:page-number="21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>
        <draw:frame presentation:style-name="pr9" draw:text-style-name="P2" draw:layer="layout" svg:width="24.681cm" svg:height="1.976cm" svg:x="0.145cm" svg:y="0.811cm" presentation:class="title" presentation:user-transformed="true">
          <draw:text-box>
            <text:p text:style-name="P1">Two linked Lists in merge</text:p>
          </draw:text-box>
        </draw:frame>
        <draw:custom-shape draw:style-name="gr2" draw:text-style-name="P12" draw:layer="layout" svg:width="0.925cm" svg:height="1.277cm" svg:x="6.16cm" svg:y="5.292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0.846cm" svg:height="1.277cm" svg:x="7.197cm" svg:y="5.292cm">
          <text:p text:style-name="P1"><text:span text:style-name="T6"><text:s/></text:span></text:p>
          <draw:enhanced-geometry svg:viewBox="0 0 21600 21600" draw:type="mso-spt202" draw:enhanced-path="M 0 0 L 21600 0 21600 21600 0 21600 0 0 Z N"/>
        </draw:custom-shape>
        <draw:line draw:style-name="gr4" draw:text-style-name="P13" draw:layer="layout" svg:x1="7.62cm" svg:y1="5.961cm" svg:x2="9.313cm" svg:y2="5.926cm">
          <text:p/>
        </draw:line>
        <draw:custom-shape draw:style-name="gr2" draw:text-style-name="P12" draw:layer="layout" svg:width="0.925cm" svg:height="1.277cm" svg:x="9.335cm" svg:y="5.292cm">
          <text:p text:style-name="P1"><text:span text:style-name="T6">3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0.846cm" svg:height="1.277cm" svg:x="10.372cm" svg:y="5.292cm">
          <text:p text:style-name="P1"><text:span text:style-name="T6"><text:s/></text:span></text:p>
          <draw:enhanced-geometry svg:viewBox="0 0 21600 21600" draw:type="mso-spt202" draw:enhanced-path="M 0 0 L 21600 0 21600 21600 0 21600 0 0 Z N"/>
        </draw:custom-shape>
        <draw:line draw:style-name="gr4" draw:text-style-name="P13" draw:layer="layout" svg:x1="10.795cm" svg:y1="5.962cm" svg:x2="12.065cm" svg:y2="5.962cm">
          <text:p/>
        </draw:line>
        <draw:custom-shape draw:style-name="gr2" draw:text-style-name="P12" draw:layer="layout" svg:width="0.925cm" svg:height="1.277cm" svg:x="12.51cm" svg:y="5.292cm">
          <text:p text:style-name="P1"><text:span text:style-name="T6">7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6.372cm" svg:y="14.817cm">
          <text:p text:style-name="P1"><text:span text:style-name="T6">2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0.847cm" svg:height="1.277cm" svg:x="7.408cm" svg:y="14.817cm">
          <text:p text:style-name="P1"><text:span text:style-name="T6"><text:s/></text:span></text:p>
          <draw:enhanced-geometry svg:viewBox="0 0 21600 21600" draw:type="mso-spt202" draw:enhanced-path="M 0 0 L 21600 0 21600 21600 0 21600 0 0 Z N"/>
        </draw:custom-shape>
        <draw:line draw:style-name="gr4" draw:text-style-name="P13" draw:layer="layout" svg:x1="7.832cm" svg:y1="15.486cm" svg:x2="9.525cm" svg:y2="15.451cm">
          <text:p/>
        </draw:line>
        <draw:custom-shape draw:style-name="gr2" draw:text-style-name="P12" draw:layer="layout" svg:width="0.925cm" svg:height="1.277cm" svg:x="9.547cm" svg:y="14.817cm">
          <text:p text:style-name="P1"><text:span text:style-name="T6">8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0.847cm" svg:height="1.277cm" svg:x="10.583cm" svg:y="14.817cm">
          <text:p text:style-name="P1"><text:span text:style-name="T6"><text:s/></text:span></text:p>
          <draw:enhanced-geometry svg:viewBox="0 0 21600 21600" draw:type="mso-spt202" draw:enhanced-path="M 0 0 L 21600 0 21600 21600 0 21600 0 0 Z N"/>
        </draw:custom-shape>
        <draw:line draw:style-name="gr4" draw:text-style-name="P13" draw:layer="layout" svg:x1="11.007cm" svg:y1="15.486cm" svg:x2="12.7cm" svg:y2="15.451cm">
          <text:p/>
        </draw:line>
        <draw:custom-shape draw:style-name="gr2" draw:text-style-name="P12" draw:layer="layout" svg:width="0.925cm" svg:height="1.277cm" svg:x="12.722cm" svg:y="14.817cm">
          <text:p text:style-name="P1"><text:span text:style-name="T6">9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1.059cm" svg:height="1.277cm" svg:x="13.758cm" svg:y="14.817cm">
          <text:p text:style-name="P14"><text:span text:style-name="T7">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1.058cm" svg:height="1.277cm" svg:x="13.547cm" svg:y="5.292cm">
          <text:p text:style-name="P14"><text:span text:style-name="T7"></text:span></text:p>
          <draw:enhanced-geometry svg:viewBox="0 0 21600 21600" draw:type="mso-spt202" draw:enhanced-path="M 0 0 L 21600 0 21600 21600 0 21600 0 0 Z N"/>
        </draw:custom-shape>
        <draw:custom-shape draw:style-name="gr5" draw:text-style-name="P12" draw:layer="layout" svg:width="4.868cm" svg:height="3.309cm" svg:x="0.847cm" svg:y="9.102cm">
          <text:p text:style-name="P15"><text:span text:style-name="T8">list1</text:span></text:p>
          <text:p text:style-name="P1"><text:span text:style-name="T8">merge 1 </text:span></text:p>
          <text:p text:style-name="P15"><text:span text:style-name="T8">list2</text:span></text:p>
          <draw:enhanced-geometry svg:viewBox="0 0 21600 21600" draw:type="mso-spt202" draw:enhanced-path="M 0 0 L 21600 0 21600 21600 0 21600 0 0 Z N"/>
        </draw:custom-shape>
        <draw:line draw:style-name="gr6" draw:text-style-name="P13" draw:layer="layout" svg:x1="5.08cm" svg:y1="9.524cm" svg:x2="9.737cm" svg:y2="6.561cm">
          <text:p/>
        </draw:line>
        <draw:line draw:style-name="gr6" draw:text-style-name="P13" draw:layer="layout" svg:x1="5.503cm" svg:y1="12.277cm" svg:x2="6.773cm" svg:y2="14.605cm">
          <text:p/>
        </draw:line>
        <draw:custom-shape draw:style-name="gr7" draw:text-style-name="P12" draw:layer="layout" svg:width="1.518cm" svg:height="1.277cm" svg:x="6.552cm" svg:y="3.713cm">
          <text:p text:style-name="P1"><text:span text:style-name="T6">0</text:span><text:span text:style-name="T12">th</text:span><text:span text:style-name="T6"> 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22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9">
        <draw:frame presentation:style-name="pr9" draw:text-style-name="P2" draw:layer="layout" svg:width="24.681cm" svg:height="1.976cm" svg:x="0.145cm" svg:y="0.811cm" presentation:class="title" presentation:user-transformed="true">
          <draw:text-box>
            <text:p text:style-name="P1">Two linked Lists in merge</text:p>
          </draw:text-box>
        </draw:frame>
        <draw:custom-shape draw:style-name="gr2" draw:text-style-name="P12" draw:layer="layout" svg:width="0.925cm" svg:height="1.277cm" svg:x="6.16cm" svg:y="5.292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0.846cm" svg:height="1.277cm" svg:x="7.197cm" svg:y="5.292cm">
          <text:p text:style-name="P1"><text:span text:style-name="T6"><text:s/></text:span></text:p>
          <draw:enhanced-geometry svg:viewBox="0 0 21600 21600" draw:type="mso-spt202" draw:enhanced-path="M 0 0 L 21600 0 21600 21600 0 21600 0 0 Z N"/>
        </draw:custom-shape>
        <draw:line draw:style-name="gr4" draw:text-style-name="P13" draw:layer="layout" svg:x1="7.62cm" svg:y1="5.961cm" svg:x2="9.313cm" svg:y2="5.926cm">
          <text:p/>
        </draw:line>
        <draw:custom-shape draw:style-name="gr2" draw:text-style-name="P12" draw:layer="layout" svg:width="0.925cm" svg:height="1.277cm" svg:x="9.335cm" svg:y="5.292cm">
          <text:p text:style-name="P1"><text:span text:style-name="T6">3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0.846cm" svg:height="1.277cm" svg:x="10.372cm" svg:y="5.292cm">
          <text:p text:style-name="P1"><text:span text:style-name="T6"><text:s/></text:span></text:p>
          <draw:enhanced-geometry svg:viewBox="0 0 21600 21600" draw:type="mso-spt202" draw:enhanced-path="M 0 0 L 21600 0 21600 21600 0 21600 0 0 Z N"/>
        </draw:custom-shape>
        <draw:line draw:style-name="gr4" draw:text-style-name="P13" draw:layer="layout" svg:x1="10.795cm" svg:y1="5.962cm" svg:x2="12.065cm" svg:y2="5.962cm">
          <text:p/>
        </draw:line>
        <draw:custom-shape draw:style-name="gr2" draw:text-style-name="P12" draw:layer="layout" svg:width="0.925cm" svg:height="1.277cm" svg:x="12.51cm" svg:y="5.292cm">
          <text:p text:style-name="P1"><text:span text:style-name="T6">7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6.372cm" svg:y="14.817cm">
          <text:p text:style-name="P1"><text:span text:style-name="T6">2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0.847cm" svg:height="1.277cm" svg:x="7.408cm" svg:y="14.817cm">
          <text:p text:style-name="P1"><text:span text:style-name="T6"><text:s/></text:span></text:p>
          <draw:enhanced-geometry svg:viewBox="0 0 21600 21600" draw:type="mso-spt202" draw:enhanced-path="M 0 0 L 21600 0 21600 21600 0 21600 0 0 Z N"/>
        </draw:custom-shape>
        <draw:line draw:style-name="gr4" draw:text-style-name="P13" draw:layer="layout" svg:x1="7.832cm" svg:y1="15.486cm" svg:x2="9.525cm" svg:y2="15.451cm">
          <text:p/>
        </draw:line>
        <draw:custom-shape draw:style-name="gr2" draw:text-style-name="P12" draw:layer="layout" svg:width="0.925cm" svg:height="1.277cm" svg:x="9.547cm" svg:y="14.817cm">
          <text:p text:style-name="P1"><text:span text:style-name="T6">8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0.847cm" svg:height="1.277cm" svg:x="10.583cm" svg:y="14.817cm">
          <text:p text:style-name="P1"><text:span text:style-name="T6"><text:s/></text:span></text:p>
          <draw:enhanced-geometry svg:viewBox="0 0 21600 21600" draw:type="mso-spt202" draw:enhanced-path="M 0 0 L 21600 0 21600 21600 0 21600 0 0 Z N"/>
        </draw:custom-shape>
        <draw:line draw:style-name="gr4" draw:text-style-name="P13" draw:layer="layout" svg:x1="11.007cm" svg:y1="15.486cm" svg:x2="12.7cm" svg:y2="15.451cm">
          <text:p/>
        </draw:line>
        <draw:custom-shape draw:style-name="gr2" draw:text-style-name="P12" draw:layer="layout" svg:width="0.925cm" svg:height="1.277cm" svg:x="12.722cm" svg:y="14.817cm">
          <text:p text:style-name="P1"><text:span text:style-name="T6">9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1.059cm" svg:height="1.277cm" svg:x="13.758cm" svg:y="14.817cm">
          <text:p text:style-name="P14"><text:span text:style-name="T7">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1.058cm" svg:height="1.277cm" svg:x="13.547cm" svg:y="5.292cm">
          <text:p text:style-name="P14"><text:span text:style-name="T7"></text:span></text:p>
          <draw:enhanced-geometry svg:viewBox="0 0 21600 21600" draw:type="mso-spt202" draw:enhanced-path="M 0 0 L 21600 0 21600 21600 0 21600 0 0 Z N"/>
        </draw:custom-shape>
        <draw:custom-shape draw:style-name="gr5" draw:text-style-name="P12" draw:layer="layout" svg:width="4.868cm" svg:height="3.309cm" svg:x="0.847cm" svg:y="9.102cm">
          <text:p text:style-name="P15"><text:span text:style-name="T8">list1</text:span></text:p>
          <text:p text:style-name="P1"><text:span text:style-name="T8">merge 2 </text:span></text:p>
          <text:p text:style-name="P15"><text:span text:style-name="T8">list2</text:span></text:p>
          <draw:enhanced-geometry svg:viewBox="0 0 21600 21600" draw:type="mso-spt202" draw:enhanced-path="M 0 0 L 21600 0 21600 21600 0 21600 0 0 Z N"/>
        </draw:custom-shape>
        <draw:line draw:style-name="gr6" draw:text-style-name="P13" draw:layer="layout" svg:x1="5.08cm" svg:y1="9.524cm" svg:x2="9.737cm" svg:y2="6.561cm">
          <text:p/>
        </draw:line>
        <draw:line draw:style-name="gr6" draw:text-style-name="P13" draw:layer="layout" svg:x1="5.503cm" svg:y1="12.277cm" svg:x2="9.948cm" svg:y2="14.817cm">
          <text:p/>
        </draw:line>
        <draw:custom-shape draw:style-name="gr7" draw:text-style-name="P12" draw:layer="layout" svg:width="1.518cm" svg:height="1.277cm" svg:x="6.552cm" svg:y="3.713cm">
          <text:p text:style-name="P1"><text:span text:style-name="T6">0</text:span><text:span text:style-name="T12">th</text:span><text:span text:style-name="T6"> </text:span></text:p>
          <draw:enhanced-geometry svg:viewBox="0 0 21600 21600" draw:type="mso-spt202" draw:enhanced-path="M 0 0 L 21600 0 21600 21600 0 21600 0 0 Z N"/>
        </draw:custom-shape>
        <draw:custom-shape draw:style-name="gr7" draw:text-style-name="P12" draw:layer="layout" svg:width="1.674cm" svg:height="1.277cm" svg:x="6.593cm" svg:y="16.298cm">
          <text:p text:style-name="P1"><text:span text:style-name="T6">1</text:span><text:span text:style-name="T12">st</text:span><text:span text:style-name="T6"> <text:s/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23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9">
        <draw:frame presentation:style-name="pr9" draw:text-style-name="P2" draw:layer="layout" svg:width="24.681cm" svg:height="1.976cm" svg:x="0.145cm" svg:y="0.811cm" presentation:class="title" presentation:user-transformed="true">
          <draw:text-box>
            <text:p text:style-name="P1">Two linked Lists in merge</text:p>
          </draw:text-box>
        </draw:frame>
        <draw:custom-shape draw:style-name="gr2" draw:text-style-name="P12" draw:layer="layout" svg:width="0.925cm" svg:height="1.277cm" svg:x="6.16cm" svg:y="5.292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0.846cm" svg:height="1.277cm" svg:x="7.197cm" svg:y="5.292cm">
          <text:p text:style-name="P1"><text:span text:style-name="T6"><text:s/></text:span></text:p>
          <draw:enhanced-geometry svg:viewBox="0 0 21600 21600" draw:type="mso-spt202" draw:enhanced-path="M 0 0 L 21600 0 21600 21600 0 21600 0 0 Z N"/>
        </draw:custom-shape>
        <draw:line draw:style-name="gr4" draw:text-style-name="P13" draw:layer="layout" svg:x1="7.62cm" svg:y1="5.961cm" svg:x2="9.313cm" svg:y2="5.926cm">
          <text:p/>
        </draw:line>
        <draw:custom-shape draw:style-name="gr2" draw:text-style-name="P12" draw:layer="layout" svg:width="0.925cm" svg:height="1.277cm" svg:x="9.335cm" svg:y="5.292cm">
          <text:p text:style-name="P1"><text:span text:style-name="T6">3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0.846cm" svg:height="1.277cm" svg:x="10.372cm" svg:y="5.292cm">
          <text:p text:style-name="P1"><text:span text:style-name="T6"><text:s/></text:span></text:p>
          <draw:enhanced-geometry svg:viewBox="0 0 21600 21600" draw:type="mso-spt202" draw:enhanced-path="M 0 0 L 21600 0 21600 21600 0 21600 0 0 Z N"/>
        </draw:custom-shape>
        <draw:line draw:style-name="gr4" draw:text-style-name="P13" draw:layer="layout" svg:x1="10.795cm" svg:y1="5.962cm" svg:x2="12.065cm" svg:y2="5.962cm">
          <text:p/>
        </draw:line>
        <draw:custom-shape draw:style-name="gr2" draw:text-style-name="P12" draw:layer="layout" svg:width="0.925cm" svg:height="1.277cm" svg:x="12.51cm" svg:y="5.292cm">
          <text:p text:style-name="P1"><text:span text:style-name="T6">7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6.372cm" svg:y="14.817cm">
          <text:p text:style-name="P1"><text:span text:style-name="T6">2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0.847cm" svg:height="1.277cm" svg:x="7.408cm" svg:y="14.817cm">
          <text:p text:style-name="P1"><text:span text:style-name="T6"><text:s/></text:span></text:p>
          <draw:enhanced-geometry svg:viewBox="0 0 21600 21600" draw:type="mso-spt202" draw:enhanced-path="M 0 0 L 21600 0 21600 21600 0 21600 0 0 Z N"/>
        </draw:custom-shape>
        <draw:line draw:style-name="gr4" draw:text-style-name="P13" draw:layer="layout" svg:x1="7.832cm" svg:y1="15.486cm" svg:x2="9.525cm" svg:y2="15.451cm">
          <text:p/>
        </draw:line>
        <draw:custom-shape draw:style-name="gr2" draw:text-style-name="P12" draw:layer="layout" svg:width="0.925cm" svg:height="1.277cm" svg:x="9.547cm" svg:y="14.817cm">
          <text:p text:style-name="P1"><text:span text:style-name="T6">8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0.847cm" svg:height="1.277cm" svg:x="10.583cm" svg:y="14.817cm">
          <text:p text:style-name="P1"><text:span text:style-name="T6"><text:s/></text:span></text:p>
          <draw:enhanced-geometry svg:viewBox="0 0 21600 21600" draw:type="mso-spt202" draw:enhanced-path="M 0 0 L 21600 0 21600 21600 0 21600 0 0 Z N"/>
        </draw:custom-shape>
        <draw:line draw:style-name="gr4" draw:text-style-name="P13" draw:layer="layout" svg:x1="11.007cm" svg:y1="15.486cm" svg:x2="12.7cm" svg:y2="15.451cm">
          <text:p/>
        </draw:line>
        <draw:custom-shape draw:style-name="gr2" draw:text-style-name="P12" draw:layer="layout" svg:width="0.925cm" svg:height="1.277cm" svg:x="12.722cm" svg:y="14.817cm">
          <text:p text:style-name="P1"><text:span text:style-name="T6">9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1.059cm" svg:height="1.277cm" svg:x="13.758cm" svg:y="14.817cm">
          <text:p text:style-name="P14"><text:span text:style-name="T7">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1.058cm" svg:height="1.277cm" svg:x="13.547cm" svg:y="5.292cm">
          <text:p text:style-name="P14"><text:span text:style-name="T7"></text:span></text:p>
          <draw:enhanced-geometry svg:viewBox="0 0 21600 21600" draw:type="mso-spt202" draw:enhanced-path="M 0 0 L 21600 0 21600 21600 0 21600 0 0 Z N"/>
        </draw:custom-shape>
        <draw:custom-shape draw:style-name="gr5" draw:text-style-name="P12" draw:layer="layout" svg:width="4.868cm" svg:height="3.309cm" svg:x="0.847cm" svg:y="9.102cm">
          <text:p text:style-name="P15"><text:span text:style-name="T8">list1</text:span></text:p>
          <text:p text:style-name="P1"><text:span text:style-name="T8">merge 3</text:span></text:p>
          <text:p text:style-name="P15"><text:span text:style-name="T8">list2</text:span></text:p>
          <draw:enhanced-geometry svg:viewBox="0 0 21600 21600" draw:type="mso-spt202" draw:enhanced-path="M 0 0 L 21600 0 21600 21600 0 21600 0 0 Z N"/>
        </draw:custom-shape>
        <draw:line draw:style-name="gr6" draw:text-style-name="P13" draw:layer="layout" svg:x1="5.08cm" svg:y1="9.524cm" svg:x2="12.7cm" svg:y2="6.561cm">
          <text:p/>
        </draw:line>
        <draw:line draw:style-name="gr6" draw:text-style-name="P13" draw:layer="layout" svg:x1="5.503cm" svg:y1="12.277cm" svg:x2="9.948cm" svg:y2="14.817cm">
          <text:p/>
        </draw:line>
        <draw:custom-shape draw:style-name="gr7" draw:text-style-name="P12" draw:layer="layout" svg:width="1.518cm" svg:height="1.277cm" svg:x="6.552cm" svg:y="3.713cm">
          <text:p text:style-name="P1"><text:span text:style-name="T6">0</text:span><text:span text:style-name="T12">th</text:span><text:span text:style-name="T6"> </text:span></text:p>
          <draw:enhanced-geometry svg:viewBox="0 0 21600 21600" draw:type="mso-spt202" draw:enhanced-path="M 0 0 L 21600 0 21600 21600 0 21600 0 0 Z N"/>
        </draw:custom-shape>
        <draw:custom-shape draw:style-name="gr7" draw:text-style-name="P12" draw:layer="layout" svg:width="1.674cm" svg:height="1.277cm" svg:x="6.593cm" svg:y="16.298cm">
          <text:p text:style-name="P1"><text:span text:style-name="T6">1</text:span><text:span text:style-name="T12">st</text:span><text:span text:style-name="T6"> <text:s/></text:span></text:p>
          <draw:enhanced-geometry svg:viewBox="0 0 21600 21600" draw:type="mso-spt202" draw:enhanced-path="M 0 0 L 21600 0 21600 21600 0 21600 0 0 Z N"/>
        </draw:custom-shape>
        <draw:custom-shape draw:style-name="gr7" draw:text-style-name="P12" draw:layer="layout" svg:width="1.839cm" svg:height="1.277cm" svg:x="9.355cm" svg:y="3.81cm">
          <text:p text:style-name="P1"><text:span text:style-name="T6">2</text:span><text:span text:style-name="T12">nd</text:span><text:span text:style-name="T6"> <text:s/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24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9">
        <draw:frame presentation:style-name="pr9" draw:text-style-name="P2" draw:layer="layout" svg:width="24.681cm" svg:height="1.976cm" svg:x="0.145cm" svg:y="0.811cm" presentation:class="title" presentation:user-transformed="true">
          <draw:text-box>
            <text:p text:style-name="P1">Two linked Lists in merge</text:p>
          </draw:text-box>
        </draw:frame>
        <draw:custom-shape draw:style-name="gr2" draw:text-style-name="P12" draw:layer="layout" svg:width="0.925cm" svg:height="1.277cm" svg:x="6.16cm" svg:y="5.292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0.846cm" svg:height="1.277cm" svg:x="7.197cm" svg:y="5.292cm">
          <text:p text:style-name="P1"><text:span text:style-name="T6"><text:s/></text:span></text:p>
          <draw:enhanced-geometry svg:viewBox="0 0 21600 21600" draw:type="mso-spt202" draw:enhanced-path="M 0 0 L 21600 0 21600 21600 0 21600 0 0 Z N"/>
        </draw:custom-shape>
        <draw:line draw:style-name="gr4" draw:text-style-name="P13" draw:layer="layout" svg:x1="7.62cm" svg:y1="5.961cm" svg:x2="9.313cm" svg:y2="5.926cm">
          <text:p/>
        </draw:line>
        <draw:custom-shape draw:style-name="gr2" draw:text-style-name="P12" draw:layer="layout" svg:width="0.925cm" svg:height="1.277cm" svg:x="9.335cm" svg:y="5.292cm">
          <text:p text:style-name="P1"><text:span text:style-name="T6">3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0.846cm" svg:height="1.277cm" svg:x="10.372cm" svg:y="5.292cm">
          <text:p text:style-name="P1"><text:span text:style-name="T6"><text:s/></text:span></text:p>
          <draw:enhanced-geometry svg:viewBox="0 0 21600 21600" draw:type="mso-spt202" draw:enhanced-path="M 0 0 L 21600 0 21600 21600 0 21600 0 0 Z N"/>
        </draw:custom-shape>
        <draw:line draw:style-name="gr4" draw:text-style-name="P13" draw:layer="layout" svg:x1="10.795cm" svg:y1="5.962cm" svg:x2="12.065cm" svg:y2="5.962cm">
          <text:p/>
        </draw:line>
        <draw:custom-shape draw:style-name="gr2" draw:text-style-name="P12" draw:layer="layout" svg:width="0.925cm" svg:height="1.277cm" svg:x="12.51cm" svg:y="5.292cm">
          <text:p text:style-name="P1"><text:span text:style-name="T6">7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6.372cm" svg:y="14.817cm">
          <text:p text:style-name="P1"><text:span text:style-name="T6">2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0.847cm" svg:height="1.277cm" svg:x="7.408cm" svg:y="14.817cm">
          <text:p text:style-name="P1"><text:span text:style-name="T6"><text:s/></text:span></text:p>
          <draw:enhanced-geometry svg:viewBox="0 0 21600 21600" draw:type="mso-spt202" draw:enhanced-path="M 0 0 L 21600 0 21600 21600 0 21600 0 0 Z N"/>
        </draw:custom-shape>
        <draw:line draw:style-name="gr4" draw:text-style-name="P13" draw:layer="layout" svg:x1="7.832cm" svg:y1="15.486cm" svg:x2="9.525cm" svg:y2="15.451cm">
          <text:p/>
        </draw:line>
        <draw:custom-shape draw:style-name="gr2" draw:text-style-name="P12" draw:layer="layout" svg:width="0.925cm" svg:height="1.277cm" svg:x="9.547cm" svg:y="14.817cm">
          <text:p text:style-name="P1"><text:span text:style-name="T6">8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0.847cm" svg:height="1.277cm" svg:x="10.583cm" svg:y="14.817cm">
          <text:p text:style-name="P1"><text:span text:style-name="T6"><text:s/></text:span></text:p>
          <draw:enhanced-geometry svg:viewBox="0 0 21600 21600" draw:type="mso-spt202" draw:enhanced-path="M 0 0 L 21600 0 21600 21600 0 21600 0 0 Z N"/>
        </draw:custom-shape>
        <draw:line draw:style-name="gr4" draw:text-style-name="P13" draw:layer="layout" svg:x1="11.007cm" svg:y1="15.486cm" svg:x2="12.7cm" svg:y2="15.451cm">
          <text:p/>
        </draw:line>
        <draw:custom-shape draw:style-name="gr2" draw:text-style-name="P12" draw:layer="layout" svg:width="0.925cm" svg:height="1.277cm" svg:x="12.722cm" svg:y="14.817cm">
          <text:p text:style-name="P1"><text:span text:style-name="T6">9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1.059cm" svg:height="1.277cm" svg:x="13.758cm" svg:y="14.817cm">
          <text:p text:style-name="P14"><text:span text:style-name="T7">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1.058cm" svg:height="1.277cm" svg:x="13.547cm" svg:y="5.292cm">
          <text:p text:style-name="P14"><text:span text:style-name="T7"></text:span></text:p>
          <draw:enhanced-geometry svg:viewBox="0 0 21600 21600" draw:type="mso-spt202" draw:enhanced-path="M 0 0 L 21600 0 21600 21600 0 21600 0 0 Z N"/>
        </draw:custom-shape>
        <draw:custom-shape draw:style-name="gr5" draw:text-style-name="P12" draw:layer="layout" svg:width="4.868cm" svg:height="3.309cm" svg:x="0.847cm" svg:y="9.102cm">
          <text:p text:style-name="P15"><text:span text:style-name="T8">list1</text:span></text:p>
          <text:p text:style-name="P1"><text:span text:style-name="T8">merge 4 </text:span></text:p>
          <text:p text:style-name="P15"><text:span text:style-name="T8">list2</text:span></text:p>
          <draw:enhanced-geometry svg:viewBox="0 0 21600 21600" draw:type="mso-spt202" draw:enhanced-path="M 0 0 L 21600 0 21600 21600 0 21600 0 0 Z N"/>
        </draw:custom-shape>
        <draw:line draw:style-name="gr6" draw:text-style-name="P13" draw:layer="layout" svg:x1="5.08cm" svg:y1="9.525cm" svg:x2="15.452cm" svg:y2="6.773cm">
          <text:p/>
        </draw:line>
        <draw:line draw:style-name="gr6" draw:text-style-name="P13" draw:layer="layout" svg:x1="5.503cm" svg:y1="12.277cm" svg:x2="9.948cm" svg:y2="14.817cm">
          <text:p/>
        </draw:line>
        <draw:custom-shape draw:style-name="gr7" draw:text-style-name="P12" draw:layer="layout" svg:width="1.518cm" svg:height="1.277cm" svg:x="6.552cm" svg:y="3.713cm">
          <text:p text:style-name="P1"><text:span text:style-name="T6">0</text:span><text:span text:style-name="T12">th</text:span><text:span text:style-name="T6"> </text:span></text:p>
          <draw:enhanced-geometry svg:viewBox="0 0 21600 21600" draw:type="mso-spt202" draw:enhanced-path="M 0 0 L 21600 0 21600 21600 0 21600 0 0 Z N"/>
        </draw:custom-shape>
        <draw:custom-shape draw:style-name="gr7" draw:text-style-name="P12" draw:layer="layout" svg:width="1.674cm" svg:height="1.277cm" svg:x="6.593cm" svg:y="16.298cm">
          <text:p text:style-name="P1"><text:span text:style-name="T6">1</text:span><text:span text:style-name="T12">st</text:span><text:span text:style-name="T6"> <text:s/></text:span></text:p>
          <draw:enhanced-geometry svg:viewBox="0 0 21600 21600" draw:type="mso-spt202" draw:enhanced-path="M 0 0 L 21600 0 21600 21600 0 21600 0 0 Z N"/>
        </draw:custom-shape>
        <draw:custom-shape draw:style-name="gr7" draw:text-style-name="P12" draw:layer="layout" svg:width="1.839cm" svg:height="1.277cm" svg:x="9.355cm" svg:y="3.81cm">
          <text:p text:style-name="P1"><text:span text:style-name="T6">2</text:span><text:span text:style-name="T12">nd</text:span><text:span text:style-name="T6"> <text:s/></text:span></text:p>
          <draw:enhanced-geometry svg:viewBox="0 0 21600 21600" draw:type="mso-spt202" draw:enhanced-path="M 0 0 L 21600 0 21600 21600 0 21600 0 0 Z N"/>
        </draw:custom-shape>
        <draw:custom-shape draw:style-name="gr7" draw:text-style-name="P12" draw:layer="layout" svg:width="0.942cm" svg:height="1.277cm" svg:x="15.668cm" svg:y="5.927cm">
          <text:p text:style-name="P14"><text:span text:style-name="T7">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.548cm" svg:height="1.277cm" svg:x="12.62cm" svg:y="3.81cm">
          <text:p text:style-name="P1"><text:span text:style-name="T6">3</text:span><text:span text:style-name="T12">rd</text:span><text:span text:style-name="T6"> 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25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9">
        <draw:frame presentation:style-name="pr9" draw:text-style-name="P2" draw:layer="layout" svg:width="24.681cm" svg:height="1.976cm" svg:x="0.145cm" svg:y="0.811cm" presentation:class="title" presentation:user-transformed="true">
          <draw:text-box>
            <text:p text:style-name="P1">Two linked Lists in merge</text:p>
          </draw:text-box>
        </draw:frame>
        <draw:custom-shape draw:style-name="gr2" draw:text-style-name="P12" draw:layer="layout" svg:width="0.925cm" svg:height="1.277cm" svg:x="6.16cm" svg:y="5.292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0.846cm" svg:height="1.277cm" svg:x="7.197cm" svg:y="5.292cm">
          <text:p text:style-name="P1"><text:span text:style-name="T6"><text:s/></text:span></text:p>
          <draw:enhanced-geometry svg:viewBox="0 0 21600 21600" draw:type="mso-spt202" draw:enhanced-path="M 0 0 L 21600 0 21600 21600 0 21600 0 0 Z N"/>
        </draw:custom-shape>
        <draw:line draw:style-name="gr4" draw:text-style-name="P13" draw:layer="layout" svg:x1="7.62cm" svg:y1="5.961cm" svg:x2="9.313cm" svg:y2="5.926cm">
          <text:p/>
        </draw:line>
        <draw:custom-shape draw:style-name="gr2" draw:text-style-name="P12" draw:layer="layout" svg:width="0.925cm" svg:height="1.277cm" svg:x="9.335cm" svg:y="5.292cm">
          <text:p text:style-name="P1"><text:span text:style-name="T6">3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0.846cm" svg:height="1.277cm" svg:x="10.372cm" svg:y="5.292cm">
          <text:p text:style-name="P1"><text:span text:style-name="T6"><text:s/></text:span></text:p>
          <draw:enhanced-geometry svg:viewBox="0 0 21600 21600" draw:type="mso-spt202" draw:enhanced-path="M 0 0 L 21600 0 21600 21600 0 21600 0 0 Z N"/>
        </draw:custom-shape>
        <draw:line draw:style-name="gr4" draw:text-style-name="P13" draw:layer="layout" svg:x1="10.795cm" svg:y1="5.962cm" svg:x2="12.065cm" svg:y2="5.962cm">
          <text:p/>
        </draw:line>
        <draw:custom-shape draw:style-name="gr2" draw:text-style-name="P12" draw:layer="layout" svg:width="0.925cm" svg:height="1.277cm" svg:x="12.51cm" svg:y="5.292cm">
          <text:p text:style-name="P1"><text:span text:style-name="T6">7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6.372cm" svg:y="14.817cm">
          <text:p text:style-name="P1"><text:span text:style-name="T6">2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0.847cm" svg:height="1.277cm" svg:x="7.408cm" svg:y="14.817cm">
          <text:p text:style-name="P1"><text:span text:style-name="T6"><text:s/></text:span></text:p>
          <draw:enhanced-geometry svg:viewBox="0 0 21600 21600" draw:type="mso-spt202" draw:enhanced-path="M 0 0 L 21600 0 21600 21600 0 21600 0 0 Z N"/>
        </draw:custom-shape>
        <draw:line draw:style-name="gr4" draw:text-style-name="P13" draw:layer="layout" svg:x1="7.832cm" svg:y1="15.486cm" svg:x2="9.525cm" svg:y2="15.451cm">
          <text:p/>
        </draw:line>
        <draw:custom-shape draw:style-name="gr2" draw:text-style-name="P12" draw:layer="layout" svg:width="0.925cm" svg:height="1.277cm" svg:x="9.547cm" svg:y="14.817cm">
          <text:p text:style-name="P1"><text:span text:style-name="T6">8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0.847cm" svg:height="1.277cm" svg:x="10.583cm" svg:y="14.817cm">
          <text:p text:style-name="P1"><text:span text:style-name="T6"><text:s/></text:span></text:p>
          <draw:enhanced-geometry svg:viewBox="0 0 21600 21600" draw:type="mso-spt202" draw:enhanced-path="M 0 0 L 21600 0 21600 21600 0 21600 0 0 Z N"/>
        </draw:custom-shape>
        <draw:line draw:style-name="gr4" draw:text-style-name="P13" draw:layer="layout" svg:x1="11.007cm" svg:y1="15.486cm" svg:x2="12.7cm" svg:y2="15.451cm">
          <text:p/>
        </draw:line>
        <draw:custom-shape draw:style-name="gr2" draw:text-style-name="P12" draw:layer="layout" svg:width="0.925cm" svg:height="1.277cm" svg:x="12.722cm" svg:y="14.817cm">
          <text:p text:style-name="P1"><text:span text:style-name="T6">9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1.059cm" svg:height="1.277cm" svg:x="13.758cm" svg:y="14.817cm">
          <text:p text:style-name="P14"><text:span text:style-name="T7"></text:span></text:p>
          <draw:enhanced-geometry svg:viewBox="0 0 21600 21600" draw:type="mso-spt202" draw:enhanced-path="M 0 0 L 21600 0 21600 21600 0 21600 0 0 Z N"/>
        </draw:custom-shape>
        <draw:custom-shape draw:style-name="gr10" draw:text-style-name="P12" draw:layer="layout" svg:width="1.058cm" svg:height="1.305cm" svg:x="13.547cm" svg:y="5.292cm">
          <text:p/>
          <draw:enhanced-geometry svg:viewBox="0 0 21600 21600" draw:type="mso-spt202" draw:enhanced-path="M 0 0 L 21600 0 21600 21600 0 21600 0 0 Z N"/>
        </draw:custom-shape>
        <draw:custom-shape draw:style-name="gr5" draw:text-style-name="P12" draw:layer="layout" svg:width="4.868cm" svg:height="3.309cm" svg:x="0.847cm" svg:y="9.102cm">
          <text:p text:style-name="P15"><text:span text:style-name="T8">list1</text:span></text:p>
          <text:p text:style-name="P1"><text:span text:style-name="T8">merge 3 </text:span></text:p>
          <text:p text:style-name="P15"><text:span text:style-name="T8">list2</text:span></text:p>
          <draw:enhanced-geometry svg:viewBox="0 0 21600 21600" draw:type="mso-spt202" draw:enhanced-path="M 0 0 L 21600 0 21600 21600 0 21600 0 0 Z N"/>
        </draw:custom-shape>
        <draw:line draw:style-name="gr6" draw:text-style-name="P13" draw:layer="layout" svg:x1="5.08cm" svg:y1="9.525cm" svg:x2="12.912cm" svg:y2="6.773cm">
          <text:p/>
        </draw:line>
        <draw:line draw:style-name="gr6" draw:text-style-name="P13" draw:layer="layout" svg:x1="5.503cm" svg:y1="12.277cm" svg:x2="9.948cm" svg:y2="14.817cm">
          <text:p/>
        </draw:line>
        <draw:custom-shape draw:style-name="gr7" draw:text-style-name="P12" draw:layer="layout" svg:width="1.518cm" svg:height="1.277cm" svg:x="6.552cm" svg:y="3.713cm">
          <text:p text:style-name="P1"><text:span text:style-name="T6">0</text:span><text:span text:style-name="T12">th</text:span><text:span text:style-name="T6"> </text:span></text:p>
          <draw:enhanced-geometry svg:viewBox="0 0 21600 21600" draw:type="mso-spt202" draw:enhanced-path="M 0 0 L 21600 0 21600 21600 0 21600 0 0 Z N"/>
        </draw:custom-shape>
        <draw:custom-shape draw:style-name="gr7" draw:text-style-name="P12" draw:layer="layout" svg:width="1.674cm" svg:height="1.277cm" svg:x="6.593cm" svg:y="16.298cm">
          <text:p text:style-name="P1"><text:span text:style-name="T6">1</text:span><text:span text:style-name="T12">st</text:span><text:span text:style-name="T6"> <text:s/></text:span></text:p>
          <draw:enhanced-geometry svg:viewBox="0 0 21600 21600" draw:type="mso-spt202" draw:enhanced-path="M 0 0 L 21600 0 21600 21600 0 21600 0 0 Z N"/>
        </draw:custom-shape>
        <draw:custom-shape draw:style-name="gr7" draw:text-style-name="P12" draw:layer="layout" svg:width="1.839cm" svg:height="1.277cm" svg:x="9.355cm" svg:y="3.81cm">
          <text:p text:style-name="P1"><text:span text:style-name="T6">2</text:span><text:span text:style-name="T12">nd</text:span><text:span text:style-name="T6"> <text:s/></text:span></text:p>
          <draw:enhanced-geometry svg:viewBox="0 0 21600 21600" draw:type="mso-spt202" draw:enhanced-path="M 0 0 L 21600 0 21600 21600 0 21600 0 0 Z N"/>
        </draw:custom-shape>
        <draw:line draw:style-name="gr4" draw:text-style-name="P13" draw:layer="layout" svg:x1="14.182cm" svg:y1="6.138cm" svg:x2="10.16cm" svg:y2="14.817cm">
          <text:p/>
        </draw:line>
        <presentation:notes draw:style-name="dp2">
          <draw:page-thumbnail draw:style-name="gr1" draw:layer="layout" svg:width="7.142cm" svg:height="9.524cm" svg:x="5.953cm" svg:y="1.93cm" draw:page-number="26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9">
        <draw:frame presentation:style-name="pr9" draw:text-style-name="P2" draw:layer="layout" svg:width="24.681cm" svg:height="1.976cm" svg:x="0.145cm" svg:y="0.811cm" presentation:class="title" presentation:user-transformed="true">
          <draw:text-box>
            <text:p text:style-name="P1">Two linked Lists in merge</text:p>
          </draw:text-box>
        </draw:frame>
        <draw:custom-shape draw:style-name="gr2" draw:text-style-name="P12" draw:layer="layout" svg:width="0.925cm" svg:height="1.277cm" svg:x="6.16cm" svg:y="5.292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0.846cm" svg:height="1.277cm" svg:x="7.197cm" svg:y="5.292cm">
          <text:p text:style-name="P1"><text:span text:style-name="T6"><text:s/></text:span></text:p>
          <draw:enhanced-geometry svg:viewBox="0 0 21600 21600" draw:type="mso-spt202" draw:enhanced-path="M 0 0 L 21600 0 21600 21600 0 21600 0 0 Z N"/>
        </draw:custom-shape>
        <draw:line draw:style-name="gr4" draw:text-style-name="P13" draw:layer="layout" svg:x1="7.62cm" svg:y1="5.961cm" svg:x2="9.313cm" svg:y2="5.926cm">
          <text:p/>
        </draw:line>
        <draw:custom-shape draw:style-name="gr2" draw:text-style-name="P12" draw:layer="layout" svg:width="0.925cm" svg:height="1.277cm" svg:x="9.335cm" svg:y="5.292cm">
          <text:p text:style-name="P1"><text:span text:style-name="T6">3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0.846cm" svg:height="1.277cm" svg:x="10.372cm" svg:y="5.292cm">
          <text:p text:style-name="P1"><text:span text:style-name="T6"><text:s/></text:span></text:p>
          <draw:enhanced-geometry svg:viewBox="0 0 21600 21600" draw:type="mso-spt202" draw:enhanced-path="M 0 0 L 21600 0 21600 21600 0 21600 0 0 Z N"/>
        </draw:custom-shape>
        <draw:line draw:style-name="gr4" draw:text-style-name="P13" draw:layer="layout" svg:x1="10.795cm" svg:y1="5.962cm" svg:x2="12.065cm" svg:y2="5.962cm">
          <text:p/>
        </draw:line>
        <draw:custom-shape draw:style-name="gr2" draw:text-style-name="P12" draw:layer="layout" svg:width="0.925cm" svg:height="1.277cm" svg:x="12.51cm" svg:y="5.292cm">
          <text:p text:style-name="P1"><text:span text:style-name="T6">7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6.372cm" svg:y="14.817cm">
          <text:p text:style-name="P1"><text:span text:style-name="T6">2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0.847cm" svg:height="1.277cm" svg:x="7.408cm" svg:y="14.817cm">
          <text:p text:style-name="P1"><text:span text:style-name="T6"><text:s/></text:span></text:p>
          <draw:enhanced-geometry svg:viewBox="0 0 21600 21600" draw:type="mso-spt202" draw:enhanced-path="M 0 0 L 21600 0 21600 21600 0 21600 0 0 Z N"/>
        </draw:custom-shape>
        <draw:line draw:style-name="gr4" draw:text-style-name="P13" draw:layer="layout" svg:x1="7.832cm" svg:y1="15.486cm" svg:x2="9.525cm" svg:y2="15.451cm">
          <text:p/>
        </draw:line>
        <draw:custom-shape draw:style-name="gr2" draw:text-style-name="P12" draw:layer="layout" svg:width="0.925cm" svg:height="1.277cm" svg:x="9.547cm" svg:y="14.817cm">
          <text:p text:style-name="P1"><text:span text:style-name="T6">8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0.847cm" svg:height="1.277cm" svg:x="10.583cm" svg:y="14.817cm">
          <text:p text:style-name="P1"><text:span text:style-name="T6"><text:s/></text:span></text:p>
          <draw:enhanced-geometry svg:viewBox="0 0 21600 21600" draw:type="mso-spt202" draw:enhanced-path="M 0 0 L 21600 0 21600 21600 0 21600 0 0 Z N"/>
        </draw:custom-shape>
        <draw:line draw:style-name="gr4" draw:text-style-name="P13" draw:layer="layout" svg:x1="11.007cm" svg:y1="15.486cm" svg:x2="12.7cm" svg:y2="15.451cm">
          <text:p/>
        </draw:line>
        <draw:custom-shape draw:style-name="gr2" draw:text-style-name="P12" draw:layer="layout" svg:width="0.925cm" svg:height="1.277cm" svg:x="12.722cm" svg:y="14.817cm">
          <text:p text:style-name="P1"><text:span text:style-name="T6">9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1.059cm" svg:height="1.277cm" svg:x="13.758cm" svg:y="14.817cm">
          <text:p text:style-name="P14"><text:span text:style-name="T7"></text:span></text:p>
          <draw:enhanced-geometry svg:viewBox="0 0 21600 21600" draw:type="mso-spt202" draw:enhanced-path="M 0 0 L 21600 0 21600 21600 0 21600 0 0 Z N"/>
        </draw:custom-shape>
        <draw:custom-shape draw:style-name="gr10" draw:text-style-name="P12" draw:layer="layout" svg:width="1.058cm" svg:height="1.305cm" svg:x="13.547cm" svg:y="5.292cm">
          <text:p/>
          <draw:enhanced-geometry svg:viewBox="0 0 21600 21600" draw:type="mso-spt202" draw:enhanced-path="M 0 0 L 21600 0 21600 21600 0 21600 0 0 Z N"/>
        </draw:custom-shape>
        <draw:custom-shape draw:style-name="gr5" draw:text-style-name="P12" draw:layer="layout" svg:width="4.868cm" svg:height="3.309cm" svg:x="0.847cm" svg:y="9.102cm">
          <text:p text:style-name="P15"><text:span text:style-name="T8">list1</text:span></text:p>
          <text:p text:style-name="P1"><text:span text:style-name="T8">merge 2 </text:span></text:p>
          <text:p text:style-name="P15"><text:span text:style-name="T8">list2</text:span></text:p>
          <draw:enhanced-geometry svg:viewBox="0 0 21600 21600" draw:type="mso-spt202" draw:enhanced-path="M 0 0 L 21600 0 21600 21600 0 21600 0 0 Z N"/>
        </draw:custom-shape>
        <draw:line draw:style-name="gr6" draw:text-style-name="P13" draw:layer="layout" svg:x1="5.08cm" svg:y1="9.525cm" svg:x2="9.737cm" svg:y2="6.773cm">
          <text:p/>
        </draw:line>
        <draw:line draw:style-name="gr6" draw:text-style-name="P13" draw:layer="layout" svg:x1="5.503cm" svg:y1="12.277cm" svg:x2="9.948cm" svg:y2="14.817cm">
          <text:p/>
        </draw:line>
        <draw:custom-shape draw:style-name="gr7" draw:text-style-name="P12" draw:layer="layout" svg:width="1.518cm" svg:height="1.277cm" svg:x="6.552cm" svg:y="3.713cm">
          <text:p text:style-name="P1"><text:span text:style-name="T6">0</text:span><text:span text:style-name="T12">th</text:span><text:span text:style-name="T6"> </text:span></text:p>
          <draw:enhanced-geometry svg:viewBox="0 0 21600 21600" draw:type="mso-spt202" draw:enhanced-path="M 0 0 L 21600 0 21600 21600 0 21600 0 0 Z N"/>
        </draw:custom-shape>
        <draw:custom-shape draw:style-name="gr7" draw:text-style-name="P12" draw:layer="layout" svg:width="1.674cm" svg:height="1.277cm" svg:x="6.593cm" svg:y="16.298cm">
          <text:p text:style-name="P1"><text:span text:style-name="T6">1</text:span><text:span text:style-name="T12">st</text:span><text:span text:style-name="T6"> <text:s/></text:span></text:p>
          <draw:enhanced-geometry svg:viewBox="0 0 21600 21600" draw:type="mso-spt202" draw:enhanced-path="M 0 0 L 21600 0 21600 21600 0 21600 0 0 Z N"/>
        </draw:custom-shape>
        <draw:custom-shape draw:style-name="gr7" draw:text-style-name="P12" draw:layer="layout" svg:width="1.839cm" svg:height="1.277cm" svg:x="9.355cm" svg:y="3.81cm">
          <text:p text:style-name="P1"><text:span text:style-name="T6">2</text:span><text:span text:style-name="T12">nd</text:span><text:span text:style-name="T6"> <text:s/></text:span></text:p>
          <draw:enhanced-geometry svg:viewBox="0 0 21600 21600" draw:type="mso-spt202" draw:enhanced-path="M 0 0 L 21600 0 21600 21600 0 21600 0 0 Z N"/>
        </draw:custom-shape>
        <draw:line draw:style-name="gr4" draw:text-style-name="P13" draw:layer="layout" svg:x1="14.182cm" svg:y1="6.138cm" svg:x2="10.16cm" svg:y2="14.817cm">
          <text:p/>
        </draw:line>
        <presentation:notes draw:style-name="dp2">
          <draw:page-thumbnail draw:style-name="gr1" draw:layer="layout" svg:width="7.142cm" svg:height="9.524cm" svg:x="5.953cm" svg:y="1.93cm" draw:page-number="27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9">
        <draw:frame presentation:style-name="pr9" draw:text-style-name="P2" draw:layer="layout" svg:width="24.681cm" svg:height="1.976cm" svg:x="0.145cm" svg:y="0.811cm" presentation:class="title" presentation:user-transformed="true">
          <draw:text-box>
            <text:p text:style-name="P1">Two linked Lists in merge</text:p>
          </draw:text-box>
        </draw:frame>
        <draw:custom-shape draw:style-name="gr2" draw:text-style-name="P12" draw:layer="layout" svg:width="0.925cm" svg:height="1.277cm" svg:x="6.16cm" svg:y="5.292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0.846cm" svg:height="1.277cm" svg:x="7.197cm" svg:y="5.292cm">
          <text:p text:style-name="P1"><text:span text:style-name="T6"><text:s/></text:span></text:p>
          <draw:enhanced-geometry svg:viewBox="0 0 21600 21600" draw:type="mso-spt202" draw:enhanced-path="M 0 0 L 21600 0 21600 21600 0 21600 0 0 Z N"/>
        </draw:custom-shape>
        <draw:line draw:style-name="gr4" draw:text-style-name="P13" draw:layer="layout" svg:x1="7.62cm" svg:y1="5.961cm" svg:x2="9.313cm" svg:y2="5.926cm">
          <text:p/>
        </draw:line>
        <draw:custom-shape draw:style-name="gr2" draw:text-style-name="P12" draw:layer="layout" svg:width="0.925cm" svg:height="1.277cm" svg:x="9.335cm" svg:y="5.292cm">
          <text:p text:style-name="P1"><text:span text:style-name="T6">3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0.846cm" svg:height="1.277cm" svg:x="10.372cm" svg:y="5.292cm">
          <text:p text:style-name="P1"><text:span text:style-name="T6"><text:s/></text:span></text:p>
          <draw:enhanced-geometry svg:viewBox="0 0 21600 21600" draw:type="mso-spt202" draw:enhanced-path="M 0 0 L 21600 0 21600 21600 0 21600 0 0 Z N"/>
        </draw:custom-shape>
        <draw:line draw:style-name="gr4" draw:text-style-name="P13" draw:layer="layout" svg:x1="10.795cm" svg:y1="5.962cm" svg:x2="12.065cm" svg:y2="5.962cm">
          <text:p/>
        </draw:line>
        <draw:custom-shape draw:style-name="gr2" draw:text-style-name="P12" draw:layer="layout" svg:width="0.925cm" svg:height="1.277cm" svg:x="12.51cm" svg:y="5.292cm">
          <text:p text:style-name="P1"><text:span text:style-name="T6">7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6.372cm" svg:y="14.817cm">
          <text:p text:style-name="P1"><text:span text:style-name="T6">2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0.847cm" svg:height="1.277cm" svg:x="7.408cm" svg:y="14.817cm">
          <text:p text:style-name="P1"><text:span text:style-name="T6"><text:s/></text:span></text:p>
          <draw:enhanced-geometry svg:viewBox="0 0 21600 21600" draw:type="mso-spt202" draw:enhanced-path="M 0 0 L 21600 0 21600 21600 0 21600 0 0 Z N"/>
        </draw:custom-shape>
        <draw:line draw:style-name="gr4" draw:text-style-name="P13" draw:layer="layout" svg:x1="7.832cm" svg:y1="15.487cm" svg:x2="9.948cm" svg:y2="6.773cm">
          <text:p/>
        </draw:line>
        <draw:custom-shape draw:style-name="gr2" draw:text-style-name="P12" draw:layer="layout" svg:width="0.925cm" svg:height="1.277cm" svg:x="9.547cm" svg:y="14.817cm">
          <text:p text:style-name="P1"><text:span text:style-name="T6">8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0.847cm" svg:height="1.277cm" svg:x="10.583cm" svg:y="14.817cm">
          <text:p text:style-name="P1"><text:span text:style-name="T6"><text:s/></text:span></text:p>
          <draw:enhanced-geometry svg:viewBox="0 0 21600 21600" draw:type="mso-spt202" draw:enhanced-path="M 0 0 L 21600 0 21600 21600 0 21600 0 0 Z N"/>
        </draw:custom-shape>
        <draw:line draw:style-name="gr4" draw:text-style-name="P13" draw:layer="layout" svg:x1="11.007cm" svg:y1="15.486cm" svg:x2="12.7cm" svg:y2="15.451cm">
          <text:p/>
        </draw:line>
        <draw:custom-shape draw:style-name="gr2" draw:text-style-name="P12" draw:layer="layout" svg:width="0.925cm" svg:height="1.277cm" svg:x="12.722cm" svg:y="14.817cm">
          <text:p text:style-name="P1"><text:span text:style-name="T6">9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1.059cm" svg:height="1.277cm" svg:x="13.758cm" svg:y="14.817cm">
          <text:p text:style-name="P14"><text:span text:style-name="T7"></text:span></text:p>
          <draw:enhanced-geometry svg:viewBox="0 0 21600 21600" draw:type="mso-spt202" draw:enhanced-path="M 0 0 L 21600 0 21600 21600 0 21600 0 0 Z N"/>
        </draw:custom-shape>
        <draw:custom-shape draw:style-name="gr10" draw:text-style-name="P12" draw:layer="layout" svg:width="1.058cm" svg:height="1.305cm" svg:x="13.547cm" svg:y="5.292cm">
          <text:p/>
          <draw:enhanced-geometry svg:viewBox="0 0 21600 21600" draw:type="mso-spt202" draw:enhanced-path="M 0 0 L 21600 0 21600 21600 0 21600 0 0 Z N"/>
        </draw:custom-shape>
        <draw:custom-shape draw:style-name="gr5" draw:text-style-name="P12" draw:layer="layout" svg:width="4.868cm" svg:height="3.309cm" svg:x="0.847cm" svg:y="9.102cm">
          <text:p text:style-name="P15"><text:span text:style-name="T8">list1</text:span></text:p>
          <text:p text:style-name="P1"><text:span text:style-name="T8">merge 2 </text:span></text:p>
          <text:p text:style-name="P15"><text:span text:style-name="T8">list2</text:span></text:p>
          <draw:enhanced-geometry svg:viewBox="0 0 21600 21600" draw:type="mso-spt202" draw:enhanced-path="M 0 0 L 21600 0 21600 21600 0 21600 0 0 Z N"/>
        </draw:custom-shape>
        <draw:line draw:style-name="gr6" draw:text-style-name="P13" draw:layer="layout" svg:x1="5.08cm" svg:y1="9.525cm" svg:x2="9.737cm" svg:y2="6.773cm">
          <text:p/>
        </draw:line>
        <draw:line draw:style-name="gr6" draw:text-style-name="P13" draw:layer="layout" svg:x1="5.503cm" svg:y1="12.277cm" svg:x2="6.773cm" svg:y2="14.817cm">
          <text:p/>
        </draw:line>
        <draw:custom-shape draw:style-name="gr7" draw:text-style-name="P12" draw:layer="layout" svg:width="1.518cm" svg:height="1.277cm" svg:x="6.552cm" svg:y="3.713cm">
          <text:p text:style-name="P1"><text:span text:style-name="T6">0</text:span><text:span text:style-name="T12">th</text:span><text:span text:style-name="T6"> </text:span></text:p>
          <draw:enhanced-geometry svg:viewBox="0 0 21600 21600" draw:type="mso-spt202" draw:enhanced-path="M 0 0 L 21600 0 21600 21600 0 21600 0 0 Z N"/>
        </draw:custom-shape>
        <draw:custom-shape draw:style-name="gr7" draw:text-style-name="P12" draw:layer="layout" svg:width="1.674cm" svg:height="1.277cm" svg:x="6.593cm" svg:y="16.298cm">
          <text:p text:style-name="P1"><text:span text:style-name="T6">1</text:span><text:span text:style-name="T12">st</text:span><text:span text:style-name="T6"> <text:s/></text:span></text:p>
          <draw:enhanced-geometry svg:viewBox="0 0 21600 21600" draw:type="mso-spt202" draw:enhanced-path="M 0 0 L 21600 0 21600 21600 0 21600 0 0 Z N"/>
        </draw:custom-shape>
        <draw:custom-shape draw:style-name="gr7" draw:text-style-name="P12" draw:layer="layout" svg:width="1.839cm" svg:height="1.277cm" svg:x="9.355cm" svg:y="3.81cm">
          <text:p text:style-name="P1"><text:span text:style-name="T6">2</text:span><text:span text:style-name="T12">nd</text:span><text:span text:style-name="T6"> <text:s/></text:span></text:p>
          <draw:enhanced-geometry svg:viewBox="0 0 21600 21600" draw:type="mso-spt202" draw:enhanced-path="M 0 0 L 21600 0 21600 21600 0 21600 0 0 Z N"/>
        </draw:custom-shape>
        <draw:line draw:style-name="gr4" draw:text-style-name="P13" draw:layer="layout" svg:x1="14.182cm" svg:y1="6.138cm" svg:x2="10.16cm" svg:y2="14.817cm">
          <text:p/>
        </draw:line>
        <presentation:notes draw:style-name="dp2">
          <draw:page-thumbnail draw:style-name="gr1" draw:layer="layout" svg:width="7.142cm" svg:height="9.524cm" svg:x="5.953cm" svg:y="1.93cm" draw:page-number="28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9">
        <draw:frame presentation:style-name="pr9" draw:text-style-name="P2" draw:layer="layout" svg:width="24.681cm" svg:height="1.976cm" svg:x="0.145cm" svg:y="0.811cm" presentation:class="title" presentation:user-transformed="true">
          <draw:text-box>
            <text:p text:style-name="P1">Two linked Lists in merge</text:p>
          </draw:text-box>
        </draw:frame>
        <draw:custom-shape draw:style-name="gr2" draw:text-style-name="P12" draw:layer="layout" svg:width="0.925cm" svg:height="1.277cm" svg:x="6.16cm" svg:y="5.292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0.846cm" svg:height="1.277cm" svg:x="7.197cm" svg:y="5.292cm">
          <text:p text:style-name="P1"><text:span text:style-name="T6"><text:s/></text:span></text:p>
          <draw:enhanced-geometry svg:viewBox="0 0 21600 21600" draw:type="mso-spt202" draw:enhanced-path="M 0 0 L 21600 0 21600 21600 0 21600 0 0 Z N"/>
        </draw:custom-shape>
        <draw:line draw:style-name="gr4" draw:text-style-name="P13" draw:layer="layout" svg:x1="7.619cm" svg:y1="5.962cm" svg:x2="7.196cm" svg:y2="14.605cm">
          <text:p/>
        </draw:line>
        <draw:custom-shape draw:style-name="gr2" draw:text-style-name="P12" draw:layer="layout" svg:width="0.925cm" svg:height="1.277cm" svg:x="9.335cm" svg:y="5.292cm">
          <text:p text:style-name="P1"><text:span text:style-name="T6">3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0.846cm" svg:height="1.277cm" svg:x="10.372cm" svg:y="5.292cm">
          <text:p text:style-name="P1"><text:span text:style-name="T6"><text:s/></text:span></text:p>
          <draw:enhanced-geometry svg:viewBox="0 0 21600 21600" draw:type="mso-spt202" draw:enhanced-path="M 0 0 L 21600 0 21600 21600 0 21600 0 0 Z N"/>
        </draw:custom-shape>
        <draw:line draw:style-name="gr4" draw:text-style-name="P13" draw:layer="layout" svg:x1="10.795cm" svg:y1="5.962cm" svg:x2="12.065cm" svg:y2="5.962cm">
          <text:p/>
        </draw:line>
        <draw:custom-shape draw:style-name="gr2" draw:text-style-name="P12" draw:layer="layout" svg:width="0.925cm" svg:height="1.277cm" svg:x="12.51cm" svg:y="5.292cm">
          <text:p text:style-name="P1"><text:span text:style-name="T6">7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6.372cm" svg:y="14.817cm">
          <text:p text:style-name="P1"><text:span text:style-name="T6">2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0.847cm" svg:height="1.277cm" svg:x="7.408cm" svg:y="14.817cm">
          <text:p text:style-name="P1"><text:span text:style-name="T6"><text:s/></text:span></text:p>
          <draw:enhanced-geometry svg:viewBox="0 0 21600 21600" draw:type="mso-spt202" draw:enhanced-path="M 0 0 L 21600 0 21600 21600 0 21600 0 0 Z N"/>
        </draw:custom-shape>
        <draw:line draw:style-name="gr4" draw:text-style-name="P13" draw:layer="layout" svg:x1="7.832cm" svg:y1="15.487cm" svg:x2="9.948cm" svg:y2="6.773cm">
          <text:p/>
        </draw:line>
        <draw:custom-shape draw:style-name="gr2" draw:text-style-name="P12" draw:layer="layout" svg:width="0.925cm" svg:height="1.277cm" svg:x="9.547cm" svg:y="14.817cm">
          <text:p text:style-name="P1"><text:span text:style-name="T6">8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0.847cm" svg:height="1.277cm" svg:x="10.583cm" svg:y="14.817cm">
          <text:p text:style-name="P1"><text:span text:style-name="T6"><text:s/></text:span></text:p>
          <draw:enhanced-geometry svg:viewBox="0 0 21600 21600" draw:type="mso-spt202" draw:enhanced-path="M 0 0 L 21600 0 21600 21600 0 21600 0 0 Z N"/>
        </draw:custom-shape>
        <draw:line draw:style-name="gr4" draw:text-style-name="P13" draw:layer="layout" svg:x1="11.007cm" svg:y1="15.486cm" svg:x2="12.7cm" svg:y2="15.451cm">
          <text:p/>
        </draw:line>
        <draw:custom-shape draw:style-name="gr2" draw:text-style-name="P12" draw:layer="layout" svg:width="0.925cm" svg:height="1.277cm" svg:x="12.722cm" svg:y="14.817cm">
          <text:p text:style-name="P1"><text:span text:style-name="T6">9</text:span></text:p>
          <draw:enhanced-geometry svg:viewBox="0 0 21600 21600" draw:type="mso-spt202" draw:enhanced-path="M 0 0 L 21600 0 21600 21600 0 21600 0 0 Z N"/>
        </draw:custom-shape>
        <draw:custom-shape draw:style-name="gr3" draw:text-style-name="P12" draw:layer="layout" svg:width="1.059cm" svg:height="1.277cm" svg:x="13.758cm" svg:y="14.817cm">
          <text:p text:style-name="P14"><text:span text:style-name="T7"></text:span></text:p>
          <draw:enhanced-geometry svg:viewBox="0 0 21600 21600" draw:type="mso-spt202" draw:enhanced-path="M 0 0 L 21600 0 21600 21600 0 21600 0 0 Z N"/>
        </draw:custom-shape>
        <draw:custom-shape draw:style-name="gr10" draw:text-style-name="P12" draw:layer="layout" svg:width="1.058cm" svg:height="1.305cm" svg:x="13.547cm" svg:y="5.292cm">
          <text:p/>
          <draw:enhanced-geometry svg:viewBox="0 0 21600 21600" draw:type="mso-spt202" draw:enhanced-path="M 0 0 L 21600 0 21600 21600 0 21600 0 0 Z N"/>
        </draw:custom-shape>
        <draw:custom-shape draw:style-name="gr5" draw:text-style-name="P12" draw:layer="layout" svg:width="4.868cm" svg:height="3.309cm" svg:x="0.847cm" svg:y="9.102cm">
          <text:p text:style-name="P15"><text:span text:style-name="T8">list1</text:span></text:p>
          <text:p text:style-name="P1"><text:span text:style-name="T8">merge 0 </text:span></text:p>
          <text:p text:style-name="P15"><text:span text:style-name="T8">list2</text:span></text:p>
          <draw:enhanced-geometry svg:viewBox="0 0 21600 21600" draw:type="mso-spt202" draw:enhanced-path="M 0 0 L 21600 0 21600 21600 0 21600 0 0 Z N"/>
        </draw:custom-shape>
        <draw:line draw:style-name="gr6" draw:text-style-name="P13" draw:layer="layout" svg:x1="5.08cm" svg:y1="9.525cm" svg:x2="6.985cm" svg:y2="6.773cm">
          <text:p/>
        </draw:line>
        <draw:line draw:style-name="gr6" draw:text-style-name="P13" draw:layer="layout" svg:x1="5.503cm" svg:y1="12.277cm" svg:x2="6.773cm" svg:y2="14.817cm">
          <text:p/>
        </draw:line>
        <draw:custom-shape draw:style-name="gr7" draw:text-style-name="P12" draw:layer="layout" svg:width="1.518cm" svg:height="1.277cm" svg:x="6.552cm" svg:y="3.713cm">
          <text:p text:style-name="P1"><text:span text:style-name="T6">0</text:span><text:span text:style-name="T12">th</text:span><text:span text:style-name="T6"> </text:span></text:p>
          <draw:enhanced-geometry svg:viewBox="0 0 21600 21600" draw:type="mso-spt202" draw:enhanced-path="M 0 0 L 21600 0 21600 21600 0 21600 0 0 Z N"/>
        </draw:custom-shape>
        <draw:custom-shape draw:style-name="gr7" draw:text-style-name="P12" draw:layer="layout" svg:width="1.674cm" svg:height="1.277cm" svg:x="6.593cm" svg:y="16.298cm">
          <text:p text:style-name="P1"><text:span text:style-name="T6">1</text:span><text:span text:style-name="T12">st</text:span><text:span text:style-name="T6"> <text:s/></text:span></text:p>
          <draw:enhanced-geometry svg:viewBox="0 0 21600 21600" draw:type="mso-spt202" draw:enhanced-path="M 0 0 L 21600 0 21600 21600 0 21600 0 0 Z N"/>
        </draw:custom-shape>
        <draw:custom-shape draw:style-name="gr7" draw:text-style-name="P12" draw:layer="layout" svg:width="1.839cm" svg:height="1.277cm" svg:x="9.355cm" svg:y="3.81cm">
          <text:p text:style-name="P1"><text:span text:style-name="T6">2</text:span><text:span text:style-name="T12">nd</text:span><text:span text:style-name="T6"> <text:s/></text:span></text:p>
          <draw:enhanced-geometry svg:viewBox="0 0 21600 21600" draw:type="mso-spt202" draw:enhanced-path="M 0 0 L 21600 0 21600 21600 0 21600 0 0 Z N"/>
        </draw:custom-shape>
        <draw:line draw:style-name="gr4" draw:text-style-name="P13" draw:layer="layout" svg:x1="14.182cm" svg:y1="6.138cm" svg:x2="10.16cm" svg:y2="14.817cm">
          <text:p/>
        </draw:line>
        <presentation:notes draw:style-name="dp2">
          <draw:page-thumbnail draw:style-name="gr1" draw:layer="layout" svg:width="7.142cm" svg:height="9.524cm" svg:x="5.953cm" svg:y="1.93cm" draw:page-number="29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Node MergeSort" draw:style-name="dp1" draw:master-page-name="Default" presentation:presentation-page-layout-name="AL2T1">
        <draw:frame presentation:style-name="pr7" draw:text-style-name="P2" draw:layer="layout" svg:width="24.681cm" svg:height="1.976cm" svg:x="0.145cm" svg:y="0.493cm" presentation:class="title" presentation:user-transformed="true">
          <draw:text-box>
            <text:p text:style-name="P1"><text:span text:style-name="T2">Node MergeSort</text:span></text:p>
          </draw:text-box>
        </draw:frame>
        <draw:frame presentation:style-name="pr8" draw:text-style-name="P5" draw:layer="layout" svg:width="24.712cm" svg:height="14.191cm" svg:x="0.375cm" svg:y="3.175cm" presentation:class="outline" presentation:user-transformed="true">
          <draw:text-box>
            <text:p text:style-name="P16"><text:span text:style-name="T5">public static Node mergeSort(Node list){</text:span></text:p>
            <text:p text:style-name="P17"><text:span text:style-name="T5"><text:tab/></text:span><text:span text:style-name="T5">Node secondList;</text:span></text:p>
            <text:p text:style-name="P17"><text:span text:style-name="T5"><text:tab/></text:span><text:span text:style-name="T5">if (list == null) return null;</text:span></text:p>
            <text:p text:style-name="P17"><text:span text:style-name="T5"><text:tab/></text:span><text:span text:style-name="T5">else if (list.getNext() == null) return list;</text:span></text:p>
            <text:p text:style-name="P17"><text:span text:style-name="T5"><text:tab/></text:span><text:span text:style-name="T5">else {</text:span></text:p>
            <text:p text:style-name="P17"><text:span text:style-name="T5"><text:tab/></text:span><text:span text:style-name="T5"><text:tab/></text:span><text:span text:style-name="T5">secondList = split(list);</text:span></text:p>
            <text:p text:style-name="P17"><text:span text:style-name="T5"><text:tab/></text:span><text:span text:style-name="T5"><text:tab/></text:span><text:span text:style-name="T5">return merge(mergeSort(list),mergeSort(secondList));</text:span></text:p>
            <text:p text:style-name="P17"><text:span text:style-name="T5"><text:tab/></text:span><text:span text:style-name="T5">}</text:span></text:p>
            <text:p text:style-name="P16"><text:span text:style-name="T5">}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30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Mergesort" draw:style-name="dp1" draw:master-page-name="Default" presentation:presentation-page-layout-name="AL3T19">
        <draw:frame presentation:style-name="pr10" draw:text-style-name="P2" draw:layer="layout" svg:width="24.681cm" svg:height="2.117cm" svg:x="0.145cm" svg:y="0.847cm" presentation:class="title" presentation:user-transformed="true">
          <draw:text-box>
            <text:p text:style-name="P1"><text:span text:style-name="T2">Mergesort</text:span></text:p>
          </draw:text-box>
        </draw:frame>
        <draw:custom-shape draw:style-name="gr2" draw:text-style-name="P12" draw:layer="layout" svg:width="0.925cm" svg:height="1.277cm" svg:x="0.657cm" svg:y="9.525cm">
          <text:p text:style-name="P1"><text:span text:style-name="T6">3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1.592cm" svg:y="9.525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2.562cm" svg:y="9.525cm">
          <text:p text:style-name="P1"><text:span text:style-name="T6">4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3.62cm" svg:y="9.525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4.679cm" svg:y="9.525cm">
          <text:p text:style-name="P1"><text:span text:style-name="T6">5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5.737cm" svg:y="9.525cm">
          <text:p text:style-name="P1"><text:span text:style-name="T6">9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6.795cm" svg:y="9.525cm">
          <text:p text:style-name="P1"><text:span text:style-name="T6">2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7.854cm" svg:y="9.525cm">
          <text:p text:style-name="P1"><text:span text:style-name="T6">6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31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Mergesort: Split" draw:style-name="dp1" draw:master-page-name="Default" presentation:presentation-page-layout-name="AL3T19">
        <draw:frame presentation:style-name="pr10" draw:text-style-name="P2" draw:layer="layout" svg:width="24.681cm" svg:height="2.117cm" svg:x="0.145cm" svg:y="0.847cm" presentation:class="title" presentation:user-transformed="true">
          <draw:text-box>
            <text:p text:style-name="P1"><text:span text:style-name="T2">Mergesort: Split</text:span></text:p>
          </draw:text-box>
        </draw:frame>
        <draw:custom-shape draw:style-name="gr2" draw:text-style-name="P12" draw:layer="layout" svg:width="0.925cm" svg:height="1.277cm" svg:x="0.657cm" svg:y="9.525cm">
          <text:p text:style-name="P1"><text:span text:style-name="T6">3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1.592cm" svg:y="9.525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2.562cm" svg:y="9.525cm">
          <text:p text:style-name="P1"><text:span text:style-name="T6">4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3.62cm" svg:y="9.525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4.679cm" svg:y="9.525cm">
          <text:p text:style-name="P1"><text:span text:style-name="T6">5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5.737cm" svg:y="9.525cm">
          <text:p text:style-name="P1"><text:span text:style-name="T6">9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6.795cm" svg:y="9.525cm">
          <text:p text:style-name="P1"><text:span text:style-name="T6">2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7.854cm" svg:y="6.35cm">
          <text:p text:style-name="P1"><text:span text:style-name="T6">6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32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9">
        <draw:frame presentation:style-name="pr10" draw:text-style-name="P2" draw:layer="layout" svg:width="24.681cm" svg:height="2.117cm" svg:x="0.145cm" svg:y="0.847cm" presentation:class="title" presentation:user-transformed="true">
          <draw:text-box>
            <text:p text:style-name="P1"><text:span text:style-name="T2">Mergesort: Split</text:span></text:p>
          </draw:text-box>
        </draw:frame>
        <draw:custom-shape draw:style-name="gr2" draw:text-style-name="P12" draw:layer="layout" svg:width="0.925cm" svg:height="1.277cm" svg:x="0.657cm" svg:y="9.525cm">
          <text:p text:style-name="P1"><text:span text:style-name="T6">3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1.592cm" svg:y="9.525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2.562cm" svg:y="9.525cm">
          <text:p text:style-name="P1"><text:span text:style-name="T6">4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3.62cm" svg:y="9.525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4.679cm" svg:y="9.525cm">
          <text:p text:style-name="P1"><text:span text:style-name="T6">5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5.737cm" svg:y="9.525cm">
          <text:p text:style-name="P1"><text:span text:style-name="T6">9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7.854cm" svg:y="13.97cm">
          <text:p text:style-name="P1"><text:span text:style-name="T6">2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7.854cm" svg:y="6.35cm">
          <text:p text:style-name="P1"><text:span text:style-name="T6">6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33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9">
        <draw:frame presentation:style-name="pr10" draw:text-style-name="P2" draw:layer="layout" svg:width="24.681cm" svg:height="2.117cm" svg:x="0.145cm" svg:y="0.847cm" presentation:class="title" presentation:user-transformed="true">
          <draw:text-box>
            <text:p text:style-name="P1"><text:span text:style-name="T2">Mergesort: Split</text:span></text:p>
          </draw:text-box>
        </draw:frame>
        <draw:custom-shape draw:style-name="gr2" draw:text-style-name="P12" draw:layer="layout" svg:width="0.925cm" svg:height="1.277cm" svg:x="0.657cm" svg:y="9.525cm">
          <text:p text:style-name="P1"><text:span text:style-name="T6">3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1.592cm" svg:y="9.525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2.562cm" svg:y="9.525cm">
          <text:p text:style-name="P1"><text:span text:style-name="T6">4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3.62cm" svg:y="9.525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4.679cm" svg:y="9.525cm">
          <text:p text:style-name="P1"><text:span text:style-name="T6">5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6.795cm" svg:y="6.35cm">
          <text:p text:style-name="P1"><text:span text:style-name="T6">9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7.854cm" svg:y="13.97cm">
          <text:p text:style-name="P1"><text:span text:style-name="T6">2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7.854cm" svg:y="6.35cm">
          <text:p text:style-name="P1"><text:span text:style-name="T6">6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34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19">
        <draw:frame presentation:style-name="pr10" draw:text-style-name="P2" draw:layer="layout" svg:width="24.681cm" svg:height="2.117cm" svg:x="0.145cm" svg:y="0.847cm" presentation:class="title" presentation:user-transformed="true">
          <draw:text-box>
            <text:p text:style-name="P1"><text:span text:style-name="T2">Mergesort: Split</text:span></text:p>
          </draw:text-box>
        </draw:frame>
        <draw:custom-shape draw:style-name="gr2" draw:text-style-name="P12" draw:layer="layout" svg:width="0.925cm" svg:height="1.277cm" svg:x="0.657cm" svg:y="9.525cm">
          <text:p text:style-name="P1"><text:span text:style-name="T6">3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1.592cm" svg:y="9.525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2.562cm" svg:y="9.525cm">
          <text:p text:style-name="P1"><text:span text:style-name="T6">4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3.62cm" svg:y="9.525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6.795cm" svg:y="13.97cm">
          <text:p text:style-name="P1"><text:span text:style-name="T6">5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6.795cm" svg:y="6.35cm">
          <text:p text:style-name="P1"><text:span text:style-name="T6">9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7.854cm" svg:y="13.97cm">
          <text:p text:style-name="P1"><text:span text:style-name="T6">2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7.854cm" svg:y="6.35cm">
          <text:p text:style-name="P1"><text:span text:style-name="T6">6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35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19">
        <draw:frame presentation:style-name="pr10" draw:text-style-name="P2" draw:layer="layout" svg:width="24.681cm" svg:height="2.117cm" svg:x="0.145cm" svg:y="0.847cm" presentation:class="title" presentation:user-transformed="true">
          <draw:text-box>
            <text:p text:style-name="P1"><text:span text:style-name="T2">Mergesort: Split</text:span></text:p>
          </draw:text-box>
        </draw:frame>
        <draw:custom-shape draw:style-name="gr2" draw:text-style-name="P12" draw:layer="layout" svg:width="0.925cm" svg:height="1.277cm" svg:x="0.657cm" svg:y="9.525cm">
          <text:p text:style-name="P1"><text:span text:style-name="T6">3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1.592cm" svg:y="9.525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2.562cm" svg:y="9.525cm">
          <text:p text:style-name="P1"><text:span text:style-name="T6">4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5.737cm" svg:y="6.35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6.795cm" svg:y="13.97cm">
          <text:p text:style-name="P1"><text:span text:style-name="T6">5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6.795cm" svg:y="6.35cm">
          <text:p text:style-name="P1"><text:span text:style-name="T6">9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7.854cm" svg:y="13.97cm">
          <text:p text:style-name="P1"><text:span text:style-name="T6">2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7.854cm" svg:y="6.35cm">
          <text:p text:style-name="P1"><text:span text:style-name="T6">6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36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19">
        <draw:frame presentation:style-name="pr10" draw:text-style-name="P2" draw:layer="layout" svg:width="24.681cm" svg:height="2.117cm" svg:x="0.145cm" svg:y="0.847cm" presentation:class="title" presentation:user-transformed="true">
          <draw:text-box>
            <text:p text:style-name="P1"><text:span text:style-name="T2">Mergesort: Split</text:span></text:p>
          </draw:text-box>
        </draw:frame>
        <draw:custom-shape draw:style-name="gr2" draw:text-style-name="P12" draw:layer="layout" svg:width="0.925cm" svg:height="1.277cm" svg:x="0.657cm" svg:y="9.525cm">
          <text:p text:style-name="P1"><text:span text:style-name="T6">3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1.592cm" svg:y="9.525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5.737cm" svg:y="13.97cm">
          <text:p text:style-name="P1"><text:span text:style-name="T6">4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5.737cm" svg:y="6.35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6.795cm" svg:y="13.97cm">
          <text:p text:style-name="P1"><text:span text:style-name="T6">5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6.795cm" svg:y="6.35cm">
          <text:p text:style-name="P1"><text:span text:style-name="T6">9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7.854cm" svg:y="13.97cm">
          <text:p text:style-name="P1"><text:span text:style-name="T6">2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7.854cm" svg:y="6.35cm">
          <text:p text:style-name="P1"><text:span text:style-name="T6">6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37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19">
        <draw:frame presentation:style-name="pr10" draw:text-style-name="P2" draw:layer="layout" svg:width="24.681cm" svg:height="2.117cm" svg:x="0.145cm" svg:y="0.847cm" presentation:class="title" presentation:user-transformed="true">
          <draw:text-box>
            <text:p text:style-name="P1"><text:span text:style-name="T2">Mergesort: Split</text:span></text:p>
          </draw:text-box>
        </draw:frame>
        <draw:custom-shape draw:style-name="gr2" draw:text-style-name="P12" draw:layer="layout" svg:width="0.925cm" svg:height="1.277cm" svg:x="0.657cm" svg:y="9.525cm">
          <text:p text:style-name="P1"><text:span text:style-name="T6">3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4.679cm" svg:y="6.35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5.737cm" svg:y="13.97cm">
          <text:p text:style-name="P1"><text:span text:style-name="T6">4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5.737cm" svg:y="6.35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6.795cm" svg:y="13.97cm">
          <text:p text:style-name="P1"><text:span text:style-name="T6">5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6.795cm" svg:y="6.35cm">
          <text:p text:style-name="P1"><text:span text:style-name="T6">9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7.854cm" svg:y="13.97cm">
          <text:p text:style-name="P1"><text:span text:style-name="T6">2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7.854cm" svg:y="6.35cm">
          <text:p text:style-name="P1"><text:span text:style-name="T6">6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38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19">
        <draw:frame presentation:style-name="pr10" draw:text-style-name="P2" draw:layer="layout" svg:width="24.681cm" svg:height="2.117cm" svg:x="0.145cm" svg:y="0.847cm" presentation:class="title" presentation:user-transformed="true">
          <draw:text-box>
            <text:p text:style-name="P1"><text:span text:style-name="T2">Mergesort: Split</text:span></text:p>
          </draw:text-box>
        </draw:frame>
        <draw:custom-shape draw:style-name="gr2" draw:text-style-name="P12" draw:layer="layout" svg:width="0.925cm" svg:height="1.277cm" svg:x="4.679cm" svg:y="13.97cm">
          <text:p text:style-name="P1"><text:span text:style-name="T6">3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4.679cm" svg:y="6.35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5.737cm" svg:y="13.97cm">
          <text:p text:style-name="P1"><text:span text:style-name="T6">4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5.737cm" svg:y="6.35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6.795cm" svg:y="13.97cm">
          <text:p text:style-name="P1"><text:span text:style-name="T6">5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6.795cm" svg:y="6.35cm">
          <text:p text:style-name="P1"><text:span text:style-name="T6">9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7.854cm" svg:y="13.97cm">
          <text:p text:style-name="P1"><text:span text:style-name="T6">2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7.854cm" svg:y="6.35cm">
          <text:p text:style-name="P1"><text:span text:style-name="T6">6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39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19">
        <draw:frame presentation:style-name="pr10" draw:text-style-name="P2" draw:layer="layout" svg:width="24.681cm" svg:height="2.117cm" svg:x="0.145cm" svg:y="0.847cm" presentation:class="title" presentation:user-transformed="true">
          <draw:text-box>
            <text:p text:style-name="P1"><text:span text:style-name="T2">Mergesort: Split</text:span></text:p>
          </draw:text-box>
        </draw:frame>
        <draw:custom-shape draw:style-name="gr2" draw:text-style-name="P12" draw:layer="layout" svg:width="0.925cm" svg:height="1.277cm" svg:x="4.679cm" svg:y="13.97cm">
          <text:p text:style-name="P1"><text:span text:style-name="T6">3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4.679cm" svg:y="6.35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5.737cm" svg:y="13.97cm">
          <text:p text:style-name="P1"><text:span text:style-name="T6">4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5.737cm" svg:y="6.35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6.795cm" svg:y="13.97cm">
          <text:p text:style-name="P1"><text:span text:style-name="T6">5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6.795cm" svg:y="6.35cm">
          <text:p text:style-name="P1"><text:span text:style-name="T6">9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7.854cm" svg:y="13.97cm">
          <text:p text:style-name="P1"><text:span text:style-name="T6">2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10.394cm" svg:y="4.233cm">
          <text:p text:style-name="P1"><text:span text:style-name="T6">6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40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19">
        <draw:frame presentation:style-name="pr10" draw:text-style-name="P2" draw:layer="layout" svg:width="24.681cm" svg:height="2.117cm" svg:x="0.145cm" svg:y="0.847cm" presentation:class="title" presentation:user-transformed="true">
          <draw:text-box>
            <text:p text:style-name="P1"><text:span text:style-name="T2">Mergesort: Split</text:span></text:p>
          </draw:text-box>
        </draw:frame>
        <draw:custom-shape draw:style-name="gr2" draw:text-style-name="P12" draw:layer="layout" svg:width="0.925cm" svg:height="1.277cm" svg:x="4.679cm" svg:y="13.97cm">
          <text:p text:style-name="P1"><text:span text:style-name="T6">3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4.679cm" svg:y="6.35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5.737cm" svg:y="13.97cm">
          <text:p text:style-name="P1"><text:span text:style-name="T6">4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5.737cm" svg:y="6.35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6.795cm" svg:y="13.97cm">
          <text:p text:style-name="P1"><text:span text:style-name="T6">5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10.394cm" svg:y="7.62cm">
          <text:p text:style-name="P1"><text:span text:style-name="T6">9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7.854cm" svg:y="13.97cm">
          <text:p text:style-name="P1"><text:span text:style-name="T6">2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10.394cm" svg:y="4.233cm">
          <text:p text:style-name="P1"><text:span text:style-name="T6">6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41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3T19">
        <draw:frame presentation:style-name="pr10" draw:text-style-name="P2" draw:layer="layout" svg:width="24.681cm" svg:height="2.117cm" svg:x="0.145cm" svg:y="0.847cm" presentation:class="title" presentation:user-transformed="true">
          <draw:text-box>
            <text:p text:style-name="P1"><text:span text:style-name="T2">Mergesort: Split</text:span></text:p>
          </draw:text-box>
        </draw:frame>
        <draw:custom-shape draw:style-name="gr2" draw:text-style-name="P12" draw:layer="layout" svg:width="0.925cm" svg:height="1.277cm" svg:x="4.679cm" svg:y="13.97cm">
          <text:p text:style-name="P1"><text:span text:style-name="T6">3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4.679cm" svg:y="6.35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5.737cm" svg:y="13.97cm">
          <text:p text:style-name="P1"><text:span text:style-name="T6">4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9.335cm" svg:y="4.233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6.795cm" svg:y="13.97cm">
          <text:p text:style-name="P1"><text:span text:style-name="T6">5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10.394cm" svg:y="7.62cm">
          <text:p text:style-name="P1"><text:span text:style-name="T6">9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7.854cm" svg:y="13.97cm">
          <text:p text:style-name="P1"><text:span text:style-name="T6">2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10.394cm" svg:y="4.233cm">
          <text:p text:style-name="P1"><text:span text:style-name="T6">6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42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3T19">
        <draw:frame presentation:style-name="pr10" draw:text-style-name="P2" draw:layer="layout" svg:width="24.681cm" svg:height="2.117cm" svg:x="0.145cm" svg:y="0.847cm" presentation:class="title" presentation:user-transformed="true">
          <draw:text-box>
            <text:p text:style-name="P1"><text:span text:style-name="T2">Mergesort: Split</text:span></text:p>
          </draw:text-box>
        </draw:frame>
        <draw:custom-shape draw:style-name="gr2" draw:text-style-name="P12" draw:layer="layout" svg:width="0.925cm" svg:height="1.277cm" svg:x="4.679cm" svg:y="13.97cm">
          <text:p text:style-name="P1"><text:span text:style-name="T6">3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9.335cm" svg:y="7.62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5.737cm" svg:y="13.97cm">
          <text:p text:style-name="P1"><text:span text:style-name="T6">4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9.335cm" svg:y="4.233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6.795cm" svg:y="13.97cm">
          <text:p text:style-name="P1"><text:span text:style-name="T6">5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10.394cm" svg:y="7.62cm">
          <text:p text:style-name="P1"><text:span text:style-name="T6">9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7.854cm" svg:y="13.97cm">
          <text:p text:style-name="P1"><text:span text:style-name="T6">2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10.394cm" svg:y="4.233cm">
          <text:p text:style-name="P1"><text:span text:style-name="T6">6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43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3T19">
        <draw:frame presentation:style-name="pr10" draw:text-style-name="P2" draw:layer="layout" svg:width="24.681cm" svg:height="2.117cm" svg:x="0.145cm" svg:y="0.847cm" presentation:class="title" presentation:user-transformed="true">
          <draw:text-box>
            <text:p text:style-name="P1"><text:span text:style-name="T2">Mergesort: Split</text:span></text:p>
          </draw:text-box>
        </draw:frame>
        <draw:custom-shape draw:style-name="gr2" draw:text-style-name="P12" draw:layer="layout" svg:width="0.925cm" svg:height="1.277cm" svg:x="4.679cm" svg:y="13.97cm">
          <text:p text:style-name="P1"><text:span text:style-name="T6">3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9.335cm" svg:y="7.62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5.737cm" svg:y="13.97cm">
          <text:p text:style-name="P1"><text:span text:style-name="T6">4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9.335cm" svg:y="4.233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6.795cm" svg:y="13.97cm">
          <text:p text:style-name="P1"><text:span text:style-name="T6">5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10.394cm" svg:y="7.62cm">
          <text:p text:style-name="P1"><text:span text:style-name="T6">9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7.854cm" svg:y="13.97cm">
          <text:p text:style-name="P1"><text:span text:style-name="T6">2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12.51cm" svg:y="2.963cm">
          <text:p text:style-name="P1"><text:span text:style-name="T6">6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44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3T19">
        <draw:frame presentation:style-name="pr10" draw:text-style-name="P2" draw:layer="layout" svg:width="24.681cm" svg:height="2.117cm" svg:x="0.145cm" svg:y="0.847cm" presentation:class="title" presentation:user-transformed="true">
          <draw:text-box>
            <text:p text:style-name="P1"><text:span text:style-name="T2">Mergesort: Split</text:span></text:p>
          </draw:text-box>
        </draw:frame>
        <draw:custom-shape draw:style-name="gr2" draw:text-style-name="P12" draw:layer="layout" svg:width="0.925cm" svg:height="1.277cm" svg:x="4.679cm" svg:y="13.97cm">
          <text:p text:style-name="P1"><text:span text:style-name="T6">3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9.335cm" svg:y="7.62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5.737cm" svg:y="13.97cm">
          <text:p text:style-name="P1"><text:span text:style-name="T6">4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12.51cm" svg:y="5.08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6.795cm" svg:y="13.97cm">
          <text:p text:style-name="P1"><text:span text:style-name="T6">5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10.394cm" svg:y="7.62cm">
          <text:p text:style-name="P1"><text:span text:style-name="T6">9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7.854cm" svg:y="13.97cm">
          <text:p text:style-name="P1"><text:span text:style-name="T6">2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12.51cm" svg:y="2.963cm">
          <text:p text:style-name="P1"><text:span text:style-name="T6">6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45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Mergesort: Merge" draw:style-name="dp1" draw:master-page-name="Default" presentation:presentation-page-layout-name="AL3T19">
        <draw:frame presentation:style-name="pr10" draw:text-style-name="P2" draw:layer="layout" svg:width="24.681cm" svg:height="2.117cm" svg:x="0.145cm" svg:y="0.847cm" presentation:class="title" presentation:user-transformed="true">
          <draw:text-box>
            <text:p text:style-name="P1"><text:span text:style-name="T2">Mergesort: Merge</text:span></text:p>
          </draw:text-box>
        </draw:frame>
        <draw:custom-shape draw:style-name="gr2" draw:text-style-name="P12" draw:layer="layout" svg:width="0.925cm" svg:height="1.277cm" svg:x="4.679cm" svg:y="13.97cm">
          <text:p text:style-name="P1"><text:span text:style-name="T6">3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9.335cm" svg:y="7.62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5.737cm" svg:y="13.97cm">
          <text:p text:style-name="P1"><text:span text:style-name="T6">4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12.51cm" svg:y="5.08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6.795cm" svg:y="13.97cm">
          <text:p text:style-name="P1"><text:span text:style-name="T6">5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10.394cm" svg:y="7.62cm">
          <text:p text:style-name="P1"><text:span text:style-name="T6">9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7.854cm" svg:y="13.97cm">
          <text:p text:style-name="P1"><text:span text:style-name="T6">2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12.51cm" svg:y="2.963cm">
          <text:p text:style-name="P1"><text:span text:style-name="T6">6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46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3T19">
        <draw:frame presentation:style-name="pr10" draw:text-style-name="P2" draw:layer="layout" svg:width="24.681cm" svg:height="2.117cm" svg:x="0.145cm" svg:y="0.847cm" presentation:class="title" presentation:user-transformed="true">
          <draw:text-box>
            <text:p text:style-name="P1"><text:span text:style-name="T2">Mergesort: Merge</text:span></text:p>
          </draw:text-box>
        </draw:frame>
        <draw:custom-shape draw:style-name="gr2" draw:text-style-name="P12" draw:layer="layout" svg:width="0.925cm" svg:height="1.277cm" svg:x="4.679cm" svg:y="13.97cm">
          <text:p text:style-name="P1"><text:span text:style-name="T6">3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9.335cm" svg:y="7.62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5.737cm" svg:y="13.97cm">
          <text:p text:style-name="P1"><text:span text:style-name="T6">4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9.335cm" svg:y="4.022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6.795cm" svg:y="13.97cm">
          <text:p text:style-name="P1"><text:span text:style-name="T6">5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10.394cm" svg:y="7.62cm">
          <text:p text:style-name="P1"><text:span text:style-name="T6">9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7.854cm" svg:y="13.97cm">
          <text:p text:style-name="P1"><text:span text:style-name="T6">2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12.51cm" svg:y="2.963cm">
          <text:p text:style-name="P1"><text:span text:style-name="T6">6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47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3T19">
        <draw:frame presentation:style-name="pr10" draw:text-style-name="P2" draw:layer="layout" svg:width="24.681cm" svg:height="2.117cm" svg:x="0.145cm" svg:y="0.847cm" presentation:class="title" presentation:user-transformed="true">
          <draw:text-box>
            <text:p text:style-name="P1"><text:span text:style-name="T2">Mergesort: Merge</text:span></text:p>
          </draw:text-box>
        </draw:frame>
        <draw:custom-shape draw:style-name="gr2" draw:text-style-name="P12" draw:layer="layout" svg:width="0.925cm" svg:height="1.277cm" svg:x="4.679cm" svg:y="13.97cm">
          <text:p text:style-name="P1"><text:span text:style-name="T6">3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9.335cm" svg:y="7.62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5.737cm" svg:y="13.97cm">
          <text:p text:style-name="P1"><text:span text:style-name="T6">4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9.335cm" svg:y="4.022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6.795cm" svg:y="13.97cm">
          <text:p text:style-name="P1"><text:span text:style-name="T6">5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10.394cm" svg:y="7.62cm">
          <text:p text:style-name="P1"><text:span text:style-name="T6">9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7.854cm" svg:y="13.97cm">
          <text:p text:style-name="P1"><text:span text:style-name="T6">2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10.394cm" svg:y="4.022cm">
          <text:p text:style-name="P1"><text:span text:style-name="T6">6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48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3T19">
        <draw:frame presentation:style-name="pr10" draw:text-style-name="P2" draw:layer="layout" svg:width="24.681cm" svg:height="2.117cm" svg:x="0.145cm" svg:y="0.847cm" presentation:class="title" presentation:user-transformed="true">
          <draw:text-box>
            <text:p text:style-name="P1"><text:span text:style-name="T2">Mergesort: Split</text:span></text:p>
          </draw:text-box>
        </draw:frame>
        <draw:custom-shape draw:style-name="gr2" draw:text-style-name="P12" draw:layer="layout" svg:width="0.925cm" svg:height="1.277cm" svg:x="4.679cm" svg:y="13.97cm">
          <text:p text:style-name="P1"><text:span text:style-name="T6">3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9.335cm" svg:y="7.62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5.737cm" svg:y="13.97cm">
          <text:p text:style-name="P1"><text:span text:style-name="T6">4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9.335cm" svg:y="4.022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6.795cm" svg:y="13.97cm">
          <text:p text:style-name="P1"><text:span text:style-name="T6">5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10.394cm" svg:y="7.62cm">
          <text:p text:style-name="P1"><text:span text:style-name="T6">9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7.854cm" svg:y="13.97cm">
          <text:p text:style-name="P1"><text:span text:style-name="T6">2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10.394cm" svg:y="4.022cm">
          <text:p text:style-name="P1"><text:span text:style-name="T6">6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49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3T19">
        <draw:frame presentation:style-name="pr10" draw:text-style-name="P2" draw:layer="layout" svg:width="24.681cm" svg:height="2.117cm" svg:x="0.145cm" svg:y="0.847cm" presentation:class="title" presentation:user-transformed="true">
          <draw:text-box>
            <text:p text:style-name="P1"><text:span text:style-name="T2">Mergesort: Split</text:span></text:p>
          </draw:text-box>
        </draw:frame>
        <draw:custom-shape draw:style-name="gr2" draw:text-style-name="P12" draw:layer="layout" svg:width="0.925cm" svg:height="1.277cm" svg:x="4.679cm" svg:y="13.97cm">
          <text:p text:style-name="P1"><text:span text:style-name="T6">3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9.335cm" svg:y="7.62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5.737cm" svg:y="13.97cm">
          <text:p text:style-name="P1"><text:span text:style-name="T6">4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9.335cm" svg:y="4.022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6.795cm" svg:y="13.97cm">
          <text:p text:style-name="P1"><text:span text:style-name="T6">5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12.51cm" svg:y="6.138cm">
          <text:p text:style-name="P1"><text:span text:style-name="T6">9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7.854cm" svg:y="13.97cm">
          <text:p text:style-name="P1"><text:span text:style-name="T6">2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10.394cm" svg:y="4.022cm">
          <text:p text:style-name="P1"><text:span text:style-name="T6">6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50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3T19">
        <draw:frame presentation:style-name="pr10" draw:text-style-name="P2" draw:layer="layout" svg:width="24.681cm" svg:height="2.117cm" svg:x="0.145cm" svg:y="0.847cm" presentation:class="title" presentation:user-transformed="true">
          <draw:text-box>
            <text:p text:style-name="P1"><text:span text:style-name="T2">Mergesort: Split</text:span></text:p>
          </draw:text-box>
        </draw:frame>
        <draw:custom-shape draw:style-name="gr2" draw:text-style-name="P12" draw:layer="layout" svg:width="0.925cm" svg:height="1.277cm" svg:x="4.679cm" svg:y="13.97cm">
          <text:p text:style-name="P1"><text:span text:style-name="T6">3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12.51cm" svg:y="8.872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5.737cm" svg:y="13.97cm">
          <text:p text:style-name="P1"><text:span text:style-name="T6">4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9.335cm" svg:y="4.022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6.795cm" svg:y="13.97cm">
          <text:p text:style-name="P1"><text:span text:style-name="T6">5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12.51cm" svg:y="6.138cm">
          <text:p text:style-name="P1"><text:span text:style-name="T6">9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7.854cm" svg:y="13.97cm">
          <text:p text:style-name="P1"><text:span text:style-name="T6">2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10.394cm" svg:y="4.022cm">
          <text:p text:style-name="P1"><text:span text:style-name="T6">6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51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3T19">
        <draw:frame presentation:style-name="pr10" draw:text-style-name="P2" draw:layer="layout" svg:width="24.681cm" svg:height="2.117cm" svg:x="0.145cm" svg:y="0.847cm" presentation:class="title" presentation:user-transformed="true">
          <draw:text-box>
            <text:p text:style-name="P1"><text:span text:style-name="T2">Mergesort: Merge</text:span></text:p>
          </draw:text-box>
        </draw:frame>
        <draw:custom-shape draw:style-name="gr2" draw:text-style-name="P12" draw:layer="layout" svg:width="0.925cm" svg:height="1.277cm" svg:x="4.679cm" svg:y="13.97cm">
          <text:p text:style-name="P1"><text:span text:style-name="T6">3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12.51cm" svg:y="8.872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5.737cm" svg:y="13.97cm">
          <text:p text:style-name="P1"><text:span text:style-name="T6">4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9.335cm" svg:y="4.022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6.795cm" svg:y="13.97cm">
          <text:p text:style-name="P1"><text:span text:style-name="T6">5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12.51cm" svg:y="6.138cm">
          <text:p text:style-name="P1"><text:span text:style-name="T6">9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7.854cm" svg:y="13.97cm">
          <text:p text:style-name="P1"><text:span text:style-name="T6">2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10.394cm" svg:y="4.022cm">
          <text:p text:style-name="P1"><text:span text:style-name="T6">6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52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3T19">
        <draw:frame presentation:style-name="pr10" draw:text-style-name="P2" draw:layer="layout" svg:width="24.681cm" svg:height="2.117cm" svg:x="0.145cm" svg:y="0.847cm" presentation:class="title" presentation:user-transformed="true">
          <draw:text-box>
            <text:p text:style-name="P1"><text:span text:style-name="T2">Mergesort: Merge</text:span></text:p>
          </draw:text-box>
        </draw:frame>
        <draw:custom-shape draw:style-name="gr2" draw:text-style-name="P12" draw:layer="layout" svg:width="0.925cm" svg:height="1.277cm" svg:x="4.679cm" svg:y="13.97cm">
          <text:p text:style-name="P1"><text:span text:style-name="T6">3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9.335cm" svg:y="8.22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5.737cm" svg:y="13.97cm">
          <text:p text:style-name="P1"><text:span text:style-name="T6">4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9.335cm" svg:y="4.022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6.795cm" svg:y="13.97cm">
          <text:p text:style-name="P1"><text:span text:style-name="T6">5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12.51cm" svg:y="6.138cm">
          <text:p text:style-name="P1"><text:span text:style-name="T6">9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7.854cm" svg:y="13.97cm">
          <text:p text:style-name="P1"><text:span text:style-name="T6">2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10.394cm" svg:y="4.022cm">
          <text:p text:style-name="P1"><text:span text:style-name="T6">6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53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3T19">
        <draw:frame presentation:style-name="pr10" draw:text-style-name="P2" draw:layer="layout" svg:width="24.681cm" svg:height="2.117cm" svg:x="0.145cm" svg:y="0.847cm" presentation:class="title" presentation:user-transformed="true">
          <draw:text-box>
            <text:p text:style-name="P1"><text:span text:style-name="T2">Mergesort: Merge</text:span></text:p>
          </draw:text-box>
        </draw:frame>
        <draw:custom-shape draw:style-name="gr2" draw:text-style-name="P12" draw:layer="layout" svg:width="0.925cm" svg:height="1.277cm" svg:x="4.679cm" svg:y="13.97cm">
          <text:p text:style-name="P1"><text:span text:style-name="T6">3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9.335cm" svg:y="8.22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5.737cm" svg:y="13.97cm">
          <text:p text:style-name="P1"><text:span text:style-name="T6">4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9.335cm" svg:y="4.022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6.795cm" svg:y="13.97cm">
          <text:p text:style-name="P1"><text:span text:style-name="T6">5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10.394cm" svg:y="8.22cm">
          <text:p text:style-name="P1"><text:span text:style-name="T6">9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7.854cm" svg:y="13.97cm">
          <text:p text:style-name="P1"><text:span text:style-name="T6">2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10.394cm" svg:y="4.022cm">
          <text:p text:style-name="P1"><text:span text:style-name="T6">6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54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3T19">
        <draw:frame presentation:style-name="pr10" draw:text-style-name="P2" draw:layer="layout" svg:width="24.681cm" svg:height="2.117cm" svg:x="0.145cm" svg:y="0.847cm" presentation:class="title" presentation:user-transformed="true">
          <draw:text-box>
            <text:p text:style-name="P1"><text:span text:style-name="T2">Mergesort: Merge</text:span></text:p>
          </draw:text-box>
        </draw:frame>
        <draw:custom-shape draw:style-name="gr2" draw:text-style-name="P12" draw:layer="layout" svg:width="0.925cm" svg:height="1.277cm" svg:x="4.679cm" svg:y="13.97cm">
          <text:p text:style-name="P1"><text:span text:style-name="T6">3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9.335cm" svg:y="8.22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5.737cm" svg:y="13.97cm">
          <text:p text:style-name="P1"><text:span text:style-name="T6">4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4.467cm" svg:y="6.138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6.795cm" svg:y="13.97cm">
          <text:p text:style-name="P1"><text:span text:style-name="T6">5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10.394cm" svg:y="8.22cm">
          <text:p text:style-name="P1"><text:span text:style-name="T6">9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7.854cm" svg:y="13.97cm">
          <text:p text:style-name="P1"><text:span text:style-name="T6">2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9.335cm" svg:y="4.022cm">
          <text:p text:style-name="P1"><text:span text:style-name="T6">6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55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3T19">
        <draw:frame presentation:style-name="pr10" draw:text-style-name="P2" draw:layer="layout" svg:width="24.681cm" svg:height="2.117cm" svg:x="0.145cm" svg:y="0.847cm" presentation:class="title" presentation:user-transformed="true">
          <draw:text-box>
            <text:p text:style-name="P1"><text:span text:style-name="T2">Mergesort: Merge</text:span></text:p>
          </draw:text-box>
        </draw:frame>
        <draw:custom-shape draw:style-name="gr2" draw:text-style-name="P12" draw:layer="layout" svg:width="0.925cm" svg:height="1.277cm" svg:x="4.679cm" svg:y="13.97cm">
          <text:p text:style-name="P1"><text:span text:style-name="T6">3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5.525cm" svg:y="6.138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5.737cm" svg:y="13.97cm">
          <text:p text:style-name="P1"><text:span text:style-name="T6">4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4.467cm" svg:y="6.138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6.795cm" svg:y="13.97cm">
          <text:p text:style-name="P1"><text:span text:style-name="T6">5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9.335cm" svg:y="8.22cm">
          <text:p text:style-name="P1"><text:span text:style-name="T6">9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7.854cm" svg:y="13.97cm">
          <text:p text:style-name="P1"><text:span text:style-name="T6">2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9.335cm" svg:y="4.022cm">
          <text:p text:style-name="P1"><text:span text:style-name="T6">6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56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3T19">
        <draw:frame presentation:style-name="pr10" draw:text-style-name="P2" draw:layer="layout" svg:width="24.681cm" svg:height="2.117cm" svg:x="0.145cm" svg:y="0.847cm" presentation:class="title" presentation:user-transformed="true">
          <draw:text-box>
            <text:p text:style-name="P1"><text:span text:style-name="T2">Mergesort: Merge</text:span></text:p>
          </draw:text-box>
        </draw:frame>
        <draw:custom-shape draw:style-name="gr2" draw:text-style-name="P12" draw:layer="layout" svg:width="0.925cm" svg:height="1.277cm" svg:x="4.679cm" svg:y="13.97cm">
          <text:p text:style-name="P1"><text:span text:style-name="T6">3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5.525cm" svg:y="6.138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5.737cm" svg:y="13.97cm">
          <text:p text:style-name="P1"><text:span text:style-name="T6">4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4.467cm" svg:y="6.138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6.795cm" svg:y="13.97cm">
          <text:p text:style-name="P1"><text:span text:style-name="T6">5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9.335cm" svg:y="8.22cm">
          <text:p text:style-name="P1"><text:span text:style-name="T6">9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7.854cm" svg:y="13.97cm">
          <text:p text:style-name="P1"><text:span text:style-name="T6">2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6.584cm" svg:y="6.138cm">
          <text:p text:style-name="P1"><text:span text:style-name="T6">6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57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3T19">
        <draw:frame presentation:style-name="pr10" draw:text-style-name="P2" draw:layer="layout" svg:width="24.681cm" svg:height="2.117cm" svg:x="0.145cm" svg:y="0.847cm" presentation:class="title" presentation:user-transformed="true">
          <draw:text-box>
            <text:p text:style-name="P1"><text:span text:style-name="T2">Mergesort: Merge</text:span></text:p>
          </draw:text-box>
        </draw:frame>
        <draw:custom-shape draw:style-name="gr2" draw:text-style-name="P12" draw:layer="layout" svg:width="0.925cm" svg:height="1.277cm" svg:x="4.679cm" svg:y="13.97cm">
          <text:p text:style-name="P1"><text:span text:style-name="T6">3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5.525cm" svg:y="6.138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5.737cm" svg:y="13.97cm">
          <text:p text:style-name="P1"><text:span text:style-name="T6">4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4.467cm" svg:y="6.138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6.795cm" svg:y="13.97cm">
          <text:p text:style-name="P1"><text:span text:style-name="T6">5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7.642cm" svg:y="6.138cm">
          <text:p text:style-name="P1"><text:span text:style-name="T6">9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7.854cm" svg:y="13.97cm">
          <text:p text:style-name="P1"><text:span text:style-name="T6">2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6.584cm" svg:y="6.138cm">
          <text:p text:style-name="P1"><text:span text:style-name="T6">6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58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3T19">
        <draw:frame presentation:style-name="pr10" draw:text-style-name="P2" draw:layer="layout" svg:width="24.681cm" svg:height="2.117cm" svg:x="0.145cm" svg:y="0.847cm" presentation:class="title" presentation:user-transformed="true">
          <draw:text-box>
            <text:p text:style-name="P1"><text:span text:style-name="T2">Mergesort: Split</text:span></text:p>
          </draw:text-box>
        </draw:frame>
        <draw:custom-shape draw:style-name="gr2" draw:text-style-name="P12" draw:layer="layout" svg:width="0.925cm" svg:height="1.277cm" svg:x="4.679cm" svg:y="13.97cm">
          <text:p text:style-name="P1"><text:span text:style-name="T6">3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5.525cm" svg:y="6.138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5.737cm" svg:y="13.97cm">
          <text:p text:style-name="P1"><text:span text:style-name="T6">4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4.467cm" svg:y="6.138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6.795cm" svg:y="13.97cm">
          <text:p text:style-name="P1"><text:span text:style-name="T6">5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7.642cm" svg:y="6.138cm">
          <text:p text:style-name="P1"><text:span text:style-name="T6">9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7.854cm" svg:y="13.97cm">
          <text:p text:style-name="P1"><text:span text:style-name="T6">2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6.584cm" svg:y="6.138cm">
          <text:p text:style-name="P1"><text:span text:style-name="T6">6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59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3T19">
        <draw:frame presentation:style-name="pr10" draw:text-style-name="P2" draw:layer="layout" svg:width="24.681cm" svg:height="2.117cm" svg:x="0.145cm" svg:y="0.847cm" presentation:class="title" presentation:user-transformed="true">
          <draw:text-box>
            <text:p text:style-name="P1"><text:span text:style-name="T2">Mergesort: Split</text:span></text:p>
          </draw:text-box>
        </draw:frame>
        <draw:custom-shape draw:style-name="gr2" draw:text-style-name="P12" draw:layer="layout" svg:width="0.925cm" svg:height="1.277cm" svg:x="4.679cm" svg:y="13.97cm">
          <text:p text:style-name="P1"><text:span text:style-name="T6">3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5.525cm" svg:y="6.138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5.737cm" svg:y="13.97cm">
          <text:p text:style-name="P1"><text:span text:style-name="T6">4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4.467cm" svg:y="6.138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6.795cm" svg:y="13.97cm">
          <text:p text:style-name="P1"><text:span text:style-name="T6">5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7.642cm" svg:y="6.138cm">
          <text:p text:style-name="P1"><text:span text:style-name="T6">9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9.547cm" svg:y="11.43cm">
          <text:p text:style-name="P1"><text:span text:style-name="T6">2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6.584cm" svg:y="6.138cm">
          <text:p text:style-name="P1"><text:span text:style-name="T6">6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60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3T19">
        <draw:frame presentation:style-name="pr10" draw:text-style-name="P2" draw:layer="layout" svg:width="24.681cm" svg:height="2.117cm" svg:x="0.145cm" svg:y="0.847cm" presentation:class="title" presentation:user-transformed="true">
          <draw:text-box>
            <text:p text:style-name="P1"><text:span text:style-name="T2">Mergesort: Split</text:span></text:p>
          </draw:text-box>
        </draw:frame>
        <draw:custom-shape draw:style-name="gr2" draw:text-style-name="P12" draw:layer="layout" svg:width="0.925cm" svg:height="1.277cm" svg:x="4.679cm" svg:y="13.97cm">
          <text:p text:style-name="P1"><text:span text:style-name="T6">3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5.525cm" svg:y="6.138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5.737cm" svg:y="13.97cm">
          <text:p text:style-name="P1"><text:span text:style-name="T6">4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4.467cm" svg:y="6.138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9.547cm" svg:y="15.452cm">
          <text:p text:style-name="P1"><text:span text:style-name="T6">5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7.642cm" svg:y="6.138cm">
          <text:p text:style-name="P1"><text:span text:style-name="T6">9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9.547cm" svg:y="11.43cm">
          <text:p text:style-name="P1"><text:span text:style-name="T6">2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6.584cm" svg:y="6.138cm">
          <text:p text:style-name="P1"><text:span text:style-name="T6">6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61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3T19">
        <draw:frame presentation:style-name="pr10" draw:text-style-name="P2" draw:layer="layout" svg:width="24.681cm" svg:height="2.117cm" svg:x="0.145cm" svg:y="0.847cm" presentation:class="title" presentation:user-transformed="true">
          <draw:text-box>
            <text:p text:style-name="P1"><text:span text:style-name="T2">Mergesort: Split</text:span></text:p>
          </draw:text-box>
        </draw:frame>
        <draw:custom-shape draw:style-name="gr2" draw:text-style-name="P12" draw:layer="layout" svg:width="0.925cm" svg:height="1.277cm" svg:x="4.679cm" svg:y="13.97cm">
          <text:p text:style-name="P1"><text:span text:style-name="T6">3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5.525cm" svg:y="6.138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8.489cm" svg:y="11.43cm">
          <text:p text:style-name="P1"><text:span text:style-name="T6">4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4.467cm" svg:y="6.138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9.547cm" svg:y="15.452cm">
          <text:p text:style-name="P1"><text:span text:style-name="T6">5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7.642cm" svg:y="6.138cm">
          <text:p text:style-name="P1"><text:span text:style-name="T6">9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9.547cm" svg:y="11.43cm">
          <text:p text:style-name="P1"><text:span text:style-name="T6">2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6.584cm" svg:y="6.138cm">
          <text:p text:style-name="P1"><text:span text:style-name="T6">6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62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3T19">
        <draw:frame presentation:style-name="pr10" draw:text-style-name="P2" draw:layer="layout" svg:width="24.681cm" svg:height="2.117cm" svg:x="0.145cm" svg:y="0.847cm" presentation:class="title" presentation:user-transformed="true">
          <draw:text-box>
            <text:p text:style-name="P1"><text:span text:style-name="T2">Mergesort: Split</text:span></text:p>
          </draw:text-box>
        </draw:frame>
        <draw:custom-shape draw:style-name="gr2" draw:text-style-name="P12" draw:layer="layout" svg:width="0.925cm" svg:height="1.277cm" svg:x="8.489cm" svg:y="15.452cm">
          <text:p text:style-name="P1"><text:span text:style-name="T6">3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5.525cm" svg:y="6.138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8.489cm" svg:y="11.43cm">
          <text:p text:style-name="P1"><text:span text:style-name="T6">4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4.467cm" svg:y="6.138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9.547cm" svg:y="15.452cm">
          <text:p text:style-name="P1"><text:span text:style-name="T6">5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7.642cm" svg:y="6.138cm">
          <text:p text:style-name="P1"><text:span text:style-name="T6">9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9.547cm" svg:y="11.43cm">
          <text:p text:style-name="P1"><text:span text:style-name="T6">2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6.584cm" svg:y="6.138cm">
          <text:p text:style-name="P1"><text:span text:style-name="T6">6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63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3T19">
        <draw:frame presentation:style-name="pr10" draw:text-style-name="P2" draw:layer="layout" svg:width="24.681cm" svg:height="2.117cm" svg:x="0.145cm" svg:y="0.847cm" presentation:class="title" presentation:user-transformed="true">
          <draw:text-box>
            <text:p text:style-name="P1"><text:span text:style-name="T2">Mergesort: Split</text:span></text:p>
          </draw:text-box>
        </draw:frame>
        <draw:custom-shape draw:style-name="gr2" draw:text-style-name="P12" draw:layer="layout" svg:width="0.925cm" svg:height="1.277cm" svg:x="8.489cm" svg:y="15.452cm">
          <text:p text:style-name="P1"><text:span text:style-name="T6">3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5.525cm" svg:y="6.138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8.489cm" svg:y="11.43cm">
          <text:p text:style-name="P1"><text:span text:style-name="T6">4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4.467cm" svg:y="6.138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9.547cm" svg:y="15.452cm">
          <text:p text:style-name="P1"><text:span text:style-name="T6">5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7.642cm" svg:y="6.138cm">
          <text:p text:style-name="P1"><text:span text:style-name="T6">9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11.54cm" svg:y="9.525cm">
          <text:p text:style-name="P1"><text:span text:style-name="T6">2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6.584cm" svg:y="6.138cm">
          <text:p text:style-name="P1"><text:span text:style-name="T6">6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64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3T19">
        <draw:frame presentation:style-name="pr10" draw:text-style-name="P2" draw:layer="layout" svg:width="24.681cm" svg:height="2.117cm" svg:x="0.145cm" svg:y="0.847cm" presentation:class="title" presentation:user-transformed="true">
          <draw:text-box>
            <text:p text:style-name="P1"><text:span text:style-name="T2">Mergesort: Split</text:span></text:p>
          </draw:text-box>
        </draw:frame>
        <draw:custom-shape draw:style-name="gr2" draw:text-style-name="P12" draw:layer="layout" svg:width="0.925cm" svg:height="1.277cm" svg:x="8.489cm" svg:y="15.452cm">
          <text:p text:style-name="P1"><text:span text:style-name="T6">3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5.525cm" svg:y="6.138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11.54cm" svg:y="12.7cm">
          <text:p text:style-name="P1"><text:span text:style-name="T6">4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4.467cm" svg:y="6.138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9.547cm" svg:y="15.452cm">
          <text:p text:style-name="P1"><text:span text:style-name="T6">5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7.642cm" svg:y="6.138cm">
          <text:p text:style-name="P1"><text:span text:style-name="T6">9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11.54cm" svg:y="9.525cm">
          <text:p text:style-name="P1"><text:span text:style-name="T6">2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6.584cm" svg:y="6.138cm">
          <text:p text:style-name="P1"><text:span text:style-name="T6">6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65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3T19">
        <draw:frame presentation:style-name="pr10" draw:text-style-name="P2" draw:layer="layout" svg:width="24.681cm" svg:height="2.117cm" svg:x="0.145cm" svg:y="0.847cm" presentation:class="title" presentation:user-transformed="true">
          <draw:text-box>
            <text:p text:style-name="P1"><text:span text:style-name="T2">Mergesort: Merge</text:span></text:p>
          </draw:text-box>
        </draw:frame>
        <draw:custom-shape draw:style-name="gr2" draw:text-style-name="P12" draw:layer="layout" svg:width="0.925cm" svg:height="1.277cm" svg:x="8.489cm" svg:y="15.452cm">
          <text:p text:style-name="P1"><text:span text:style-name="T6">3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5.525cm" svg:y="6.138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11.54cm" svg:y="12.7cm">
          <text:p text:style-name="P1"><text:span text:style-name="T6">4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4.467cm" svg:y="6.138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9.547cm" svg:y="15.452cm">
          <text:p text:style-name="P1"><text:span text:style-name="T6">5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7.642cm" svg:y="6.138cm">
          <text:p text:style-name="P1"><text:span text:style-name="T6">9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11.54cm" svg:y="9.525cm">
          <text:p text:style-name="P1"><text:span text:style-name="T6">2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6.584cm" svg:y="6.138cm">
          <text:p text:style-name="P1"><text:span text:style-name="T6">6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66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3T19">
        <draw:frame presentation:style-name="pr10" draw:text-style-name="P2" draw:layer="layout" svg:width="24.681cm" svg:height="2.117cm" svg:x="0.145cm" svg:y="0.847cm" presentation:class="title" presentation:user-transformed="true">
          <draw:text-box>
            <text:p text:style-name="P1"><text:span text:style-name="T2">Mergesort: Merge</text:span></text:p>
          </draw:text-box>
        </draw:frame>
        <draw:custom-shape draw:style-name="gr2" draw:text-style-name="P12" draw:layer="layout" svg:width="0.925cm" svg:height="1.277cm" svg:x="8.489cm" svg:y="15.452cm">
          <text:p text:style-name="P1"><text:span text:style-name="T6">3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5.525cm" svg:y="6.138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11.54cm" svg:y="12.7cm">
          <text:p text:style-name="P1"><text:span text:style-name="T6">4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4.467cm" svg:y="6.138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9.547cm" svg:y="15.452cm">
          <text:p text:style-name="P1"><text:span text:style-name="T6">5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7.642cm" svg:y="6.138cm">
          <text:p text:style-name="P1"><text:span text:style-name="T6">9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8.489cm" svg:y="11.853cm">
          <text:p text:style-name="P1"><text:span text:style-name="T6">2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6.584cm" svg:y="6.138cm">
          <text:p text:style-name="P1"><text:span text:style-name="T6">6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67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3T19">
        <draw:frame presentation:style-name="pr10" draw:text-style-name="P2" draw:layer="layout" svg:width="24.681cm" svg:height="2.117cm" svg:x="0.145cm" svg:y="0.847cm" presentation:class="title" presentation:user-transformed="true">
          <draw:text-box>
            <text:p text:style-name="P1"><text:span text:style-name="T2">Mergesort: Merge</text:span></text:p>
          </draw:text-box>
        </draw:frame>
        <draw:custom-shape draw:style-name="gr2" draw:text-style-name="P12" draw:layer="layout" svg:width="0.925cm" svg:height="1.277cm" svg:x="8.489cm" svg:y="15.452cm">
          <text:p text:style-name="P1"><text:span text:style-name="T6">3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5.525cm" svg:y="6.138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9.547cm" svg:y="11.853cm">
          <text:p text:style-name="P1"><text:span text:style-name="T6">4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4.467cm" svg:y="6.138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9.547cm" svg:y="15.452cm">
          <text:p text:style-name="P1"><text:span text:style-name="T6">5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7.642cm" svg:y="6.138cm">
          <text:p text:style-name="P1"><text:span text:style-name="T6">9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8.489cm" svg:y="11.853cm">
          <text:p text:style-name="P1"><text:span text:style-name="T6">2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6.584cm" svg:y="6.138cm">
          <text:p text:style-name="P1"><text:span text:style-name="T6">6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68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3T19">
        <draw:frame presentation:style-name="pr10" draw:text-style-name="P2" draw:layer="layout" svg:width="24.681cm" svg:height="2.117cm" svg:x="0.145cm" svg:y="0.847cm" presentation:class="title" presentation:user-transformed="true">
          <draw:text-box>
            <text:p text:style-name="P1"><text:span text:style-name="T2">Mergesort: Split</text:span></text:p>
          </draw:text-box>
        </draw:frame>
        <draw:custom-shape draw:style-name="gr2" draw:text-style-name="P12" draw:layer="layout" svg:width="0.925cm" svg:height="1.277cm" svg:x="8.489cm" svg:y="15.452cm">
          <text:p text:style-name="P1"><text:span text:style-name="T6">3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5.525cm" svg:y="6.138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9.547cm" svg:y="11.853cm">
          <text:p text:style-name="P1"><text:span text:style-name="T6">4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4.467cm" svg:y="6.138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9.547cm" svg:y="15.452cm">
          <text:p text:style-name="P1"><text:span text:style-name="T6">5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7.642cm" svg:y="6.138cm">
          <text:p text:style-name="P1"><text:span text:style-name="T6">9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8.489cm" svg:y="11.853cm">
          <text:p text:style-name="P1"><text:span text:style-name="T6">2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6.584cm" svg:y="6.138cm">
          <text:p text:style-name="P1"><text:span text:style-name="T6">6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69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3T19">
        <draw:frame presentation:style-name="pr10" draw:text-style-name="P2" draw:layer="layout" svg:width="24.681cm" svg:height="2.117cm" svg:x="0.145cm" svg:y="0.847cm" presentation:class="title" presentation:user-transformed="true">
          <draw:text-box>
            <text:p text:style-name="P1"><text:span text:style-name="T2">Mergesort: Split</text:span></text:p>
          </draw:text-box>
        </draw:frame>
        <draw:custom-shape draw:style-name="gr2" draw:text-style-name="P12" draw:layer="layout" svg:width="0.925cm" svg:height="1.277cm" svg:x="8.489cm" svg:y="15.452cm">
          <text:p text:style-name="P1"><text:span text:style-name="T6">3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5.525cm" svg:y="6.138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9.547cm" svg:y="11.853cm">
          <text:p text:style-name="P1"><text:span text:style-name="T6">4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4.467cm" svg:y="6.138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11.54cm" svg:y="13.547cm">
          <text:p text:style-name="P1"><text:span text:style-name="T6">5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7.642cm" svg:y="6.138cm">
          <text:p text:style-name="P1"><text:span text:style-name="T6">9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8.489cm" svg:y="11.853cm">
          <text:p text:style-name="P1"><text:span text:style-name="T6">2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6.584cm" svg:y="6.138cm">
          <text:p text:style-name="P1"><text:span text:style-name="T6">6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70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3T19">
        <draw:frame presentation:style-name="pr10" draw:text-style-name="P2" draw:layer="layout" svg:width="24.681cm" svg:height="2.117cm" svg:x="0.145cm" svg:y="0.847cm" presentation:class="title" presentation:user-transformed="true">
          <draw:text-box>
            <text:p text:style-name="P1"><text:span text:style-name="T2">Mergesort: Split</text:span></text:p>
          </draw:text-box>
        </draw:frame>
        <draw:custom-shape draw:style-name="gr2" draw:text-style-name="P12" draw:layer="layout" svg:width="0.925cm" svg:height="1.277cm" svg:x="11.54cm" svg:y="16.722cm">
          <text:p text:style-name="P1"><text:span text:style-name="T6">3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5.525cm" svg:y="6.138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9.547cm" svg:y="11.853cm">
          <text:p text:style-name="P1"><text:span text:style-name="T6">4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4.467cm" svg:y="6.138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11.54cm" svg:y="13.547cm">
          <text:p text:style-name="P1"><text:span text:style-name="T6">5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7.642cm" svg:y="6.138cm">
          <text:p text:style-name="P1"><text:span text:style-name="T6">9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8.489cm" svg:y="11.853cm">
          <text:p text:style-name="P1"><text:span text:style-name="T6">2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6.584cm" svg:y="6.138cm">
          <text:p text:style-name="P1"><text:span text:style-name="T6">6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71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3T19">
        <draw:frame presentation:style-name="pr10" draw:text-style-name="P2" draw:layer="layout" svg:width="24.681cm" svg:height="2.117cm" svg:x="0.145cm" svg:y="0.847cm" presentation:class="title" presentation:user-transformed="true">
          <draw:text-box>
            <text:p text:style-name="P1"><text:span text:style-name="T2">Mergesort: Merge</text:span></text:p>
          </draw:text-box>
        </draw:frame>
        <draw:custom-shape draw:style-name="gr2" draw:text-style-name="P12" draw:layer="layout" svg:width="0.925cm" svg:height="1.277cm" svg:x="11.54cm" svg:y="16.722cm">
          <text:p text:style-name="P1"><text:span text:style-name="T6">3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5.525cm" svg:y="6.138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9.547cm" svg:y="11.853cm">
          <text:p text:style-name="P1"><text:span text:style-name="T6">4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4.467cm" svg:y="6.138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11.54cm" svg:y="13.547cm">
          <text:p text:style-name="P1"><text:span text:style-name="T6">5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7.642cm" svg:y="6.138cm">
          <text:p text:style-name="P1"><text:span text:style-name="T6">9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8.489cm" svg:y="11.853cm">
          <text:p text:style-name="P1"><text:span text:style-name="T6">2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6.584cm" svg:y="6.138cm">
          <text:p text:style-name="P1"><text:span text:style-name="T6">6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72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3T19">
        <draw:frame presentation:style-name="pr10" draw:text-style-name="P2" draw:layer="layout" svg:width="24.681cm" svg:height="2.117cm" svg:x="0.145cm" svg:y="0.847cm" presentation:class="title" presentation:user-transformed="true">
          <draw:text-box>
            <text:p text:style-name="P1"><text:span text:style-name="T2">Mergesort: Merge</text:span></text:p>
          </draw:text-box>
        </draw:frame>
        <draw:custom-shape draw:style-name="gr2" draw:text-style-name="P12" draw:layer="layout" svg:width="0.925cm" svg:height="1.277cm" svg:x="8.489cm" svg:y="15.875cm">
          <text:p text:style-name="P1"><text:span text:style-name="T6">3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5.525cm" svg:y="6.138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9.547cm" svg:y="11.853cm">
          <text:p text:style-name="P1"><text:span text:style-name="T6">4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4.467cm" svg:y="6.138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11.54cm" svg:y="13.547cm">
          <text:p text:style-name="P1"><text:span text:style-name="T6">5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7.642cm" svg:y="6.138cm">
          <text:p text:style-name="P1"><text:span text:style-name="T6">9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8.489cm" svg:y="11.853cm">
          <text:p text:style-name="P1"><text:span text:style-name="T6">2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6.584cm" svg:y="6.138cm">
          <text:p text:style-name="P1"><text:span text:style-name="T6">6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73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3T19">
        <draw:frame presentation:style-name="pr10" draw:text-style-name="P2" draw:layer="layout" svg:width="24.681cm" svg:height="2.117cm" svg:x="0.145cm" svg:y="0.847cm" presentation:class="title" presentation:user-transformed="true">
          <draw:text-box>
            <text:p text:style-name="P1"><text:span text:style-name="T2">Mergesort: Merge</text:span></text:p>
          </draw:text-box>
        </draw:frame>
        <draw:custom-shape draw:style-name="gr2" draw:text-style-name="P12" draw:layer="layout" svg:width="0.925cm" svg:height="1.277cm" svg:x="8.489cm" svg:y="15.875cm">
          <text:p text:style-name="P1"><text:span text:style-name="T6">3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5.525cm" svg:y="6.138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9.547cm" svg:y="11.853cm">
          <text:p text:style-name="P1"><text:span text:style-name="T6">4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4.467cm" svg:y="6.138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9.547cm" svg:y="15.875cm">
          <text:p text:style-name="P1"><text:span text:style-name="T6">5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7.642cm" svg:y="6.138cm">
          <text:p text:style-name="P1"><text:span text:style-name="T6">9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8.489cm" svg:y="11.853cm">
          <text:p text:style-name="P1"><text:span text:style-name="T6">2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6.584cm" svg:y="6.138cm">
          <text:p text:style-name="P1"><text:span text:style-name="T6">6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74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3T19">
        <draw:frame presentation:style-name="pr10" draw:text-style-name="P2" draw:layer="layout" svg:width="24.681cm" svg:height="2.117cm" svg:x="0.145cm" svg:y="0.847cm" presentation:class="title" presentation:user-transformed="true">
          <draw:text-box>
            <text:p text:style-name="P1"><text:span text:style-name="T2">Mergesort: Merge</text:span></text:p>
          </draw:text-box>
        </draw:frame>
        <draw:custom-shape draw:style-name="gr2" draw:text-style-name="P12" draw:layer="layout" svg:width="0.925cm" svg:height="1.277cm" svg:x="8.489cm" svg:y="15.875cm">
          <text:p text:style-name="P1"><text:span text:style-name="T6">3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5.525cm" svg:y="6.138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8.489cm" svg:y="11.853cm">
          <text:p text:style-name="P1"><text:span text:style-name="T6">4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4.467cm" svg:y="6.138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9.547cm" svg:y="15.875cm">
          <text:p text:style-name="P1"><text:span text:style-name="T6">5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7.642cm" svg:y="6.138cm">
          <text:p text:style-name="P1"><text:span text:style-name="T6">9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4.679cm" svg:y="13.758cm">
          <text:p text:style-name="P1"><text:span text:style-name="T6">2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6.584cm" svg:y="6.138cm">
          <text:p text:style-name="P1"><text:span text:style-name="T6">6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75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3T19">
        <draw:frame presentation:style-name="pr10" draw:text-style-name="P2" draw:layer="layout" svg:width="24.681cm" svg:height="2.117cm" svg:x="0.145cm" svg:y="0.847cm" presentation:class="title" presentation:user-transformed="true">
          <draw:text-box>
            <text:p text:style-name="P1"><text:span text:style-name="T2">Mergesort: Merge</text:span></text:p>
          </draw:text-box>
        </draw:frame>
        <draw:custom-shape draw:style-name="gr2" draw:text-style-name="P12" draw:layer="layout" svg:width="0.925cm" svg:height="1.277cm" svg:x="5.737cm" svg:y="13.758cm">
          <text:p text:style-name="P1"><text:span text:style-name="T6">3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5.525cm" svg:y="6.138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8.489cm" svg:y="11.853cm">
          <text:p text:style-name="P1"><text:span text:style-name="T6">4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4.467cm" svg:y="6.138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8.489cm" svg:y="15.875cm">
          <text:p text:style-name="P1"><text:span text:style-name="T6">5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7.642cm" svg:y="6.138cm">
          <text:p text:style-name="P1"><text:span text:style-name="T6">9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4.679cm" svg:y="13.758cm">
          <text:p text:style-name="P1"><text:span text:style-name="T6">2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6.584cm" svg:y="6.138cm">
          <text:p text:style-name="P1"><text:span text:style-name="T6">6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76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3T19">
        <draw:frame presentation:style-name="pr10" draw:text-style-name="P2" draw:layer="layout" svg:width="24.681cm" svg:height="2.117cm" svg:x="0.145cm" svg:y="0.847cm" presentation:class="title" presentation:user-transformed="true">
          <draw:text-box>
            <text:p text:style-name="P1"><text:span text:style-name="T2">Mergesort: Merge</text:span></text:p>
          </draw:text-box>
        </draw:frame>
        <draw:custom-shape draw:style-name="gr2" draw:text-style-name="P12" draw:layer="layout" svg:width="0.925cm" svg:height="1.277cm" svg:x="5.737cm" svg:y="13.758cm">
          <text:p text:style-name="P1"><text:span text:style-name="T6">3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5.525cm" svg:y="6.138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6.795cm" svg:y="13.758cm">
          <text:p text:style-name="P1"><text:span text:style-name="T6">4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4.467cm" svg:y="6.138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8.489cm" svg:y="15.875cm">
          <text:p text:style-name="P1"><text:span text:style-name="T6">5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7.642cm" svg:y="6.138cm">
          <text:p text:style-name="P1"><text:span text:style-name="T6">9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4.679cm" svg:y="13.758cm">
          <text:p text:style-name="P1"><text:span text:style-name="T6">2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6.584cm" svg:y="6.138cm">
          <text:p text:style-name="P1"><text:span text:style-name="T6">6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77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3T19">
        <draw:frame presentation:style-name="pr10" draw:text-style-name="P2" draw:layer="layout" svg:width="24.681cm" svg:height="2.117cm" svg:x="0.145cm" svg:y="0.847cm" presentation:class="title" presentation:user-transformed="true">
          <draw:text-box>
            <text:p text:style-name="P1"><text:span text:style-name="T2">Mergesort: Merge</text:span></text:p>
          </draw:text-box>
        </draw:frame>
        <draw:custom-shape draw:style-name="gr2" draw:text-style-name="P12" draw:layer="layout" svg:width="0.925cm" svg:height="1.277cm" svg:x="5.737cm" svg:y="13.758cm">
          <text:p text:style-name="P1"><text:span text:style-name="T6">3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5.525cm" svg:y="6.138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6.795cm" svg:y="13.758cm">
          <text:p text:style-name="P1"><text:span text:style-name="T6">4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4.467cm" svg:y="6.138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7.854cm" svg:y="13.758cm">
          <text:p text:style-name="P1"><text:span text:style-name="T6">5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7.642cm" svg:y="6.138cm">
          <text:p text:style-name="P1"><text:span text:style-name="T6">9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4.679cm" svg:y="13.758cm">
          <text:p text:style-name="P1"><text:span text:style-name="T6">2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6.584cm" svg:y="6.138cm">
          <text:p text:style-name="P1"><text:span text:style-name="T6">6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78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3T19">
        <draw:frame presentation:style-name="pr10" draw:text-style-name="P2" draw:layer="layout" svg:width="24.681cm" svg:height="2.117cm" svg:x="0.145cm" svg:y="0.847cm" presentation:class="title" presentation:user-transformed="true">
          <draw:text-box>
            <text:p text:style-name="P1"><text:span text:style-name="T2">Mergesort: Merge</text:span></text:p>
          </draw:text-box>
        </draw:frame>
        <draw:custom-shape draw:style-name="gr2" draw:text-style-name="P12" draw:layer="layout" svg:width="0.925cm" svg:height="1.277cm" svg:x="5.737cm" svg:y="13.758cm">
          <text:p text:style-name="P1"><text:span text:style-name="T6">3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4.767cm" svg:y="6.138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6.795cm" svg:y="13.758cm">
          <text:p text:style-name="P1"><text:span text:style-name="T6">4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1.292cm" svg:y="9.525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7.854cm" svg:y="13.758cm">
          <text:p text:style-name="P1"><text:span text:style-name="T6">5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6.884cm" svg:y="6.138cm">
          <text:p text:style-name="P1"><text:span text:style-name="T6">9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4.679cm" svg:y="13.758cm">
          <text:p text:style-name="P1"><text:span text:style-name="T6">2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5.825cm" svg:y="6.138cm">
          <text:p text:style-name="P1"><text:span text:style-name="T6">6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79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3T19">
        <draw:frame presentation:style-name="pr10" draw:text-style-name="P2" draw:layer="layout" svg:width="24.681cm" svg:height="2.117cm" svg:x="0.145cm" svg:y="0.847cm" presentation:class="title" presentation:user-transformed="true">
          <draw:text-box>
            <text:p text:style-name="P1"><text:span text:style-name="T2">Mergesort: Merge</text:span></text:p>
          </draw:text-box>
        </draw:frame>
        <draw:custom-shape draw:style-name="gr2" draw:text-style-name="P12" draw:layer="layout" svg:width="0.925cm" svg:height="1.277cm" svg:x="5.737cm" svg:y="13.758cm">
          <text:p text:style-name="P1"><text:span text:style-name="T6">3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2.35cm" svg:y="9.525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6.795cm" svg:y="13.758cm">
          <text:p text:style-name="P1"><text:span text:style-name="T6">4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1.292cm" svg:y="9.525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7.854cm" svg:y="13.758cm">
          <text:p text:style-name="P1"><text:span text:style-name="T6">5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5.825cm" svg:y="6.315cm">
          <text:p text:style-name="P1"><text:span text:style-name="T6">9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4.679cm" svg:y="13.758cm">
          <text:p text:style-name="P1"><text:span text:style-name="T6">2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4.767cm" svg:y="6.315cm">
          <text:p text:style-name="P1"><text:span text:style-name="T6">6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80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3T19">
        <draw:frame presentation:style-name="pr10" draw:text-style-name="P2" draw:layer="layout" svg:width="24.681cm" svg:height="2.117cm" svg:x="0.145cm" svg:y="0.847cm" presentation:class="title" presentation:user-transformed="true">
          <draw:text-box>
            <text:p text:style-name="P1"><text:span text:style-name="T2">Mergesort: Merge</text:span></text:p>
          </draw:text-box>
        </draw:frame>
        <draw:custom-shape draw:style-name="gr2" draw:text-style-name="P12" draw:layer="layout" svg:width="0.925cm" svg:height="1.277cm" svg:x="4.679cm" svg:y="13.758cm">
          <text:p text:style-name="P1"><text:span text:style-name="T6">3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2.35cm" svg:y="9.525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5.737cm" svg:y="13.758cm">
          <text:p text:style-name="P1"><text:span text:style-name="T6">4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1.292cm" svg:y="9.525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6.795cm" svg:y="13.758cm">
          <text:p text:style-name="P1"><text:span text:style-name="T6">5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5.825cm" svg:y="6.315cm">
          <text:p text:style-name="P1"><text:span text:style-name="T6">9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3.409cm" svg:y="9.525cm">
          <text:p text:style-name="P1"><text:span text:style-name="T6">2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4.767cm" svg:y="6.315cm">
          <text:p text:style-name="P1"><text:span text:style-name="T6">6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81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3T19">
        <draw:frame presentation:style-name="pr10" draw:text-style-name="P2" draw:layer="layout" svg:width="24.681cm" svg:height="2.117cm" svg:x="0.145cm" svg:y="0.847cm" presentation:class="title" presentation:user-transformed="true">
          <draw:text-box>
            <text:p text:style-name="P1"><text:span text:style-name="T2">Mergesort: Merge</text:span></text:p>
          </draw:text-box>
        </draw:frame>
        <draw:custom-shape draw:style-name="gr2" draw:text-style-name="P12" draw:layer="layout" svg:width="0.925cm" svg:height="1.277cm" svg:x="4.467cm" svg:y="9.525cm">
          <text:p text:style-name="P1"><text:span text:style-name="T6">3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2.35cm" svg:y="9.525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4.679cm" svg:y="13.547cm">
          <text:p text:style-name="P1"><text:span text:style-name="T6">4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1.292cm" svg:y="9.525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5.737cm" svg:y="13.547cm">
          <text:p text:style-name="P1"><text:span text:style-name="T6">5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5.825cm" svg:y="6.315cm">
          <text:p text:style-name="P1"><text:span text:style-name="T6">9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3.409cm" svg:y="9.525cm">
          <text:p text:style-name="P1"><text:span text:style-name="T6">2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4.767cm" svg:y="6.315cm">
          <text:p text:style-name="P1"><text:span text:style-name="T6">6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82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3T19">
        <draw:frame presentation:style-name="pr10" draw:text-style-name="P2" draw:layer="layout" svg:width="24.681cm" svg:height="2.117cm" svg:x="0.145cm" svg:y="0.847cm" presentation:class="title" presentation:user-transformed="true">
          <draw:text-box>
            <text:p text:style-name="P1"><text:span text:style-name="T2">Mergesort: Merge</text:span></text:p>
          </draw:text-box>
        </draw:frame>
        <draw:custom-shape draw:style-name="gr2" draw:text-style-name="P12" draw:layer="layout" svg:width="0.925cm" svg:height="1.277cm" svg:x="4.467cm" svg:y="9.525cm">
          <text:p text:style-name="P1"><text:span text:style-name="T6">3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2.35cm" svg:y="9.525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5.525cm" svg:y="9.525cm">
          <text:p text:style-name="P1"><text:span text:style-name="T6">4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1.292cm" svg:y="9.525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4.679cm" svg:y="13.547cm">
          <text:p text:style-name="P1"><text:span text:style-name="T6">5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5.825cm" svg:y="6.315cm">
          <text:p text:style-name="P1"><text:span text:style-name="T6">9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3.409cm" svg:y="9.525cm">
          <text:p text:style-name="P1"><text:span text:style-name="T6">2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4.767cm" svg:y="6.315cm">
          <text:p text:style-name="P1"><text:span text:style-name="T6">6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83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3T19">
        <draw:frame presentation:style-name="pr10" draw:text-style-name="P2" draw:layer="layout" svg:width="24.681cm" svg:height="2.117cm" svg:x="0.145cm" svg:y="0.847cm" presentation:class="title" presentation:user-transformed="true">
          <draw:text-box>
            <text:p text:style-name="P1"><text:span text:style-name="T2">Mergesort: Merge</text:span></text:p>
          </draw:text-box>
        </draw:frame>
        <draw:custom-shape draw:style-name="gr2" draw:text-style-name="P12" draw:layer="layout" svg:width="0.925cm" svg:height="1.277cm" svg:x="4.467cm" svg:y="9.525cm">
          <text:p text:style-name="P1"><text:span text:style-name="T6">3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2.35cm" svg:y="9.525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5.525cm" svg:y="9.525cm">
          <text:p text:style-name="P1"><text:span text:style-name="T6">4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1.292cm" svg:y="9.525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6.584cm" svg:y="9.525cm">
          <text:p text:style-name="P1"><text:span text:style-name="T6">5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5.825cm" svg:y="6.315cm">
          <text:p text:style-name="P1"><text:span text:style-name="T6">9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3.409cm" svg:y="9.525cm">
          <text:p text:style-name="P1"><text:span text:style-name="T6">2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4.767cm" svg:y="6.315cm">
          <text:p text:style-name="P1"><text:span text:style-name="T6">6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84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3T19">
        <draw:frame presentation:style-name="pr10" draw:text-style-name="P2" draw:layer="layout" svg:width="24.681cm" svg:height="2.117cm" svg:x="0.145cm" svg:y="0.847cm" presentation:class="title" presentation:user-transformed="true">
          <draw:text-box>
            <text:p text:style-name="P1"><text:span text:style-name="T2">Mergesort: Merge</text:span></text:p>
          </draw:text-box>
        </draw:frame>
        <draw:custom-shape draw:style-name="gr2" draw:text-style-name="P12" draw:layer="layout" svg:width="0.925cm" svg:height="1.277cm" svg:x="4.467cm" svg:y="9.525cm">
          <text:p text:style-name="P1"><text:span text:style-name="T6">3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2.35cm" svg:y="9.525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5.525cm" svg:y="9.525cm">
          <text:p text:style-name="P1"><text:span text:style-name="T6">4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1.292cm" svg:y="9.525cm">
          <text:p text:style-name="P1"><text:span text:style-name="T6">1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6.584cm" svg:y="9.525cm">
          <text:p text:style-name="P1"><text:span text:style-name="T6">5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8.7cm" svg:y="9.525cm">
          <text:p text:style-name="P1"><text:span text:style-name="T6">9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3.409cm" svg:y="9.525cm">
          <text:p text:style-name="P1"><text:span text:style-name="T6">2</text:span></text:p>
          <draw:enhanced-geometry svg:viewBox="0 0 21600 21600" draw:type="mso-spt202" draw:enhanced-path="M 0 0 L 21600 0 21600 21600 0 21600 0 0 Z N"/>
        </draw:custom-shape>
        <draw:custom-shape draw:style-name="gr2" draw:text-style-name="P12" draw:layer="layout" svg:width="0.925cm" svg:height="1.277cm" svg:x="7.642cm" svg:y="9.525cm">
          <text:p text:style-name="P1"><text:span text:style-name="T6">6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85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Times New Roman1" svg:font-family="'Times New Roman'" style:font-family-generic="roman" style:font-pitch="variable" style:font-charset="x-symbol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6b2300" draw:end-color="#000066" draw:start-intensity="100%" draw:end-intensity="100%" draw:angle="0" draw:border="0%"/>
    <draw:marker draw:name="Arrow" svg:viewBox="0 0 20 30" svg:d="M10 0l-10 30h20z"/>
    <draw:marker draw:name="msArrowEnd_20_1" draw:display-name="msArrowEnd 1" svg:viewBox="0 0 140 140" svg:d="M70 0l70 140h-14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ffffcc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ffffcc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ffffcc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ffffcc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ffffcc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ffffcc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ffffcc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ffffcc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ffffcc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ffffcc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DejaVu Sans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gradient-name="Gradient_20_7" draw:fill-image-width="0cm" draw:fill-image-height="0cm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DejaVu Sans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">
            <style:list-level-properties text:min-label-width="0.952cm"/>
            <style:text-properties fo:font-family="Wingdings" style:font-pitch="variable" style:font-charset="x-symbol" fo:color="#ffffcc" fo:font-size="75%"/>
          </text:list-level-style-bullet>
          <text:list-level-style-bullet text:level="2" text:bullet-char="">
            <style:list-level-properties text:space-before="1.27cm" text:min-label-width="0.793cm"/>
            <style:text-properties fo:font-family="Wingdings" style:font-pitch="variable" style:font-charset="x-symbol" fo:color="#ffffcc" fo:font-size="75%"/>
          </text:list-level-style-bullet>
          <text:list-level-style-bullet text:level="3" text:bullet-char="">
            <style:list-level-properties text:space-before="2.54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4" text:bullet-char="">
            <style:list-level-properties text:space-before="3.81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5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6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7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8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">
            <style:list-level-properties/>
            <style:text-properties fo:font-family="Wingdings" style:font-pitch="variable" style:font-charset="x-symbol" fo:color="#ffffcc" fo:font-size="75%"/>
          </text:list-level-style-bullet>
          <text:list-level-style-bullet text:level="2" text:bullet-char="">
            <style:list-level-properties text:space-before="1.27cm"/>
            <style:text-properties fo:font-family="Wingdings" style:font-pitch="variable" style:font-charset="x-symbol" fo:color="#ffffcc" fo:font-size="75%"/>
          </text:list-level-style-bullet>
          <text:list-level-style-bullet text:level="3" text:bullet-char="">
            <style:list-level-properties text:space-before="2.54cm"/>
            <style:text-properties fo:font-family="Wingdings" style:font-pitch="variable" style:font-charset="x-symbol" fo:color="#ffffcc" fo:font-size="75%"/>
          </text:list-level-style-bullet>
          <text:list-level-style-bullet text:level="4" text:bullet-char="">
            <style:list-level-properties text:space-before="3.81cm"/>
            <style:text-properties fo:font-family="Wingdings" style:font-pitch="variable" style:font-charset="x-symbol" fo:color="#ffffcc" fo:font-size="75%"/>
          </text:list-level-style-bullet>
          <text:list-level-style-bullet text:level="5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6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7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8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9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Times New Roman" fo:color="#ffff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000000" draw:fill-gradient-name="Gradient_20_7" draw:fill-image-width="0cm" draw:fill-image-height="0cm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DejaVu Sans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">
            <style:list-level-properties text:min-label-width="0.952cm"/>
            <style:text-properties fo:font-family="Wingdings" style:font-pitch="variable" style:font-charset="x-symbol" fo:color="#ffffcc" fo:font-size="75%"/>
          </text:list-level-style-bullet>
          <text:list-level-style-bullet text:level="2" text:bullet-char="">
            <style:list-level-properties text:space-before="1.27cm" text:min-label-width="0.793cm"/>
            <style:text-properties fo:font-family="Wingdings" style:font-pitch="variable" style:font-charset="x-symbol" fo:color="#ffffcc" fo:font-size="75%"/>
          </text:list-level-style-bullet>
          <text:list-level-style-bullet text:level="3" text:bullet-char="">
            <style:list-level-properties text:space-before="2.54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4" text:bullet-char="">
            <style:list-level-properties text:space-before="3.81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5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6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7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8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">
            <style:list-level-properties/>
            <style:text-properties fo:font-family="Wingdings" style:font-pitch="variable" style:font-charset="x-symbol" fo:color="#ffffcc" fo:font-size="75%"/>
          </text:list-level-style-bullet>
          <text:list-level-style-bullet text:level="2" text:bullet-char="">
            <style:list-level-properties text:space-before="1.27cm"/>
            <style:text-properties fo:font-family="Wingdings" style:font-pitch="variable" style:font-charset="x-symbol" fo:color="#ffffcc" fo:font-size="75%"/>
          </text:list-level-style-bullet>
          <text:list-level-style-bullet text:level="3" text:bullet-char="">
            <style:list-level-properties text:space-before="2.54cm"/>
            <style:text-properties fo:font-family="Wingdings" style:font-pitch="variable" style:font-charset="x-symbol" fo:color="#ffffcc" fo:font-size="75%"/>
          </text:list-level-style-bullet>
          <text:list-level-style-bullet text:level="4" text:bullet-char="">
            <style:list-level-properties text:space-before="3.81cm"/>
            <style:text-properties fo:font-family="Wingdings" style:font-pitch="variable" style:font-charset="x-symbol" fo:color="#ffffcc" fo:font-size="75%"/>
          </text:list-level-style-bullet>
          <text:list-level-style-bullet text:level="5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6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7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8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9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style:font-name="Times New Roman" fo:color="#ffff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 draw:fill-gradient-name="Gradient_20_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000000"/>
    </style:style>
    <style:style style:name="Mpr2" style:family="presentation" style:parent-style-name="Title1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00000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 style:writing-mode="lr-tb"/>
    </style:style>
    <style:style style:name="MP4" style:family="paragraph">
      <style:paragraph-properties fo:margin-left="0cm" fo:margin-right="0cm" fo:text-align="center" fo:text-indent="0cm" style:writing-mode="lr-tb"/>
    </style:style>
    <style:style style:name="MP5" style:family="paragraph">
      <style:paragraph-properties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cc"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style:font-name="Times New Roman" fo:color="#ffffcc" fo:font-size="100%"/>
      </text:list-level-style-bullet>
      <text:list-level-style-bullet text:level="2" text:bullet-char="•">
        <style:list-level-properties text:space-before="1.27cm"/>
        <style:text-properties style:font-name="Times New Roman" fo:color="#ffffcc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cc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cc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cc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/>
      <draw:page-thumbnail draw:layer="backgroundobjects" svg:width="6.094cm" svg:height="4.57cm" svg:x="2.191cm" svg:y="10.414cm"/>
      <draw:page-thumbnail draw:layer="backgroundobjects" svg:width="6.094cm" svg:height="4.57cm" svg:x="10.763cm" svg:y="10.414cm"/>
      <draw:page-thumbnail draw:layer="backgroundobjects" svg:width="6.094cm" svg:height="4.57cm" svg:x="2.191cm" svg:y="17.272cm"/>
      <draw:page-thumbnail draw:layer="backgroundobjects" svg:width="6.094cm" svg:height="4.57cm" svg:x="10.763cm" svg:y="17.27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4.681cm" svg:height="3.212cm" svg:x="0.374cm" svg:y="2.468cm" presentation:class="title" presentation:placeholder="true">
        <draw:text-box/>
      </draw:frame>
      <draw:frame presentation:style-name="Default-outline1" draw:layer="backgroundobjects" svg:width="24.712cm" svg:height="11.049cm" svg:x="0.375cm" svg:y="5.877cm" presentation:class="outline" presentation:placeholder="true">
        <draw:text-box/>
      </draw:frame>
      <draw:frame presentation:style-name="Mpr1" draw:text-style-name="MP3" draw:layer="backgroundobjects" svg:width="5.292cm" svg:height="1.271cm" svg:x="1.905cm" svg:y="17.357cm" presentation:class="date-time">
        <draw:text-box>
          <text:p text:style-name="MP3"><text:span text:style-name="MT2"><presentation:date-time/></text:span></text:p>
        </draw:text-box>
      </draw:frame>
      <draw:frame presentation:style-name="Mpr1" draw:text-style-name="MP4" draw:layer="backgroundobjects" svg:width="8.044cm" svg:height="1.271cm" svg:x="8.678cm" svg:y="17.357cm" presentation:class="footer">
        <draw:text-box>
          <text:p text:style-name="MP4"><text:span text:style-name="MT2"><presentation:footer/></text:span></text:p>
        </draw:text-box>
      </draw:frame>
      <draw:frame presentation:style-name="Mpr1" draw:text-style-name="MP5" draw:layer="backgroundobjects" svg:width="5.292cm" svg:height="1.271cm" svg:x="18.203cm" svg:y="17.357cm" presentation:class="page-number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21.59cm" svg:height="3.176cm" svg:x="1.905cm" svg:y="6.349cm" presentation:class="title" presentation:placeholder="true">
        <draw:text-box/>
      </draw:frame>
      <draw:frame presentation:style-name="Mpr2" draw:text-style-name="MP3" draw:layer="backgroundobjects" svg:width="5.292cm" svg:height="1.271cm" svg:x="1.905cm" svg:y="17.357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4" draw:layer="backgroundobjects" svg:width="8.044cm" svg:height="1.271cm" svg:x="8.678cm" svg:y="17.357cm" presentation:class="footer">
        <draw:text-box>
          <text:p text:style-name="MP4"><text:span text:style-name="MT2"><presentation:footer/></text:span></text:p>
        </draw:text-box>
      </draw:frame>
      <draw:frame presentation:style-name="Mpr2" draw:text-style-name="MP5" draw:layer="backgroundobjects" svg:width="5.292cm" svg:height="1.271cm" svg:x="18.203cm" svg:y="17.357cm" presentation:class="page-number">
        <draw:text-box>
          <text:p text:style-name="MP5"><text:span text:style-name="MT2"><text:page-number>&lt;number&gt;</text:page-number></text:span></text:p>
        </draw:text-box>
      </draw:frame>
      <draw:frame presentation:style-name="Title1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3.3$Windows_x86 LibreOffice_project/882f8a0a489bc99a9e60c7905a60226254cb6ff0</meta:generator>
    <dc:title>Largest Contiguous Sum</dc:title>
    <meta:initial-creator>Thaddeus F. Pawlicki</meta:initial-creator>
    <meta:creation-date>2002-01-21T15:15:42</meta:creation-date>
    <dc:date>2015-03-24T14:48:48.226000000</dc:date>
    <meta:editing-cycles>86</meta:editing-cycles>
    <meta:editing-duration>PT7H25M38S</meta:editing-duration>
    <meta:document-statistic meta:object-count="1232"/>
    <meta:user-defined meta:name="Info 1"/>
    <meta:user-defined meta:name="Info 2"/>
    <meta:user-defined meta:name="Info 3"/>
    <meta:user-defined meta:name="Info 4"/>
  </office:meta>
</office:document-meta>
</file>